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1266CD77C9F67F92D5.png" manifest:media-type="image/png"/>
  <manifest:file-entry manifest:full-path="Pictures/100000010000003C00000012F5A827C9357A27D8.png" manifest:media-type="image/png"/>
  <manifest:file-entry manifest:full-path="Pictures/100000010000003C0000001206FB06C77C65CABA.png" manifest:media-type="image/png"/>
  <manifest:file-entry manifest:full-path="Pictures/100000010000003C0000001232AB58C4456B091F.png" manifest:media-type="image/png"/>
  <manifest:file-entry manifest:full-path="Pictures/100000010000003C000000120875C2CF655223CA.png" manifest:media-type="image/png"/>
  <manifest:file-entry manifest:full-path="Pictures/100000010000003C00000012D23EA1BBCB91471A.png" manifest:media-type="image/png"/>
  <manifest:file-entry manifest:full-path="Pictures/100000010000003C00000012736FC2F6685003E2.png" manifest:media-type="image/png"/>
  <manifest:file-entry manifest:full-path="Pictures/100000010000003C00000012FB2720FF2F2A6B1C.png" manifest:media-type="image/png"/>
  <manifest:file-entry manifest:full-path="Pictures/100000010000003C00000012400B4ACC3791DE9C.png" manifest:media-type="image/png"/>
  <manifest:file-entry manifest:full-path="Pictures/100000010000003C0000001216B8F6B94D1F3381.png" manifest:media-type="image/png"/>
  <manifest:file-entry manifest:full-path="Pictures/100000000000003C000000121CE0ED74E56A6902.png" manifest:media-type="image/png"/>
  <manifest:file-entry manifest:full-path="Pictures/100000010000003C00000012B60A659A2410D972.png" manifest:media-type="image/png"/>
  <manifest:file-entry manifest:full-path="Pictures/100000010000003C00000012F00EA3D864B03115.png" manifest:media-type="image/png"/>
  <manifest:file-entry manifest:full-path="Pictures/100000010000003C000000126A461403DBADA2D6.png" manifest:media-type="image/png"/>
  <manifest:file-entry manifest:full-path="Pictures/100000010000003C00000012835EF0037F7FFA6D.png" manifest:media-type="image/png"/>
  <manifest:file-entry manifest:full-path="Pictures/100000010000003C00000012385130C274D55300.png" manifest:media-type="image/png"/>
  <manifest:file-entry manifest:full-path="Pictures/100000010000003C00000012967437301C5ECFBA.png" manifest:media-type="image/png"/>
  <manifest:file-entry manifest:full-path="Pictures/100000010000003C00000012EBF34F96AC2DA3F2.png" manifest:media-type="image/png"/>
  <manifest:file-entry manifest:full-path="Pictures/100000010000003C000000120A50C7B3044A5D53.png" manifest:media-type="image/png"/>
  <manifest:file-entry manifest:full-path="Pictures/100000010000003C00000012A84CCB8B5724CDD3.png" manifest:media-type="image/png"/>
  <manifest:file-entry manifest:full-path="Pictures/100000010000003C000000124168E2EB5473707F.png" manifest:media-type="image/png"/>
  <manifest:file-entry manifest:full-path="Pictures/100000010000003C000000125C8D0938E53035F3.png" manifest:media-type="image/png"/>
  <manifest:file-entry manifest:full-path="Pictures/100000010000003C00000012BFC9BF633A61BA14.png" manifest:media-type="image/png"/>
  <manifest:file-entry manifest:full-path="Pictures/100000010000003C000000129AFFFD53BD2A41B4.png" manifest:media-type="image/png"/>
  <manifest:file-entry manifest:full-path="Pictures/100000010000003C00000012C48E94647EE0F45E.png" manifest:media-type="image/png"/>
  <manifest:file-entry manifest:full-path="Pictures/100000010000003C00000012F84B579B3461ACC8.png" manifest:media-type="image/png"/>
  <manifest:file-entry manifest:full-path="Pictures/100000010000003C00000012C0B4EEE53ED9F54E.png" manifest:media-type="image/png"/>
  <manifest:file-entry manifest:full-path="Pictures/100000010000003C0000001204D593409DAF26B7.png" manifest:media-type="image/png"/>
  <manifest:file-entry manifest:full-path="Pictures/100000010000003C0000001252D4F80F6E12C7EC.png" manifest:media-type="image/png"/>
  <manifest:file-entry manifest:full-path="Pictures/100000010000003C00000012E3F957DB541BD7AC.png" manifest:media-type="image/png"/>
  <manifest:file-entry manifest:full-path="Pictures/100000010000003C000000128409FCAFA6D5606F.png" manifest:media-type="image/png"/>
  <manifest:file-entry manifest:full-path="Pictures/100000010000003C00000012C9251D20C35926B5.png" manifest:media-type="image/png"/>
  <manifest:file-entry manifest:full-path="Pictures/100000010000003C000000126535FBD4B98774BF.png" manifest:media-type="image/png"/>
  <manifest:file-entry manifest:full-path="Pictures/100000010000003C000000120DAE8088E81EDC75.png" manifest:media-type="image/png"/>
  <manifest:file-entry manifest:full-path="Pictures/100000010000003C0000001271B119B78161B818.png" manifest:media-type="image/png"/>
  <manifest:file-entry manifest:full-path="Pictures/100000010000003C000000122CDC3D1E0F863D8E.png" manifest:media-type="image/png"/>
  <manifest:file-entry manifest:full-path="Pictures/100000010000003C0000001233875696996A18C5.png" manifest:media-type="image/png"/>
  <manifest:file-entry manifest:full-path="Pictures/100000010000003C0000001287AC5664307BA8F5.png" manifest:media-type="image/png"/>
  <manifest:file-entry manifest:full-path="Pictures/100000010000003C000000124809BC43CEE1B1AA.png" manifest:media-type="image/png"/>
  <manifest:file-entry manifest:full-path="Pictures/100000010000003C00000012EE167DF084654C0D.png" manifest:media-type="image/png"/>
  <manifest:file-entry manifest:full-path="Pictures/100000010000003C0000001262B45A013A7CF5F0.png" manifest:media-type="image/png"/>
  <manifest:file-entry manifest:full-path="Pictures/100000010000003C0000001239C5C8618F7A6C03.png" manifest:media-type="image/png"/>
  <manifest:file-entry manifest:full-path="Pictures/100000010000003C00000012E233B7E7DBDDC341.png" manifest:media-type="image/png"/>
  <manifest:file-entry manifest:full-path="Pictures/100000010000003C00000012E795A8FF121147BA.png" manifest:media-type="image/png"/>
  <manifest:file-entry manifest:full-path="Pictures/100000010000003C0000001214E8D37064F989C9.png" manifest:media-type="image/png"/>
  <manifest:file-entry manifest:full-path="Pictures/100000010000003C0000001246BFAA9B8DDDD1F0.png" manifest:media-type="image/png"/>
  <manifest:file-entry manifest:full-path="Pictures/100000010000003C00000012E1161CD36E67F6EB.png" manifest:media-type="image/png"/>
  <manifest:file-entry manifest:full-path="Pictures/100000010000003C00000012F038EFD6D39F44FE.png" manifest:media-type="image/png"/>
  <manifest:file-entry manifest:full-path="Pictures/100000010000003C000000121E054A9D3D06B5B5.png" manifest:media-type="image/png"/>
  <manifest:file-entry manifest:full-path="Pictures/100000010000003C000000125E45DC86BEA8FBEC.png" manifest:media-type="image/png"/>
  <manifest:file-entry manifest:full-path="Pictures/100000010000003C0000001234494AA898F5738D.png" manifest:media-type="image/png"/>
  <manifest:file-entry manifest:full-path="Pictures/100000010000003C0000001249B4C55F5A6FA263.png" manifest:media-type="image/png"/>
  <manifest:file-entry manifest:full-path="Pictures/100000010000003C00000012BABF0F972B774D72.png" manifest:media-type="image/png"/>
  <manifest:file-entry manifest:full-path="Pictures/100000010000003C000000121D0C3D1BC0A8C7FB.png" manifest:media-type="image/png"/>
  <manifest:file-entry manifest:full-path="Pictures/100000010000003C00000012DA19210F847D6195.png" manifest:media-type="image/png"/>
  <manifest:file-entry manifest:full-path="Pictures/100000010000003C00000012F32A32C7CF2C7C49.png" manifest:media-type="image/png"/>
  <manifest:file-entry manifest:full-path="Pictures/100000010000003C000000123D9EDEC05C877EA2.png" manifest:media-type="image/png"/>
  <manifest:file-entry manifest:full-path="Pictures/100000010000003C000000129E773D256F476B3E.png" manifest:media-type="image/png"/>
  <manifest:file-entry manifest:full-path="Pictures/100000010000003C000000127FCB5A1774492F36.png" manifest:media-type="image/png"/>
  <manifest:file-entry manifest:full-path="Pictures/100000010000003C000000128BD91F57B53690AA.png" manifest:media-type="image/png"/>
  <manifest:file-entry manifest:full-path="Pictures/100000010000003C000000125B3106FB85AF9995.png" manifest:media-type="image/png"/>
  <manifest:file-entry manifest:full-path="Pictures/100000010000003C00000012569C48B7B4D08CAC.png" manifest:media-type="image/png"/>
  <manifest:file-entry manifest:full-path="Pictures/100000010000003C00000012F52481472DEA5B63.png" manifest:media-type="image/png"/>
  <manifest:file-entry manifest:full-path="Pictures/100000010000003C00000012BCE263A22E29E037.png" manifest:media-type="image/png"/>
  <manifest:file-entry manifest:full-path="Pictures/100000010000003C00000012DFA3A0707C8B8A46.png" manifest:media-type="image/png"/>
  <manifest:file-entry manifest:full-path="Pictures/100000010000003C00000012773E59B4CC7C7E2E.png" manifest:media-type="image/png"/>
  <manifest:file-entry manifest:full-path="Pictures/100000010000003C000000126435CAD969E4AC82.png" manifest:media-type="image/png"/>
  <manifest:file-entry manifest:full-path="Pictures/100000010000003C0000001209BECD73C74CC699.png" manifest:media-type="image/png"/>
  <manifest:file-entry manifest:full-path="Pictures/100000010000003C00000012B535C8B60E7F539E.png" manifest:media-type="image/png"/>
  <manifest:file-entry manifest:full-path="Pictures/100000010000003C00000012D9B82D8AC6505B1B.png" manifest:media-type="image/png"/>
  <manifest:file-entry manifest:full-path="Pictures/100000010000003C00000012AF17E7C667066939.png" manifest:media-type="image/png"/>
  <manifest:file-entry manifest:full-path="Pictures/100000010000003C00000012AE9205D995D1B565.png" manifest:media-type="image/png"/>
  <manifest:file-entry manifest:full-path="Pictures/100000010000003C00000012F83D97AE1758E67F.png" manifest:media-type="image/png"/>
  <manifest:file-entry manifest:full-path="Pictures/100000010000003C000000125E77A6FCDAD4BC55.png" manifest:media-type="image/png"/>
  <manifest:file-entry manifest:full-path="Pictures/100000010000003C000000124A1498891C21BA8F.png" manifest:media-type="image/png"/>
  <manifest:file-entry manifest:full-path="Pictures/100000010000003C000000128FD55AF921B70405.png" manifest:media-type="image/png"/>
  <manifest:file-entry manifest:full-path="Pictures/100000010000003C000000124BC56F0181C41C20.png" manifest:media-type="image/png"/>
  <manifest:file-entry manifest:full-path="Pictures/100000010000003C00000012F1B87BE1BD96911A.png" manifest:media-type="image/png"/>
  <manifest:file-entry manifest:full-path="Pictures/100000010000003C00000012846952164AAAC19A.png" manifest:media-type="image/png"/>
  <manifest:file-entry manifest:full-path="Pictures/100000010000003C0000001206BA3605147DAB0A.png" manifest:media-type="image/png"/>
  <manifest:file-entry manifest:full-path="Pictures/100000010000003C000000122AD6257B61B23DF6.png" manifest:media-type="image/png"/>
  <manifest:file-entry manifest:full-path="Pictures/100000010000003C0000001202F7F3D4B6CD10C4.png" manifest:media-type="image/png"/>
  <manifest:file-entry manifest:full-path="Pictures/100000010000003C00000012C64BECDCDDF412E3.png" manifest:media-type="image/png"/>
  <manifest:file-entry manifest:full-path="Pictures/100000010000003C00000012657286C944786439.png" manifest:media-type="image/png"/>
  <manifest:file-entry manifest:full-path="Pictures/100000010000003C00000012B626CFCF3FD62422.png" manifest:media-type="image/png"/>
  <manifest:file-entry manifest:full-path="Pictures/100000010000003C000000123D43400ED8B13666.png" manifest:media-type="image/png"/>
  <manifest:file-entry manifest:full-path="Pictures/100000010000003C00000012ECA28887944E6AAC.png" manifest:media-type="image/png"/>
  <manifest:file-entry manifest:full-path="Pictures/100000010000003C00000012D1398811B27EF9A7.png" manifest:media-type="image/png"/>
  <manifest:file-entry manifest:full-path="Pictures/100000010000003C000000129772ACC9BE91C800.png" manifest:media-type="image/png"/>
  <manifest:file-entry manifest:full-path="Pictures/100000010000003C000000125CCC3F80C3DD0FD1.png" manifest:media-type="image/png"/>
  <manifest:file-entry manifest:full-path="Pictures/100000010000003C00000012D53D7CE8B6674D00.png" manifest:media-type="image/png"/>
  <manifest:file-entry manifest:full-path="Pictures/100000010000003C0000001231086FD5B74AEEA2.png" manifest:media-type="image/png"/>
  <manifest:file-entry manifest:full-path="Pictures/100000010000003C0000001246197153750BCCF8.png" manifest:media-type="image/png"/>
  <manifest:file-entry manifest:full-path="Pictures/100000010000003C00000012C863CA1DFC0C60F9.png" manifest:media-type="image/png"/>
  <manifest:file-entry manifest:full-path="Pictures/100000010000003C00000012D71F5F66CA0D59C1.png" manifest:media-type="image/png"/>
  <manifest:file-entry manifest:full-path="Pictures/100000010000003C00000012A48957C52F0FCD80.png" manifest:media-type="image/png"/>
  <manifest:file-entry manifest:full-path="Pictures/100000010000003C000000129A5B3D22639A377B.png" manifest:media-type="image/png"/>
  <manifest:file-entry manifest:full-path="Pictures/100000010000003C000000122117BDCBA6B6D41B.png" manifest:media-type="image/png"/>
  <manifest:file-entry manifest:full-path="Pictures/100000010000003C0000001204EC7A473FB46EEB.png" manifest:media-type="image/png"/>
  <manifest:file-entry manifest:full-path="Pictures/100000010000003C0000001264B5F6EC01036F92.png" manifest:media-type="image/png"/>
  <manifest:file-entry manifest:full-path="Pictures/100000010000003C00000012F74E88B75848F4B0.png" manifest:media-type="image/png"/>
  <manifest:file-entry manifest:full-path="Pictures/100000010000003C000000121039D364896C2A7B.png" manifest:media-type="image/png"/>
  <manifest:file-entry manifest:full-path="Pictures/100000010000003C000000127BE192A8AA3B08B4.png" manifest:media-type="image/png"/>
  <manifest:file-entry manifest:full-path="Pictures/100000010000003C00000012F931BE70C3458A70.png" manifest:media-type="image/png"/>
  <manifest:file-entry manifest:full-path="Pictures/100000010000003C000000121994B4C570722359.png" manifest:media-type="image/png"/>
  <manifest:file-entry manifest:full-path="Pictures/100000010000003C00000012FCC5BE51DD105157.png" manifest:media-type="image/png"/>
  <manifest:file-entry manifest:full-path="Pictures/100000010000003C00000012F2343813C21AE784.png" manifest:media-type="image/png"/>
  <manifest:file-entry manifest:full-path="Pictures/100000010000003C00000012F5547428CBB178D1.png" manifest:media-type="image/png"/>
  <manifest:file-entry manifest:full-path="Pictures/100000010000003C00000012A6610F61F7763A44.png" manifest:media-type="image/png"/>
  <manifest:file-entry manifest:full-path="Pictures/100000010000003C00000012B12739E7A48C4DBE.png" manifest:media-type="image/png"/>
  <manifest:file-entry manifest:full-path="Pictures/100000010000003C00000012EF1F15BA2073F437.png" manifest:media-type="image/png"/>
  <manifest:file-entry manifest:full-path="Pictures/100000010000003C000000126A2BF89F63AABB6E.png" manifest:media-type="image/png"/>
  <manifest:file-entry manifest:full-path="Pictures/100000010000003C00000012026289832D12AAA4.png" manifest:media-type="image/png"/>
  <manifest:file-entry manifest:full-path="Pictures/100000010000003C00000012FD89D6A9F58C9043.png" manifest:media-type="image/png"/>
  <manifest:file-entry manifest:full-path="Pictures/100000010000003C000000121472DA513E0D0433.png" manifest:media-type="image/png"/>
  <manifest:file-entry manifest:full-path="Pictures/100000010000003C000000124019DE15B28B4DC1.png" manifest:media-type="image/png"/>
  <manifest:file-entry manifest:full-path="Pictures/100000010000003C0000001289137FE8EFE33ECB.png" manifest:media-type="image/png"/>
  <manifest:file-entry manifest:full-path="Pictures/100000010000003C000000129F1941A786898DB8.png" manifest:media-type="image/png"/>
  <manifest:file-entry manifest:full-path="Pictures/100000010000003C000000124FA32DEE5ADEAC73.png" manifest:media-type="image/png"/>
  <manifest:file-entry manifest:full-path="Pictures/100000010000003C000000121B47F84085A5820B.png" manifest:media-type="image/png"/>
  <manifest:file-entry manifest:full-path="Pictures/100000010000003C00000012C9AA01F331FDFAE1.png" manifest:media-type="image/png"/>
  <manifest:file-entry manifest:full-path="Pictures/100000010000003C0000001219095E87056F24E3.png" manifest:media-type="image/png"/>
  <manifest:file-entry manifest:full-path="Pictures/100000010000003C00000012CC4F7D8317438781.png" manifest:media-type="image/png"/>
  <manifest:file-entry manifest:full-path="Pictures/100000010000003C00000012A5928E2FF95CA93C.png" manifest:media-type="image/png"/>
  <manifest:file-entry manifest:full-path="Pictures/100000000000003C000000125B047B6C2ACF76CF.png" manifest:media-type="image/png"/>
  <manifest:file-entry manifest:full-path="Pictures/100000010000003C0000001286CF6C05CB8C0CB8.png" manifest:media-type="image/png"/>
  <manifest:file-entry manifest:full-path="Pictures/100000010000003C00000012ADEEB46A222D4CC3.png" manifest:media-type="image/png"/>
  <manifest:file-entry manifest:full-path="Pictures/100000010000003C0000001232C37353878EC51E.png" manifest:media-type="image/png"/>
  <manifest:file-entry manifest:full-path="Pictures/100000010000003C00000012D46F0D01D1CF04FE.png" manifest:media-type="image/png"/>
  <manifest:file-entry manifest:full-path="Pictures/100000010000003C00000012C770B9F19DB5320B.png" manifest:media-type="image/png"/>
  <manifest:file-entry manifest:full-path="Pictures/100000010000003C0000001224A2F5F97A0EC726.png" manifest:media-type="image/png"/>
  <manifest:file-entry manifest:full-path="Pictures/100000010000003C0000001234CB4E27E4A750B3.png" manifest:media-type="image/png"/>
  <manifest:file-entry manifest:full-path="Pictures/100000010000003C000000129CDFD07D314F2B91.png" manifest:media-type="image/png"/>
  <manifest:file-entry manifest:full-path="Pictures/100000010000003C000000123FE08E40BD7FC02B.png" manifest:media-type="image/png"/>
  <manifest:file-entry manifest:full-path="Pictures/100000010000003C00000012B792AA087DE84D12.png" manifest:media-type="image/png"/>
  <manifest:file-entry manifest:full-path="Pictures/100000010000003C00000012016ED59442ADCD37.png" manifest:media-type="image/png"/>
  <manifest:file-entry manifest:full-path="Pictures/100000010000003C000000122B451BB94D1A2EC3.png" manifest:media-type="image/png"/>
  <manifest:file-entry manifest:full-path="Pictures/100000010000003C00000012BFE385F71B130D23.png" manifest:media-type="image/png"/>
  <manifest:file-entry manifest:full-path="Pictures/100000010000003C0000001206E6BD2DD12BF453.png" manifest:media-type="image/png"/>
  <manifest:file-entry manifest:full-path="Pictures/100000010000003C00000012F9C184C04E0FDB17.png" manifest:media-type="image/png"/>
  <manifest:file-entry manifest:full-path="Pictures/100000010000003C000000121098778539B36D0C.png" manifest:media-type="image/png"/>
  <manifest:file-entry manifest:full-path="Pictures/100000010000003C00000012F462CD1E96C46669.png" manifest:media-type="image/png"/>
  <manifest:file-entry manifest:full-path="Pictures/100000010000003C000000122FB1B128B15D0320.png" manifest:media-type="image/png"/>
  <manifest:file-entry manifest:full-path="Pictures/100000010000003C00000012BE3FEE2172CE4E89.png" manifest:media-type="image/png"/>
  <manifest:file-entry manifest:full-path="Pictures/100000010000003C000000121ECFBD0D4AC9BEF4.png" manifest:media-type="image/png"/>
  <manifest:file-entry manifest:full-path="Pictures/100000010000003C0000001229D44CC0C9B9C165.png" manifest:media-type="image/png"/>
  <manifest:file-entry manifest:full-path="Pictures/100000010000003C00000012FDDC14C78A9D9750.png" manifest:media-type="image/png"/>
  <manifest:file-entry manifest:full-path="Pictures/100000010000003C00000012011737E8362D2E89.png" manifest:media-type="image/png"/>
  <manifest:file-entry manifest:full-path="Pictures/100000010000003C00000012D73F46A1D3D7B093.png" manifest:media-type="image/png"/>
  <manifest:file-entry manifest:full-path="Pictures/100000010000003C00000012BD149AE4273E3878.png" manifest:media-type="image/png"/>
  <manifest:file-entry manifest:full-path="Pictures/100000010000003C00000012F0D0F64CFC15865C.png" manifest:media-type="image/png"/>
  <manifest:file-entry manifest:full-path="Pictures/100000010000003C00000012428745B3435FEDBF.png" manifest:media-type="image/png"/>
  <manifest:file-entry manifest:full-path="Pictures/100000010000003C00000012F3B6313CCE102FF6.png" manifest:media-type="image/png"/>
  <manifest:file-entry manifest:full-path="Pictures/100000010000003C0000001203C07AE4519DA9ED.png" manifest:media-type="image/png"/>
  <manifest:file-entry manifest:full-path="Pictures/100000010000003C000000123A9BB86FC658D5FF.png" manifest:media-type="image/png"/>
  <manifest:file-entry manifest:full-path="Pictures/100000010000003C000000122495B171123ED831.png" manifest:media-type="image/png"/>
  <manifest:file-entry manifest:full-path="Pictures/100000010000003C00000012B1A6534D8A3E5544.png" manifest:media-type="image/png"/>
  <manifest:file-entry manifest:full-path="Pictures/100000010000003C0000001284E6B748A5C738EE.png" manifest:media-type="image/png"/>
  <manifest:file-entry manifest:full-path="Pictures/100000010000003C000000126C3B1DFBF952808A.png" manifest:media-type="image/png"/>
  <manifest:file-entry manifest:full-path="Pictures/100000010000003C00000012195A6FDCA78BACB2.png" manifest:media-type="image/png"/>
  <manifest:file-entry manifest:full-path="Pictures/100000010000003C00000012E793B998F865CC1E.png" manifest:media-type="image/png"/>
  <manifest:file-entry manifest:full-path="Pictures/100000010000003C000000126294E1B59F22C858.png" manifest:media-type="image/png"/>
  <manifest:file-entry manifest:full-path="Pictures/100000010000003C00000012BD340A1AC96564D0.png" manifest:media-type="image/png"/>
  <manifest:file-entry manifest:full-path="Pictures/100000010000003C000000121CDFAD198CD5390D.png" manifest:media-type="image/png"/>
  <manifest:file-entry manifest:full-path="Pictures/100000010000003C00000012CE16855C82609142.png" manifest:media-type="image/png"/>
  <manifest:file-entry manifest:full-path="Pictures/100000010000003C00000012CB7E4253F3FBF4D8.png" manifest:media-type="image/png"/>
  <manifest:file-entry manifest:full-path="Pictures/100000010000003C000000129FB871B1C7EB3F9C.png" manifest:media-type="image/png"/>
  <manifest:file-entry manifest:full-path="Pictures/100000010000003C000000124C680E8316446A47.png" manifest:media-type="image/png"/>
  <manifest:file-entry manifest:full-path="Pictures/100000010000003C00000012974E81353B2455FB.png" manifest:media-type="image/png"/>
  <manifest:file-entry manifest:full-path="Pictures/100000010000003C000000122C87B1C0B072DE89.png" manifest:media-type="image/png"/>
  <manifest:file-entry manifest:full-path="Pictures/100000010000003C00000012EA09531D575779C3.png" manifest:media-type="image/png"/>
  <manifest:file-entry manifest:full-path="Pictures/100000010000003C0000001278BE6F3954D3F3E2.png" manifest:media-type="image/png"/>
  <manifest:file-entry manifest:full-path="Pictures/100000010000003C0000001277C0A8CDE0821CDF.png" manifest:media-type="image/png"/>
  <manifest:file-entry manifest:full-path="Pictures/100000010000003C0000001205DA2C2C9762DB57.png" manifest:media-type="image/png"/>
  <manifest:file-entry manifest:full-path="Pictures/100000010000003C00000012942A1453989A231C.png" manifest:media-type="image/png"/>
  <manifest:file-entry manifest:full-path="Pictures/100000010000003C00000012968AEBE54A5D214A.png" manifest:media-type="image/png"/>
  <manifest:file-entry manifest:full-path="Pictures/100000010000003C00000012B0A9153EDF9ACE3F.png" manifest:media-type="image/png"/>
  <manifest:file-entry manifest:full-path="Pictures/100000010000003C000000128F7AFAC023ECC119.png" manifest:media-type="image/png"/>
  <manifest:file-entry manifest:full-path="Pictures/100000010000003C00000012ADC712F5123F27BC.png" manifest:media-type="image/png"/>
  <manifest:file-entry manifest:full-path="Pictures/100000010000003C00000012416F4645D61EB373.png" manifest:media-type="image/png"/>
  <manifest:file-entry manifest:full-path="Pictures/100000010000003C000000127B409FD40A30B38C.png" manifest:media-type="image/png"/>
  <manifest:file-entry manifest:full-path="Pictures/100000010000003C00000012D5A9C248A7265045.png" manifest:media-type="image/png"/>
  <manifest:file-entry manifest:full-path="Pictures/100000010000003C00000012ED9E6E726C67A905.png" manifest:media-type="image/png"/>
  <manifest:file-entry manifest:full-path="Pictures/100000010000003C00000012BEB71F106ED924B8.png" manifest:media-type="image/png"/>
  <manifest:file-entry manifest:full-path="Pictures/100000010000003C00000012FBFE14911BF469C9.png" manifest:media-type="image/png"/>
  <manifest:file-entry manifest:full-path="Pictures/100000010000003C00000012596DA0C56DFC67F7.png" manifest:media-type="image/png"/>
  <manifest:file-entry manifest:full-path="Pictures/100000010000003C0000001269D12B41758B078A.png" manifest:media-type="image/png"/>
  <manifest:file-entry manifest:full-path="Pictures/100000010000003C000000123E154FA70C0917A6.png" manifest:media-type="image/png"/>
  <manifest:file-entry manifest:full-path="Pictures/100000010000003C00000012EAADFDE0D712D2B7.png" manifest:media-type="image/png"/>
  <manifest:file-entry manifest:full-path="Pictures/100000010000003C000000127DE3444CAB849984.png" manifest:media-type="image/png"/>
  <manifest:file-entry manifest:full-path="Pictures/100000010000003C000000120865FF362F4FE609.png" manifest:media-type="image/png"/>
  <manifest:file-entry manifest:full-path="Pictures/100000010000003C0000001266A59105840F589F.png" manifest:media-type="image/png"/>
  <manifest:file-entry manifest:full-path="Pictures/100000010000003C000000121DADF72BFA1B0917.png" manifest:media-type="image/png"/>
  <manifest:file-entry manifest:full-path="Pictures/100000010000003C00000012DB2645AECE408364.png" manifest:media-type="image/png"/>
  <manifest:file-entry manifest:full-path="Pictures/100000010000003C0000001279BD5F08C82C84BF.png" manifest:media-type="image/png"/>
  <manifest:file-entry manifest:full-path="Pictures/100000010000003C0000001268F075594A3815AC.png" manifest:media-type="image/png"/>
  <manifest:file-entry manifest:full-path="Pictures/100000010000003C0000001223EC7BFABCDA0018.png" manifest:media-type="image/png"/>
  <manifest:file-entry manifest:full-path="Pictures/100000010000003C000000128DCF4FAE3278E0AE.png" manifest:media-type="image/png"/>
  <manifest:file-entry manifest:full-path="Pictures/100000010000003C00000012AF6388918231FA14.png" manifest:media-type="image/png"/>
  <manifest:file-entry manifest:full-path="Pictures/100000010000003C00000012712DE903444F376B.png" manifest:media-type="image/png"/>
  <manifest:file-entry manifest:full-path="Pictures/100000010000003C0000001275D3E5183BB93851.png" manifest:media-type="image/png"/>
  <manifest:file-entry manifest:full-path="Pictures/100000010000003C0000001210A7332347F4F70B.png" manifest:media-type="image/png"/>
  <manifest:file-entry manifest:full-path="Pictures/100000010000003C00000012F90AC275F58C57CE.png" manifest:media-type="image/png"/>
  <manifest:file-entry manifest:full-path="Pictures/100000010000003C0000001242CA34565141E784.png" manifest:media-type="image/png"/>
  <manifest:file-entry manifest:full-path="Pictures/100000010000003C00000012A7803B0F77FD7516.png" manifest:media-type="image/png"/>
  <manifest:file-entry manifest:full-path="Pictures/100000010000003C00000012398ED24A3476C39D.png" manifest:media-type="image/png"/>
  <manifest:file-entry manifest:full-path="Pictures/100000010000003C00000012BA58C0F6A64873F6.png" manifest:media-type="image/png"/>
  <manifest:file-entry manifest:full-path="Pictures/100000010000003C000000121EA369D7310069D9.png" manifest:media-type="image/png"/>
  <manifest:file-entry manifest:full-path="Pictures/100000010000003C000000126E0BC0739746CA9F.png" manifest:media-type="image/png"/>
  <manifest:file-entry manifest:full-path="Pictures/100000010000003C0000001295254C6716F7984B.png" manifest:media-type="image/png"/>
  <manifest:file-entry manifest:full-path="Pictures/100000000000003C00000012F1D5613519959113.png" manifest:media-type="image/png"/>
  <manifest:file-entry manifest:full-path="Pictures/100000010000003C00000012863FD4CD11D42EB3.png" manifest:media-type="image/png"/>
  <manifest:file-entry manifest:full-path="Pictures/100000010000003C00000012D802572FD1139F25.png" manifest:media-type="image/png"/>
  <manifest:file-entry manifest:full-path="Pictures/100000010000003C0000001286DDAED9B9BA00D6.png" manifest:media-type="image/png"/>
  <manifest:file-entry manifest:full-path="Pictures/100000010000003C000000127A14C23C3024CEEF.png" manifest:media-type="image/png"/>
  <manifest:file-entry manifest:full-path="Pictures/100000010000003C00000012DE4C2D3B21928048.png" manifest:media-type="image/png"/>
  <manifest:file-entry manifest:full-path="Pictures/100000010000003C000000122491143267B2848B.png" manifest:media-type="image/png"/>
  <manifest:file-entry manifest:full-path="Pictures/100000010000003C000000121A8FA4956E4FE3CF.png" manifest:media-type="image/png"/>
  <manifest:file-entry manifest:full-path="Pictures/100000010000003C00000012729064E72CEDF1D4.png" manifest:media-type="image/png"/>
  <manifest:file-entry manifest:full-path="Pictures/100000010000003C00000012A5330DE54FF9F4EC.png" manifest:media-type="image/png"/>
  <manifest:file-entry manifest:full-path="Pictures/100000010000003C000000125C77AE05178FE36D.png" manifest:media-type="image/png"/>
  <manifest:file-entry manifest:full-path="Pictures/100000010000003C00000012E2D2B77763DC673E.png" manifest:media-type="image/png"/>
  <manifest:file-entry manifest:full-path="Pictures/100000010000003C00000012AB2648B0AC35D85F.png" manifest:media-type="image/png"/>
  <manifest:file-entry manifest:full-path="Pictures/100000010000003C000000123F1E77596C1FC478.png" manifest:media-type="image/png"/>
  <manifest:file-entry manifest:full-path="Pictures/100000010000003C000000122D3B3A816CA9895F.png" manifest:media-type="image/png"/>
  <manifest:file-entry manifest:full-path="Pictures/100000010000003C000000123D879DF84DF3EAB2.png" manifest:media-type="image/png"/>
  <manifest:file-entry manifest:full-path="Pictures/100000010000003C00000012FE8BA195B99380A3.png" manifest:media-type="image/png"/>
  <manifest:file-entry manifest:full-path="Pictures/100000010000003C00000012F28053972F8900A1.png" manifest:media-type="image/png"/>
  <manifest:file-entry manifest:full-path="Pictures/100000010000003C00000012A1DACEC90E953F17.png" manifest:media-type="image/png"/>
  <manifest:file-entry manifest:full-path="Pictures/100000010000003C00000012572E5772BC9874FD.png" manifest:media-type="image/png"/>
  <manifest:file-entry manifest:full-path="Pictures/100000010000003C00000012E175131F84B02EAD.png" manifest:media-type="image/png"/>
  <manifest:file-entry manifest:full-path="Pictures/100000010000003C00000012EF41DDCB3850A647.png" manifest:media-type="image/png"/>
  <manifest:file-entry manifest:full-path="Pictures/100000010000003C000000120C03A44FEA668220.png" manifest:media-type="image/png"/>
  <manifest:file-entry manifest:full-path="Pictures/100000010000003C000000120D1AEA7FCC0F4704.png" manifest:media-type="image/png"/>
  <manifest:file-entry manifest:full-path="Pictures/100000010000003C00000012DDEB2F5D8C3684A1.png" manifest:media-type="image/png"/>
  <manifest:file-entry manifest:full-path="Pictures/100000010000003C000000120E411CE89459D30E.png" manifest:media-type="image/png"/>
  <manifest:file-entry manifest:full-path="Pictures/100000010000003C00000012C3079DE9F13EFBB0.png" manifest:media-type="image/png"/>
  <manifest:file-entry manifest:full-path="Pictures/100000010000003C0000001207015604970B15E7.png" manifest:media-type="image/png"/>
  <manifest:file-entry manifest:full-path="Pictures/100000010000003C00000012156B4ACFDCF163FF.png" manifest:media-type="image/png"/>
  <manifest:file-entry manifest:full-path="Pictures/100000010000003C00000012FCDB896D846209B3.png" manifest:media-type="image/png"/>
  <manifest:file-entry manifest:full-path="Pictures/100000010000003C00000012CAAAA0FBDB59A3C5.png" manifest:media-type="image/png"/>
  <manifest:file-entry manifest:full-path="Pictures/100000010000003C0000001290EF8DC191A51146.png" manifest:media-type="image/png"/>
  <manifest:file-entry manifest:full-path="Pictures/100000010000003C0000001293EBC6B8DA929D45.png" manifest:media-type="image/png"/>
  <manifest:file-entry manifest:full-path="Pictures/100000010000003C0000001289BE4C339C9F3D32.png" manifest:media-type="image/png"/>
  <manifest:file-entry manifest:full-path="Pictures/100000010000003C00000012FD54B1EF9AF8DD0F.png" manifest:media-type="image/png"/>
  <manifest:file-entry manifest:full-path="Pictures/100000010000003C0000001237CCE97E6F4C8E3A.png" manifest:media-type="image/png"/>
  <manifest:file-entry manifest:full-path="Pictures/100000010000003C000000127BDDF7E6C6963F19.png" manifest:media-type="image/png"/>
  <manifest:file-entry manifest:full-path="Pictures/100000010000003C00000012A0D88B7F5352404A.png" manifest:media-type="image/png"/>
  <manifest:file-entry manifest:full-path="Pictures/100000010000003C0000001264DC1EFCE58D237A.png" manifest:media-type="image/png"/>
  <manifest:file-entry manifest:full-path="Pictures/100000010000003C000000128E5F95C3C688F14D.png" manifest:media-type="image/png"/>
  <manifest:file-entry manifest:full-path="Pictures/100000010000003C00000012FE1D6330EC49D196.png" manifest:media-type="image/png"/>
  <manifest:file-entry manifest:full-path="Pictures/100000010000003C0000001242FA6A8FECB5CDDA.png" manifest:media-type="image/png"/>
  <manifest:file-entry manifest:full-path="Pictures/100000010000003C00000012B4CC7D0864FA11A4.png" manifest:media-type="image/png"/>
  <manifest:file-entry manifest:full-path="Pictures/100000010000003C000000124D8A1E0D418370E3.png" manifest:media-type="image/png"/>
  <manifest:file-entry manifest:full-path="Pictures/100000010000003C00000012D3EEC42B7EB030CB.png" manifest:media-type="image/png"/>
  <manifest:file-entry manifest:full-path="Pictures/100000010000003C00000012B3CA75B954C88CE0.png" manifest:media-type="image/png"/>
  <manifest:file-entry manifest:full-path="Pictures/100000010000003C00000012D4124198B3DCBC6F.png" manifest:media-type="image/png"/>
  <manifest:file-entry manifest:full-path="Pictures/100000010000003C00000012054273D10F35C4BF.png" manifest:media-type="image/png"/>
  <manifest:file-entry manifest:full-path="Pictures/100000010000003C000000120CBA55FEE669389B.png" manifest:media-type="image/png"/>
  <manifest:file-entry manifest:full-path="Pictures/100000010000003C000000128307DA1CD5C065DE.png" manifest:media-type="image/png"/>
  <manifest:file-entry manifest:full-path="Pictures/100000010000003C00000012B172F08D203CCE6C.png" manifest:media-type="image/png"/>
  <manifest:file-entry manifest:full-path="Pictures/100000010000003C00000012C5BB5DBF42CAB746.png" manifest:media-type="image/png"/>
  <manifest:file-entry manifest:full-path="Pictures/100000010000003C00000012FD00C7A0FA6237DD.png" manifest:media-type="image/png"/>
  <manifest:file-entry manifest:full-path="Pictures/100000010000003C0000001274857FCBE37D707C.png" manifest:media-type="image/png"/>
  <manifest:file-entry manifest:full-path="Pictures/100000010000003C000000123ACBF20A361E3F2B.png" manifest:media-type="image/png"/>
  <manifest:file-entry manifest:full-path="Pictures/100000010000003C00000012860285A2F23DABB5.png" manifest:media-type="image/png"/>
  <manifest:file-entry manifest:full-path="Pictures/100000010000003C00000012D8BD5CFBF1854950.png" manifest:media-type="image/png"/>
  <manifest:file-entry manifest:full-path="Pictures/100000010000003C000000125F750FE6E48E930C.png" manifest:media-type="image/png"/>
  <manifest:file-entry manifest:full-path="Pictures/100000010000003C0000001203819BD0D23925C6.png" manifest:media-type="image/png"/>
  <manifest:file-entry manifest:full-path="Pictures/100000010000003C000000124603AA75639AA773.png" manifest:media-type="image/png"/>
  <manifest:file-entry manifest:full-path="Pictures/100000010000003C00000012E791AB2AE45AB212.png" manifest:media-type="image/png"/>
  <manifest:file-entry manifest:full-path="Pictures/100000010000003C000000124460AA676DE43852.png" manifest:media-type="image/png"/>
  <manifest:file-entry manifest:full-path="Pictures/100000010000003C0000001203C378049992B65E.png" manifest:media-type="image/png"/>
  <manifest:file-entry manifest:full-path="Pictures/100000010000003C0000001272DC74841809E410.png" manifest:media-type="image/png"/>
  <manifest:file-entry manifest:full-path="Pictures/100000010000003C00000012504899C87AFBB7F2.png" manifest:media-type="image/png"/>
  <manifest:file-entry manifest:full-path="Pictures/100000010000003C000000128BBD11EFB16A8ACF.png" manifest:media-type="image/png"/>
  <manifest:file-entry manifest:full-path="Pictures/100000010000003C00000012146633C2D3DD8B84.png" manifest:media-type="image/png"/>
  <manifest:file-entry manifest:full-path="Pictures/100000010000003C000000127173DD499C9146E6.png" manifest:media-type="image/png"/>
  <manifest:file-entry manifest:full-path="Pictures/100000010000003C00000012557E87B5F20A8A71.png" manifest:media-type="image/png"/>
  <manifest:file-entry manifest:full-path="Pictures/100000010000003C0000001203C16982C337F88E.png" manifest:media-type="image/png"/>
  <manifest:file-entry manifest:full-path="Pictures/100000010000003C000000124271B0B686364C5E.png" manifest:media-type="image/png"/>
  <manifest:file-entry manifest:full-path="Pictures/100000010000003C0000001226E2B180486770C3.png" manifest:media-type="image/png"/>
  <manifest:file-entry manifest:full-path="Pictures/100000010000003C0000001211ABEACFE0B71153.png" manifest:media-type="image/png"/>
  <manifest:file-entry manifest:full-path="Pictures/100000010000003C0000001205212135669AB04A.png" manifest:media-type="image/png"/>
  <manifest:file-entry manifest:full-path="Pictures/100000010000003C0000001213C372A666E113D1.png" manifest:media-type="image/png"/>
  <manifest:file-entry manifest:full-path="Pictures/100000010000003C00000012A97BBE6135A125FA.png" manifest:media-type="image/png"/>
  <manifest:file-entry manifest:full-path="Pictures/100000010000003C00000012A8E93D24069D89C9.png" manifest:media-type="image/png"/>
  <manifest:file-entry manifest:full-path="Pictures/100000010000003C00000012DAE8614D7C5DB920.png" manifest:media-type="image/png"/>
  <manifest:file-entry manifest:full-path="Pictures/100000010000003C000000121BB7FF76E87C8A14.png" manifest:media-type="image/png"/>
  <manifest:file-entry manifest:full-path="Pictures/100000010000003C00000012B0671DB488A03BAC.png" manifest:media-type="image/png"/>
  <manifest:file-entry manifest:full-path="Pictures/100000010000003C00000012D2651573E05AA7A0.png" manifest:media-type="image/png"/>
  <manifest:file-entry manifest:full-path="Pictures/100000010000003C000000122914F211C19E7E71.png" manifest:media-type="image/png"/>
  <manifest:file-entry manifest:full-path="Pictures/100000010000003C00000012817A2B1C8479B109.png" manifest:media-type="image/png"/>
  <manifest:file-entry manifest:full-path="Pictures/100000010000003C000000129A09EA90EE4388B0.png" manifest:media-type="image/png"/>
  <manifest:file-entry manifest:full-path="Pictures/100000010000003C00000012554A73FDFDD9F7CB.png" manifest:media-type="image/png"/>
  <manifest:file-entry manifest:full-path="Pictures/100000000000003C00000012EC51D1031B722B1F.png" manifest:media-type="image/png"/>
  <manifest:file-entry manifest:full-path="Pictures/100000010000003C00000012C2776C23AD0BF6E7.png" manifest:media-type="image/png"/>
  <manifest:file-entry manifest:full-path="Pictures/100000010000003C00000012E5FDE90E522459E7.png" manifest:media-type="image/png"/>
  <manifest:file-entry manifest:full-path="Pictures/100000010000003C000000120B93988E51F82F2D.png" manifest:media-type="image/png"/>
  <manifest:file-entry manifest:full-path="Pictures/100000010000003C00000012C1F72E1076376417.png" manifest:media-type="image/png"/>
  <manifest:file-entry manifest:full-path="Pictures/100000010000003C00000012C7F66BFC1B954D18.png" manifest:media-type="image/png"/>
  <manifest:file-entry manifest:full-path="Pictures/100000010000003C00000012BA3949A358535E1A.png" manifest:media-type="image/png"/>
  <manifest:file-entry manifest:full-path="Pictures/100000010000003C00000012C48F6A1108C0FE42.png" manifest:media-type="image/png"/>
  <manifest:file-entry manifest:full-path="Pictures/100000010000003C000000126CDF5707E141358F.png" manifest:media-type="image/png"/>
  <manifest:file-entry manifest:full-path="Pictures/100000010000003C00000012F63967AAA53232D9.png" manifest:media-type="image/png"/>
  <manifest:file-entry manifest:full-path="Pictures/100000010000003C000000126F25A19B57C3F045.png" manifest:media-type="image/png"/>
  <manifest:file-entry manifest:full-path="Pictures/100000010000003C000000129C8E6FCA27F15AEB.png" manifest:media-type="image/png"/>
  <manifest:file-entry manifest:full-path="Pictures/100000010000003C00000012C2AFFA9605CBA59D.png" manifest:media-type="image/png"/>
  <manifest:file-entry manifest:full-path="Pictures/100000010000003C0000001206D878B0222CEA4A.png" manifest:media-type="image/png"/>
  <manifest:file-entry manifest:full-path="Pictures/100000010000003C00000012254593A56E05608F.png" manifest:media-type="image/png"/>
  <manifest:file-entry manifest:full-path="Pictures/100000010000003C00000012BDC4AC39B6547711.png" manifest:media-type="image/png"/>
  <manifest:file-entry manifest:full-path="Pictures/100000010000003C000000122D4E97DBBEC6565D.png" manifest:media-type="image/png"/>
  <manifest:file-entry manifest:full-path="Pictures/100000010000003C000000129B5C6C8AF9D9B642.png" manifest:media-type="image/png"/>
  <manifest:file-entry manifest:full-path="Pictures/100000010000003C0000001206C8CEF09D2933AE.png" manifest:media-type="image/png"/>
  <manifest:file-entry manifest:full-path="Pictures/100000010000003C00000012BB472E66D93F7047.png" manifest:media-type="image/png"/>
  <manifest:file-entry manifest:full-path="Pictures/100000010000003C0000001223603B23528E6D62.png" manifest:media-type="image/png"/>
  <manifest:file-entry manifest:full-path="Pictures/100000010000003C000000127F2969928C66F657.png" manifest:media-type="image/png"/>
  <manifest:file-entry manifest:full-path="Pictures/100000010000003C000000125F17CE098D03ACEE.png" manifest:media-type="image/png"/>
  <manifest:file-entry manifest:full-path="Pictures/100000010000003C000000128D4FF7BBA1C29D42.png" manifest:media-type="image/png"/>
  <manifest:file-entry manifest:full-path="Pictures/100000010000003C00000012EF9E4329518E8393.png" manifest:media-type="image/png"/>
  <manifest:file-entry manifest:full-path="Pictures/100000010000003C000000124564A9486101DB45.png" manifest:media-type="image/png"/>
  <manifest:file-entry manifest:full-path="Pictures/100000010000003C00000012FBF2CB13BC7CA15A.png" manifest:media-type="image/png"/>
  <manifest:file-entry manifest:full-path="Pictures/100000010000003C00000012F23DB313B67E4EC4.png" manifest:media-type="image/png"/>
  <manifest:file-entry manifest:full-path="Pictures/100000010000003C0000001261B969D7E1C12883.png" manifest:media-type="image/png"/>
  <manifest:file-entry manifest:full-path="Pictures/100000010000003C00000012761E1A25F1A7D1AF.png" manifest:media-type="image/png"/>
  <manifest:file-entry manifest:full-path="Pictures/100000010000003C0000001218206EB5574DA972.png" manifest:media-type="image/png"/>
  <manifest:file-entry manifest:full-path="Pictures/100000010000003C0000001277FE766C56AD4178.png" manifest:media-type="image/png"/>
  <manifest:file-entry manifest:full-path="Pictures/100000010000003C000000125695D90A182F8E8F.png" manifest:media-type="image/png"/>
  <manifest:file-entry manifest:full-path="Pictures/100000010000003C00000012F69327CEEE584C23.png" manifest:media-type="image/png"/>
  <manifest:file-entry manifest:full-path="Pictures/100000010000003C00000012516E4A5FFA3D74A1.png" manifest:media-type="image/png"/>
  <manifest:file-entry manifest:full-path="Pictures/100000010000003C000000127FBE2BEA8598AC0F.png" manifest:media-type="image/png"/>
  <manifest:file-entry manifest:full-path="Pictures/100000010000003C000000129789EE8CC2A53A67.png" manifest:media-type="image/png"/>
  <manifest:file-entry manifest:full-path="Pictures/100000010000003C00000012F9EAC11E62223BF8.png" manifest:media-type="image/png"/>
  <manifest:file-entry manifest:full-path="Pictures/100000010000003C00000012B7950480A1224C6E.png" manifest:media-type="image/png"/>
  <manifest:file-entry manifest:full-path="Pictures/100000010000003C00000012D6E4894C31F21BCD.png" manifest:media-type="image/png"/>
  <manifest:file-entry manifest:full-path="Pictures/100000010000003C00000012351364BCB1A6A2CB.png" manifest:media-type="image/png"/>
  <manifest:file-entry manifest:full-path="Pictures/100000010000003C000000127DD270FA92B130C2.png" manifest:media-type="image/png"/>
  <manifest:file-entry manifest:full-path="Pictures/100000010000003C00000012C2D038BE9AD011C7.png" manifest:media-type="image/png"/>
  <manifest:file-entry manifest:full-path="Pictures/100000010000003C00000012AFC61CBD97C3CC06.png" manifest:media-type="image/png"/>
  <manifest:file-entry manifest:full-path="Pictures/100000010000003C00000012275FDCC34062C7AB.png" manifest:media-type="image/png"/>
  <manifest:file-entry manifest:full-path="Pictures/100000010000003C0000001209037619AC45C579.png" manifest:media-type="image/png"/>
  <manifest:file-entry manifest:full-path="Pictures/100000010000003C0000001237FF42E20FAB7FD2.png" manifest:media-type="image/png"/>
  <manifest:file-entry manifest:full-path="Pictures/100000010000003C00000012492327ADEE158779.png" manifest:media-type="image/png"/>
  <manifest:file-entry manifest:full-path="Pictures/100000010000003C00000012B336307176B1F468.png" manifest:media-type="image/png"/>
  <manifest:file-entry manifest:full-path="Pictures/100000010000003C00000012A4D15CEAEC3FC5BA.png" manifest:media-type="image/png"/>
  <manifest:file-entry manifest:full-path="Pictures/100000010000003C0000001244AF2DD4929F6D7D.png" manifest:media-type="image/png"/>
  <manifest:file-entry manifest:full-path="Pictures/100000010000003C0000001282A40DC24602A310.png" manifest:media-type="image/png"/>
  <manifest:file-entry manifest:full-path="Pictures/100000010000003C000000127CADC949DE7AB9F9.png" manifest:media-type="image/png"/>
  <manifest:file-entry manifest:full-path="Pictures/100000010000003C000000129D1D03E408EF0BCA.png" manifest:media-type="image/png"/>
  <manifest:file-entry manifest:full-path="Pictures/100000010000003C00000012A9341A0686D688FE.png" manifest:media-type="image/png"/>
  <manifest:file-entry manifest:full-path="Pictures/100000010000003C00000012F3CF999FAC000BA2.png" manifest:media-type="image/png"/>
  <manifest:file-entry manifest:full-path="Pictures/100000010000003C00000012A87E0578B8F55BBA.png" manifest:media-type="image/png"/>
  <manifest:file-entry manifest:full-path="Pictures/100000010000003C00000012FC255733BCE3D8D7.png" manifest:media-type="image/png"/>
  <manifest:file-entry manifest:full-path="Pictures/100000010000003C000000127D1D5AA02130EA8C.png" manifest:media-type="image/png"/>
  <manifest:file-entry manifest:full-path="Pictures/100000010000003C0000001210C31B344FBAFA50.png" manifest:media-type="image/png"/>
  <manifest:file-entry manifest:full-path="Pictures/100000010000003C000000127E6AECB0199AF215.png" manifest:media-type="image/png"/>
  <manifest:file-entry manifest:full-path="Pictures/100000010000003C00000012B83966CC12877437.png" manifest:media-type="image/png"/>
  <manifest:file-entry manifest:full-path="Pictures/100000010000003C00000012B7B5BF54B6D30EAA.png" manifest:media-type="image/png"/>
  <manifest:file-entry manifest:full-path="Pictures/100000010000003C000000120F02DA8EDC01ADF3.png" manifest:media-type="image/png"/>
  <manifest:file-entry manifest:full-path="Pictures/100000010000003C0000001242BD23026F00D472.png" manifest:media-type="image/png"/>
  <manifest:file-entry manifest:full-path="Pictures/100000010000003C0000001226824C632F26AC00.png" manifest:media-type="image/png"/>
  <manifest:file-entry manifest:full-path="Pictures/100000010000003C00000012324633C17F0EE899.png" manifest:media-type="image/png"/>
  <manifest:file-entry manifest:full-path="Pictures/100000010000003C00000012942E15713E4568C7.png" manifest:media-type="image/png"/>
  <manifest:file-entry manifest:full-path="Pictures/100000010000003C00000012A6ACC15D216DD9CB.png" manifest:media-type="image/png"/>
  <manifest:file-entry manifest:full-path="Pictures/100000000000003C000000123514F73ABBA160AE.png" manifest:media-type="image/png"/>
  <manifest:file-entry manifest:full-path="Pictures/100000010000003C00000012920C627766EC1979.png" manifest:media-type="image/png"/>
  <manifest:file-entry manifest:full-path="Pictures/100000010000003C00000012D8B9711E83D88A99.png" manifest:media-type="image/png"/>
  <manifest:file-entry manifest:full-path="Pictures/100000010000003C0000001299394ED2FA88BB17.png" manifest:media-type="image/png"/>
  <manifest:file-entry manifest:full-path="Pictures/100000010000003C000000123BD78B45B22061E1.png" manifest:media-type="image/png"/>
  <manifest:file-entry manifest:full-path="Pictures/100000010000003C0000001230131C2B98D69B99.png" manifest:media-type="image/png"/>
  <manifest:file-entry manifest:full-path="Pictures/100000010000003C000000122B65B020DE18FCC2.png" manifest:media-type="image/png"/>
  <manifest:file-entry manifest:full-path="Pictures/100000010000003C000000127B884FDD66A01651.png" manifest:media-type="image/png"/>
  <manifest:file-entry manifest:full-path="Pictures/100000010000003C00000012CB8E8C85CDEA3CAD.png" manifest:media-type="image/png"/>
  <manifest:file-entry manifest:full-path="Pictures/100000000000003C0000001283E4BA0D55875B2B.png" manifest:media-type="image/png"/>
  <manifest:file-entry manifest:full-path="Pictures/100000010000003C000000125DFF14D849472694.png" manifest:media-type="image/png"/>
  <manifest:file-entry manifest:full-path="Pictures/100000010000003C0000001289097B7DA594BB77.png" manifest:media-type="image/png"/>
  <manifest:file-entry manifest:full-path="Pictures/100000010000003C0000001285AEC051FF4F1D36.png" manifest:media-type="image/png"/>
  <manifest:file-entry manifest:full-path="Pictures/100000010000003C000000129760FA67171F4D2C.png" manifest:media-type="image/png"/>
  <manifest:file-entry manifest:full-path="Pictures/100000010000003C0000001223F20F15626B9828.png" manifest:media-type="image/png"/>
  <manifest:file-entry manifest:full-path="Pictures/100000010000003C00000012B6503148E99A11DB.png" manifest:media-type="image/png"/>
  <manifest:file-entry manifest:full-path="Pictures/100000010000003C00000012F717B532717A894D.png" manifest:media-type="image/png"/>
  <manifest:file-entry manifest:full-path="Pictures/100000010000003C00000012763D5C2AF2249E96.png" manifest:media-type="image/png"/>
  <manifest:file-entry manifest:full-path="Pictures/100000010000003C00000012247CFC98719AD19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12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American', 'Luxury', 'Electric', 'T']</text:p>
          </table:table-cell>
          <table:table-cell>
            <draw:frame draw:z-index="0" draw:name="Image 1" draw:style-name="gr1" draw:text-style-name="P1" svg:width="1.587cm" svg:height="0.437cm" svg:x="0cm" svg:y="0cm">
              <draw:image xlink:href="Pictures/100000010000003C0000001206FB06C77C65CAB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German', 'Luxury', 'Sports Cars', 'B']</text:p>
          </table:table-cell>
          <table:table-cell>
            <draw:frame draw:z-index="1" draw:name="Image 2" draw:style-name="gr1" draw:text-style-name="P1" svg:width="1.587cm" svg:height="0.437cm" svg:x="0cm" svg:y="0cm">
              <draw:image xlink:href="Pictures/100000010000003C000000120875C2CF655223C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Italian', 'Luxury', 'Sports Cars', 'Supercars', 'F']</text:p>
          </table:table-cell>
          <table:table-cell>
            <draw:frame draw:z-index="2" draw:name="Image 3" draw:style-name="gr1" draw:text-style-name="P1" svg:width="1.587cm" svg:height="0.437cm" svg:x="0cm" svg:y="-0.001cm">
              <draw:image xlink:href="Pictures/100000010000003C00000012736FC2F6685003E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American', 'F']</text:p>
          </table:table-cell>
          <table:table-cell>
            <draw:frame draw:z-index="3" draw:name="Image 4" draw:style-name="gr1" draw:text-style-name="P1" svg:width="1.587cm" svg:height="0.437cm" svg:x="0cm" svg:y="0cm">
              <draw:image xlink:href="Pictures/100000010000003C0000001216B8F6B94D1F338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sche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German', 'Luxury', 'Sports Cars', 'Supercars', 'P']</text:p>
          </table:table-cell>
          <table:table-cell>
            <draw:frame draw:z-index="4" draw:name="Image 5" draw:style-name="gr1" draw:text-style-name="P1" svg:width="1.587cm" svg:height="0.437cm" svg:x="0cm" svg:y="0cm">
              <draw:image xlink:href="Pictures/100000010000003C00000012B60A659A2410D97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H']</text:p>
          </table:table-cell>
          <table:table-cell>
            <draw:frame draw:z-index="5" draw:name="Image 6" draw:style-name="gr1" draw:text-style-name="P1" svg:width="1.587cm" svg:height="0.437cm" svg:x="0cm" svg:y="0cm">
              <draw:image xlink:href="Pictures/100000010000003C00000012967437301C5ECFB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Italian', 'Sports Cars', 'Supercars', 'Luxury', 'L']</text:p>
          </table:table-cell>
          <table:table-cell>
            <draw:frame draw:z-index="6" draw:name="Image 7" draw:style-name="gr1" draw:text-style-name="P1" svg:width="1.587cm" svg:height="0.437cm" svg:x="0cm" svg:y="0cm">
              <draw:image xlink:href="Pictures/100000010000003C00000012FB2720FF2F2A6B1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T']</text:p>
          </table:table-cell>
          <table:table-cell>
            <draw:frame draw:z-index="7" draw:name="Image 8" draw:style-name="gr1" draw:text-style-name="P1" svg:width="1.587cm" svg:height="0.437cm" svg:x="0cm" svg:y="-0.001cm">
              <draw:image xlink:href="Pictures/100000010000003C000000126A461403DBADA2D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tley</text:p>
          </table:table-cell>
          <table:table-cell office:value-type="string" calcext:value-type="string">
            <text:p>Ultra-luxury Cars</text:p>
          </table:table-cell>
          <table:table-cell office:value-type="string" calcext:value-type="string">
            <text:p>['British', 'Ultra-Luxury', 'B']</text:p>
          </table:table-cell>
          <table:table-cell>
            <draw:frame draw:z-index="8" draw:name="Image 9" draw:style-name="gr1" draw:text-style-name="P1" svg:width="1.587cm" svg:height="0.437cm" svg:x="0cm" svg:y="-0.001cm">
              <draw:image xlink:href="Pictures/100000010000003C00000012A84CCB8B5724CDD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erati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Italian', 'Luxury', 'Sports Cars', 'Supercars', 'M']</text:p>
          </table:table-cell>
          <table:table-cell>
            <draw:frame draw:z-index="9" draw:name="Image 10" draw:style-name="gr1" draw:text-style-name="P1" svg:width="1.587cm" svg:height="0.437cm" svg:x="0cm" svg:y="0cm">
              <draw:image xlink:href="Pictures/100000010000003C000000124168E2EB5473707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German', 'Luxury', 'Sports Cars', 'A']</text:p>
          </table:table-cell>
          <table:table-cell>
            <draw:frame draw:z-index="10" draw:name="Image 11" draw:style-name="gr1" draw:text-style-name="P1" svg:width="1.587cm" svg:height="0.437cm" svg:x="0cm" svg:y="0cm">
              <draw:image xlink:href="Pictures/100000010000003C000000125C8D0938E53035F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ep</text:p>
          </table:table-cell>
          <table:table-cell office:value-type="string" calcext:value-type="string">
            <text:p>Sport Utility Vehicles</text:p>
          </table:table-cell>
          <table:table-cell office:value-type="string" calcext:value-type="string">
            <text:p>['American', 'J']</text:p>
          </table:table-cell>
          <table:table-cell>
            <draw:frame draw:z-index="11" draw:name="Image 12" draw:style-name="gr1" draw:text-style-name="P1" svg:width="1.587cm" svg:height="0.437cm" svg:x="0cm" svg:y="0cm">
              <draw:image xlink:href="Pictures/100000010000003C00000012F84B579B3461ACC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S']</text:p>
          </table:table-cell>
          <table:table-cell>
            <draw:frame draw:z-index="12" draw:name="Image 13" draw:style-name="gr1" draw:text-style-name="P1" svg:width="1.587cm" svg:height="0.437cm" svg:x="0cm" svg:y="0cm">
              <draw:image xlink:href="Pictures/100000010000003C0000001204D593409DAF26B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American', 'Luxury', 'C']</text:p>
          </table:table-cell>
          <table:table-cell>
            <draw:frame draw:z-index="13" draw:name="Image 14" draw:style-name="gr1" draw:text-style-name="P1" svg:width="1.587cm" svg:height="0.437cm" svg:x="0cm" svg:y="-0.001cm">
              <draw:image xlink:href="Pictures/100000010000003C0000001252D4F80F6E12C7E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American', 'C']</text:p>
          </table:table-cell>
          <table:table-cell>
            <draw:frame draw:z-index="14" draw:name="Image 15" draw:style-name="gr1" draw:text-style-name="P1" svg:width="1.587cm" svg:height="0.437cm" svg:x="0cm" svg:y="-0.001cm">
              <draw:image xlink:href="Pictures/100000010000003C00000012E3F957DB541BD7A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vrolet Corvette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Sports Cars', 'C']</text:p>
          </table:table-cell>
          <table:table-cell>
            <draw:frame draw:z-index="15" draw:name="Image 16" draw:style-name="gr1" draw:text-style-name="P1" svg:width="1.587cm" svg:height="0.437cm" svg:x="0cm" svg:y="-0.001cm">
              <draw:image xlink:href="Pictures/100000010000003C000000128409FCAFA6D5606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Performance Cars, Other</text:p>
          </table:table-cell>
          <table:table-cell office:value-type="string" calcext:value-type="string">
            <text:p>['American', 'D']</text:p>
          </table:table-cell>
          <table:table-cell>
            <draw:frame draw:z-index="16" draw:name="Image 17" draw:style-name="gr1" draw:text-style-name="P1" svg:width="1.587cm" svg:height="0.437cm" svg:x="0cm" svg:y="0cm">
              <draw:image xlink:href="Pictures/100000010000003C00000012C9251D20C35926B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Korean', 'H']</text:p>
          </table:table-cell>
          <table:table-cell>
            <draw:frame draw:z-index="17" draw:name="Image 18" draw:style-name="gr1" draw:text-style-name="P1" svg:width="1.587cm" svg:height="0.437cm" svg:x="0cm" svg:y="0cm">
              <draw:image xlink:href="Pictures/100000010000003C000000120DAE8088E81EDC7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British', 'Luxury', 'J']</text:p>
          </table:table-cell>
          <table:table-cell>
            <draw:frame draw:z-index="18" draw:name="Image 19" draw:style-name="gr1" draw:text-style-name="P1" svg:width="1.587cm" svg:height="0.437cm" svg:x="0cm" svg:y="-0.001cm">
              <draw:image xlink:href="Pictures/100000010000003C000000122CDC3D1E0F863D8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M']</text:p>
          </table:table-cell>
          <table:table-cell>
            <draw:frame draw:z-index="19" draw:name="Image 20" draw:style-name="gr1" draw:text-style-name="P1" svg:width="1.587cm" svg:height="0.437cm" svg:x="0cm" svg:y="-0.001cm">
              <draw:image xlink:href="Pictures/100000010000003C0000001233875696996A18C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d Mustang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Sports Cars', 'F']</text:p>
          </table:table-cell>
          <table:table-cell>
            <draw:frame draw:z-index="20" draw:name="Image 21" draw:style-name="gr1" draw:text-style-name="P1" svg:width="1.587cm" svg:height="0.437cm" svg:x="0cm" svg:y="-0.001cm">
              <draw:image xlink:href="Pictures/100000010000003C0000001287AC5664307BA8F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N']</text:p>
          </table:table-cell>
          <table:table-cell>
            <draw:frame draw:z-index="21" draw:name="Image 22" draw:style-name="gr1" draw:text-style-name="P1" svg:width="1.587cm" svg:height="0.437cm" svg:x="0cm" svg:y="-0.001cm">
              <draw:image xlink:href="Pictures/100000010000003C00000012EE167DF084654C0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a Romeo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Italian', 'Luxury', 'A']</text:p>
          </table:table-cell>
          <table:table-cell>
            <draw:frame draw:z-index="22" draw:name="Image 23" draw:style-name="gr1" draw:text-style-name="P1" svg:width="1.587cm" svg:height="0.437cm" svg:x="0cm" svg:y="0cm">
              <draw:image xlink:href="Pictures/100000010000003C000000129AFFFD53BD2A41B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atti</text:p>
          </table:table-cell>
          <table:table-cell office:value-type="string" calcext:value-type="string">
            <text:p>Luxury Supercars</text:p>
          </table:table-cell>
          <table:table-cell office:value-type="string" calcext:value-type="string">
            <text:p>['French', 'Luxury', 'Megacar', 'B']</text:p>
          </table:table-cell>
          <table:table-cell>
            <draw:frame draw:z-index="23" draw:name="Image 24" draw:style-name="gr1" draw:text-style-name="P1" svg:width="1.587cm" svg:height="0.437cm" svg:x="0cm" svg:y="-0.001cm">
              <draw:image xlink:href="Pictures/100000010000003C00000012E233B7E7DBDDC34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American', 'B']</text:p>
          </table:table-cell>
          <table:table-cell>
            <draw:frame draw:z-index="24" draw:name="Image 25" draw:style-name="gr1" draw:text-style-name="P1" svg:width="1.587cm" svg:height="0.437cm" svg:x="0cm" svg:y="-0.001cm">
              <draw:image xlink:href="Pictures/100000010000003C0000001246BFAA9B8DDDD1F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L']</text:p>
          </table:table-cell>
          <table:table-cell>
            <draw:frame draw:z-index="25" draw:name="Image 26" draw:style-name="gr1" draw:text-style-name="P1" svg:width="1.587cm" svg:height="0.437cm" svg:x="0cm" svg:y="-0.001cm">
              <draw:image xlink:href="Pictures/100000010000003C00000012F038EFD6D39F44F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Ultra-luxury Cars</text:p>
          </table:table-cell>
          <table:table-cell office:value-type="string" calcext:value-type="string">
            <text:p>['British', 'Ultra-Luxury', 'R']</text:p>
          </table:table-cell>
          <table:table-cell>
            <draw:frame draw:z-index="26" draw:name="Image 27" draw:style-name="gr1" draw:text-style-name="P1" svg:width="1.587cm" svg:height="0.437cm" svg:x="0cm" svg:y="-0.002cm">
              <draw:image xlink:href="Pictures/100000010000003C0000001249B4C55F5A6FA26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A']</text:p>
          </table:table-cell>
          <table:table-cell>
            <draw:frame draw:z-index="27" draw:name="Image 28" draw:style-name="gr1" draw:text-style-name="P1" svg:width="1.587cm" svg:height="0.437cm" svg:x="0cm" svg:y="-0.001cm">
              <draw:image xlink:href="Pictures/100000010000003C00000012F32A32C7CF2C7C4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on Martin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British', 'Luxury', 'A']</text:p>
          </table:table-cell>
          <table:table-cell>
            <draw:frame draw:z-index="28" draw:name="Image 29" draw:style-name="gr1" draw:text-style-name="P1" svg:width="1.587cm" svg:height="0.437cm" svg:x="0cm" svg:y="0cm">
              <draw:image xlink:href="Pictures/100000010000003C000000123D9EDEC05C877EA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American', 'C']</text:p>
          </table:table-cell>
          <table:table-cell>
            <draw:frame draw:z-index="29" draw:name="Image 30" draw:style-name="gr1" draw:text-style-name="P1" svg:width="1.587cm" svg:height="0.437cm" svg:x="0cm" svg:y="-0.001cm">
              <draw:image xlink:href="Pictures/100000010000003C000000127FCB5A1774492F3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Korean', 'K']</text:p>
          </table:table-cell>
          <table:table-cell>
            <draw:frame draw:z-index="30" draw:name="Image 31" draw:style-name="gr1" draw:text-style-name="P1" svg:width="1.587cm" svg:height="0.437cm" svg:x="0cm" svg:y="-0.001cm">
              <draw:image xlink:href="Pictures/100000010000003C00000012BFC9BF633A61BA1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German', 'Luxury', 'M']</text:p>
          </table:table-cell>
          <table:table-cell>
            <draw:frame draw:z-index="31" draw:name="Image 32" draw:style-name="gr1" draw:text-style-name="P1" svg:width="1.587cm" svg:height="0.436cm" svg:x="0cm" svg:y="-0.001cm">
              <draw:image xlink:href="Pictures/100000010000003C00000012BCE263A22E29E03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German', 'V']</text:p>
          </table:table-cell>
          <table:table-cell>
            <draw:frame draw:z-index="32" draw:name="Image 33" draw:style-name="gr1" draw:text-style-name="P1" svg:width="1.587cm" svg:height="0.437cm" svg:x="0cm" svg:y="-0.002cm">
              <draw:image xlink:href="Pictures/100000010000003C00000012773E59B4CC7C7E2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Swedish', 'Luxury', 'V']</text:p>
          </table:table-cell>
          <table:table-cell>
            <draw:frame draw:z-index="33" draw:name="Image 34" draw:style-name="gr1" draw:text-style-name="P1" svg:width="1.587cm" svg:height="0.437cm" svg:x="0cm" svg:y="-0.001cm">
              <draw:image xlink:href="Pictures/100000010000003C00000012F52481472DEA5B6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British', 'Sports Cars', 'M']</text:p>
          </table:table-cell>
          <table:table-cell>
            <draw:frame draw:z-index="34" draw:name="Image 35" draw:style-name="gr1" draw:text-style-name="P1" svg:width="1.587cm" svg:height="0.437cm" svg:x="0cm" svg:y="-0.001cm">
              <draw:image xlink:href="Pictures/100000010000003C0000001209BECD73C74CC69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Japanese', 'M']</text:p>
          </table:table-cell>
          <table:table-cell>
            <draw:frame draw:z-index="35" draw:name="Image 36" draw:style-name="gr1" draw:text-style-name="P1" svg:width="1.587cm" svg:height="0.437cm" svg:x="0cm" svg:y="-0.001cm">
              <draw:image xlink:href="Pictures/100000010000003C0000001239C5C8618F7A6C0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C</text:p>
          </table:table-cell>
          <table:table-cell office:value-type="string" calcext:value-type="string">
            <text:p>Pickup Trucks, Other</text:p>
          </table:table-cell>
          <table:table-cell office:value-type="string" calcext:value-type="string">
            <text:p>['American', 'Trucks', 'G']</text:p>
          </table:table-cell>
          <table:table-cell>
            <draw:frame draw:z-index="36" draw:name="Image 37" draw:style-name="gr1" draw:text-style-name="P1" svg:width="1.587cm" svg:height="0.437cm" svg:x="0cm" svg:y="-0.001cm">
              <draw:image xlink:href="Pictures/100000010000003C00000012AF17E7C66706693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I']</text:p>
          </table:table-cell>
          <table:table-cell>
            <draw:frame draw:z-index="37" draw:name="Image 38" draw:style-name="gr1" draw:text-style-name="P1" svg:width="1.587cm" svg:height="0.437cm" svg:x="0cm" svg:y="-0.002cm">
              <draw:image xlink:href="Pictures/100000010000003C00000012F83D97AE1758E67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American', 'Luxury', 'L']</text:p>
          </table:table-cell>
          <table:table-cell>
            <draw:frame draw:z-index="38" draw:name="Image 39" draw:style-name="gr1" draw:text-style-name="P1" svg:width="1.587cm" svg:height="0.437cm" svg:x="0cm" svg:y="-0.002cm">
              <draw:image xlink:href="Pictures/100000010000003C000000125E45DC86BEA8FBE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French', 'P']</text:p>
          </table:table-cell>
          <table:table-cell>
            <draw:frame draw:z-index="39" draw:name="Image 40" draw:style-name="gr1" draw:text-style-name="P1" svg:width="1.587cm" svg:height="0.436cm" svg:x="0cm" svg:y="-0.001cm">
              <draw:image xlink:href="Pictures/100000010000003C0000001232AB58C4456B091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American', 'P']</text:p>
          </table:table-cell>
          <table:table-cell>
            <draw:frame draw:z-index="40" draw:name="Image 41" draw:style-name="gr1" draw:text-style-name="P1" svg:width="1.587cm" svg:height="0.437cm" svg:x="0cm" svg:y="-0.001cm">
              <draw:image xlink:href="Pictures/100000010000003C00000012F00EA3D864B0311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ab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Swedish', 'S']</text:p>
          </table:table-cell>
          <table:table-cell>
            <draw:frame draw:z-index="41" draw:name="Image 42" draw:style-name="gr1" draw:text-style-name="P1" svg:width="1.587cm" svg:height="0.437cm" svg:x="0cm" svg:y="-0.001cm">
              <draw:image xlink:href="Pictures/100000010000003C00000012DFA3A0707C8B8A4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sis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Korean', 'Luxury', 'G']</text:p>
          </table:table-cell>
          <table:table-cell>
            <draw:frame draw:z-index="42" draw:name="Image 43" draw:style-name="gr1" draw:text-style-name="P1" svg:width="1.587cm" svg:height="0.437cm" svg:x="0cm" svg:y="-0.002cm">
              <draw:image xlink:href="Pictures/100000010000003C000000125E77A6FCDAD4BC5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zuki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Japanese', 'S']</text:p>
          </table:table-cell>
          <table:table-cell>
            <draw:frame draw:z-index="43" draw:name="Image 44" draw:style-name="gr1" draw:text-style-name="P1" svg:width="1.587cm" svg:height="0.437cm" svg:x="0cm" svg:y="-0.002cm">
              <draw:image xlink:href="Pictures/100000010000003C000000124A1498891C21BA8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roën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French', 'C']</text:p>
          </table:table-cell>
          <table:table-cell>
            <draw:frame draw:z-index="44" draw:name="Image 45" draw:style-name="gr1" draw:text-style-name="P1" svg:width="1.587cm" svg:height="0.437cm" svg:x="0cm" svg:y="-0.002cm">
              <draw:image xlink:href="Pictures/100000010000003C00000012F1B87BE1BD96911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Italian', 'F']</text:p>
          </table:table-cell>
          <table:table-cell>
            <draw:frame draw:z-index="45" draw:name="Image 46" draw:style-name="gr1" draw:text-style-name="P1" svg:width="1.587cm" svg:height="0.437cm" svg:x="0cm" svg:y="-0.002cm">
              <draw:image xlink:href="Pictures/100000010000003C00000012835EF0037F7FFA6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tus</text:p>
          </table:table-cell>
          <table:table-cell office:value-type="string" calcext:value-type="string">
            <text:p>Sports Cars, Racing Cars</text:p>
          </table:table-cell>
          <table:table-cell office:value-type="string" calcext:value-type="string">
            <text:p>['British', 'Sports Cars', 'L']</text:p>
          </table:table-cell>
          <table:table-cell>
            <draw:frame draw:z-index="46" draw:name="Image 47" draw:style-name="gr1" draw:text-style-name="P1" svg:width="1.587cm" svg:height="0.437cm" svg:x="0cm" svg:y="-0.001cm">
              <draw:image xlink:href="Pictures/100000010000003C000000124BC56F0181C41C2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Luxury Small Cars</text:p>
          </table:table-cell>
          <table:table-cell office:value-type="string" calcext:value-type="string">
            <text:p>['British', 'Luxury', 'M']</text:p>
          </table:table-cell>
          <table:table-cell>
            <draw:frame draw:z-index="47" draw:name="Image 48" draw:style-name="gr1" draw:text-style-name="P1" svg:width="1.587cm" svg:height="0.437cm" svg:x="0cm" svg:y="-0.001cm">
              <draw:image xlink:href="Pictures/100000010000003C0000001262B45A013A7CF5F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terbilt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Trucks', 'P']</text:p>
          </table:table-cell>
          <table:table-cell>
            <draw:frame draw:z-index="48" draw:name="Image 49" draw:style-name="gr1" draw:text-style-name="P1" svg:width="1.587cm" svg:height="0.437cm" svg:x="0cm" svg:y="-0.002cm">
              <draw:image xlink:href="Pictures/100000010000003C000000129E773D256F476B3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urn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American', 'S']</text:p>
          </table:table-cell>
          <table:table-cell>
            <draw:frame draw:z-index="49" draw:name="Image 50" draw:style-name="gr1" draw:text-style-name="P1" svg:width="1.587cm" svg:height="0.437cm" svg:x="0cm" svg:y="-0.002cm">
              <draw:image xlink:href="Pictures/100000000000003C000000121CE0ED74E56A690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MW M</text:p>
          </table:table-cell>
          <table:table-cell office:value-type="string" calcext:value-type="string">
            <text:p>High Performance</text:p>
          </table:table-cell>
          <table:table-cell office:value-type="string" calcext:value-type="string">
            <text:p>['German', 'B']</text:p>
          </table:table-cell>
          <table:table-cell>
            <draw:frame draw:z-index="50" draw:name="Image 51" draw:style-name="gr1" draw:text-style-name="P1" svg:width="1.587cm" svg:height="0.436cm" svg:x="0cm" svg:y="-0.002cm">
              <draw:image xlink:href="Pictures/100000010000003C00000012846952164AAAC19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l Motor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American', 'G']</text:p>
          </table:table-cell>
          <table:table-cell>
            <draw:frame draw:z-index="51" draw:name="Image 52" draw:style-name="gr1" draw:text-style-name="P1" svg:width="1.587cm" svg:height="0.437cm" svg:x="0cm" svg:y="-0.002cm">
              <draw:image xlink:href="Pictures/100000010000003C000000122AD6257B61B23DF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worth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Trucks', 'K']</text:p>
          </table:table-cell>
          <table:table-cell>
            <draw:frame draw:z-index="52" draw:name="Image 53" draw:style-name="gr1" draw:text-style-name="P1" svg:width="1.587cm" svg:height="0.437cm" svg:x="0cm" svg:y="-0.001cm">
              <draw:image xlink:href="Pictures/100000010000003C00000012C64BECDCDDF412E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TM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Sports Cars', 'K']</text:p>
          </table:table-cell>
          <table:table-cell>
            <draw:frame draw:z-index="53" draw:name="Image 54" draw:style-name="gr1" draw:text-style-name="P1" svg:width="1.587cm" svg:height="0.437cm" svg:x="0cm" svg:y="-0.002cm">
              <draw:image xlink:href="Pictures/100000010000003C00000012ECA28887944E6AA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Luxury Sport Utility Vehicles</text:p>
          </table:table-cell>
          <table:table-cell office:value-type="string" calcext:value-type="string">
            <text:p>['British', 'Luxury', 'L']</text:p>
          </table:table-cell>
          <table:table-cell>
            <draw:frame draw:z-index="54" draw:name="Image 55" draw:style-name="gr1" draw:text-style-name="P1" svg:width="1.587cm" svg:height="0.437cm" svg:x="0cm" svg:y="-0.002cm">
              <draw:image xlink:href="Pictures/100000010000003C00000012D1398811B27EF9A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bach</text:p>
          </table:table-cell>
          <table:table-cell office:value-type="string" calcext:value-type="string">
            <text:p>Ultra-luxury Cars</text:p>
          </table:table-cell>
          <table:table-cell office:value-type="string" calcext:value-type="string">
            <text:p>['German', 'Ultra-Luxury', 'M']</text:p>
          </table:table-cell>
          <table:table-cell>
            <draw:frame draw:z-index="55" draw:name="Image 56" draw:style-name="gr1" draw:text-style-name="P1" svg:width="1.587cm" svg:height="0.437cm" svg:x="0cm" svg:y="-0.002cm">
              <draw:image xlink:href="Pictures/100000010000003C000000129772ACC9BE91C800.png" xlink:type="simple" xlink:show="embed" xlink:actuate="onLoad" draw:mime-type="image/png">
                <text:p/>
              </draw:image>
              <svg:desc>Picture</svg:desc>
            </draw:frame>
            <draw:frame draw:z-index="56" draw:name="Image 57" draw:style-name="gr1" draw:text-style-name="P1" svg:width="1.587cm" svg:height="0.437cm" svg:x="0cm" svg:y="0.484cm">
              <draw:image xlink:href="Pictures/100000010000003C0000001231086FD5B74AEEA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American', 'M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dsmobile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American', 'O']</text:p>
          </table:table-cell>
          <table:table-cell>
            <draw:frame draw:z-index="57" draw:name="Image 58" draw:style-name="gr1" draw:text-style-name="P1" svg:width="1.587cm" svg:height="0.437cm" svg:x="0cm" svg:y="-0.002cm">
              <draw:image xlink:href="Pictures/100000010000003C00000012D9B82D8AC6505B1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ault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French', 'R']</text:p>
          </table:table-cell>
          <table:table-cell>
            <draw:frame draw:z-index="58" draw:name="Image 59" draw:style-name="gr1" draw:text-style-name="P1" svg:width="1.587cm" svg:height="0.437cm" svg:x="0cm" svg:y="-0.002cm">
              <draw:image xlink:href="Pictures/100000010000003C00000012C863CA1DFC0C60F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 Vipe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Sports Cars', 'D']</text:p>
          </table:table-cell>
          <table:table-cell>
            <draw:frame draw:z-index="59" draw:name="Image 60" draw:style-name="gr1" draw:text-style-name="P1" svg:width="1.587cm" svg:height="0.437cm" svg:x="0cm" svg:y="-0.002cm">
              <draw:image xlink:href="Pictures/100000010000003C00000012DA19210F847D619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enigsegg</text:p>
          </table:table-cell>
          <table:table-cell office:value-type="string" calcext:value-type="string">
            <text:p>Luxury Supercars</text:p>
          </table:table-cell>
          <table:table-cell office:value-type="string" calcext:value-type="string">
            <text:p>['Swedish', 'Luxury', 'Supercars', 'K']</text:p>
          </table:table-cell>
          <table:table-cell>
            <draw:frame draw:z-index="60" draw:name="Image 61" draw:style-name="gr1" draw:text-style-name="P1" svg:width="1.587cm" svg:height="0.437cm" svg:x="0cm" svg:y="-0.002cm">
              <draw:image xlink:href="Pictures/100000010000003C000000128BD91F57B53690AA.png" xlink:type="simple" xlink:show="embed" xlink:actuate="onLoad" draw:mime-type="image/png">
                <text:p/>
              </draw:image>
              <svg:desc>Picture</svg:desc>
            </draw:frame>
            <draw:frame draw:z-index="61" draw:name="Image 62" draw:style-name="gr1" draw:text-style-name="P1" svg:width="1.587cm" svg:height="0.437cm" svg:x="0cm" svg:y="0.484cm">
              <draw:image xlink:href="Pictures/100000010000003C000000126535FBD4B98774B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k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Trucks', 'M']</text:p>
          </table:table-cell>
          <table:table-cell>
            <draw:frame draw:z-index="62" draw:name="Image 63" draw:style-name="gr1" draw:text-style-name="P1" svg:width="1.587cm" svg:height="0.437cm" svg:x="0cm" svg:y="0.484cm">
              <draw:image xlink:href="Pictures/100000010000003C00000012D71F5F66CA0D59C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Sport Compact Vehicles</text:p>
          </table:table-cell>
          <table:table-cell office:value-type="string" calcext:value-type="string">
            <text:p>['Japanese', 'S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Škoda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S']</text:p>
          </table:table-cell>
          <table:table-cell>
            <draw:frame draw:z-index="63" draw:name="Image 64" draw:style-name="gr1" draw:text-style-name="P1" svg:width="1.587cm" svg:height="0.437cm" svg:x="0cm" svg:y="-0.002cm">
              <draw:image xlink:href="Pictures/100000010000003C00000012B626CFCF3FD6242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ewoo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Korean', 'D']</text:p>
          </table:table-cell>
          <table:table-cell>
            <draw:frame draw:z-index="64" draw:name="Image 65" draw:style-name="gr1" draw:text-style-name="P1" svg:width="1.587cm" svg:height="0.437cm" svg:x="0cm" svg:y="-0.002cm">
              <draw:image xlink:href="Pictures/100000010000003C00000012A48957C52F0FCD8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ml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American', 'D']</text:p>
          </table:table-cell>
          <table:table-cell>
            <draw:frame draw:z-index="65" draw:name="Image 66" draw:style-name="gr1" draw:text-style-name="P1" svg:width="1.587cm" svg:height="0.437cm" svg:x="0cm" svg:y="-0.002cm">
              <draw:image xlink:href="Pictures/100000010000003C000000129A5B3D22639A377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l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German', 'O']</text:p>
          </table:table-cell>
          <table:table-cell>
            <draw:frame draw:z-index="66" draw:name="Image 67" draw:style-name="gr1" draw:text-style-name="P1" svg:width="1.587cm" svg:height="0.437cm" svg:x="0cm" svg:y="-0.002cm">
              <draw:image xlink:href="Pictures/100000010000003C0000001264B5F6EC01036F92.png" xlink:type="simple" xlink:show="embed" xlink:actuate="onLoad" draw:mime-type="image/png">
                <text:p/>
              </draw:image>
              <svg:desc>Picture</svg:desc>
            </draw:frame>
            <draw:frame draw:z-index="67" draw:name="Image 68" draw:style-name="gr1" draw:text-style-name="P1" svg:width="1.587cm" svg:height="0.437cm" svg:x="0cm" svg:y="0.484cm">
              <draw:image xlink:href="Pictures/100000010000003C000000121994B4C57072235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sun</text:p>
          </table:table-cell>
          <table:table-cell office:value-type="string" calcext:value-type="string">
            <text:p>Light Trucks, Economy Cars</text:p>
          </table:table-cell>
          <table:table-cell office:value-type="string" calcext:value-type="string">
            <text:p>['Japanese', 'D']</text:p>
          </table:table-cell>
          <table:table-cell>
            <draw:frame draw:z-index="68" draw:name="Image 69" draw:style-name="gr1" draw:text-style-name="P1" svg:width="1.587cm" svg:height="0.437cm" svg:x="0cm" svg:y="0.484cm">
              <draw:image xlink:href="Pictures/100000010000003C000000121D0C3D1BC0A8C7F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en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Australian', 'H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Luxury Small Cars</text:p>
          </table:table-cell>
          <table:table-cell office:value-type="string" calcext:value-type="string">
            <text:p>['German', 'S']</text:p>
          </table:table-cell>
          <table:table-cell>
            <draw:frame draw:z-index="69" draw:name="Image 70" draw:style-name="gr1" draw:text-style-name="P1" svg:width="1.587cm" svg:height="0.437cm" svg:x="0cm" svg:y="-0.003cm">
              <draw:image xlink:href="Pictures/100000010000003C00000012A6610F61F7763A4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ine</text:p>
          </table:table-cell>
          <table:table-cell office:value-type="string" calcext:value-type="string">
            <text:p>Sports Cars, Racing Cars</text:p>
          </table:table-cell>
          <table:table-cell office:value-type="string" calcext:value-type="string">
            <text:p>['French', 'Sports Cars', 'A']</text:p>
          </table:table-cell>
          <table:table-cell>
            <draw:frame draw:z-index="70" draw:name="Image 71" draw:style-name="gr1" draw:text-style-name="P1" svg:width="1.587cm" svg:height="0.437cm" svg:x="0cm" svg:y="-0.002cm">
              <draw:image xlink:href="Pictures/100000010000003C00000012EF1F15BA2073F43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French', 'Luxury', 'D']</text:p>
          </table:table-cell>
          <table:table-cell>
            <draw:frame draw:z-index="71" draw:name="Image 72" draw:style-name="gr1" draw:text-style-name="P1" svg:width="1.587cm" svg:height="0.437cm" svg:x="0cm" svg:y="-0.002cm">
              <draw:image xlink:href="Pictures/100000010000003C00000012026289832D12AAA4.png" xlink:type="simple" xlink:show="embed" xlink:actuate="onLoad" draw:mime-type="image/png">
                <text:p/>
              </draw:image>
              <svg:desc>Picture</svg:desc>
            </draw:frame>
            <draw:frame draw:z-index="72" draw:name="Image 73" draw:style-name="gr1" draw:text-style-name="P1" svg:width="1.587cm" svg:height="0.437cm" svg:x="0cm" svg:y="0.484cm">
              <draw:image xlink:href="Pictures/100000010000003C00000012C0B4EEE53ED9F54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sta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American', 'N']</text:p>
          </table:table-cell>
          <table:table-cell>
            <draw:frame draw:z-index="73" draw:name="Image 74" draw:style-name="gr1" draw:text-style-name="P1" svg:width="1.587cm" svg:height="0.437cm" svg:x="0cm" svg:y="0.484cm">
              <draw:image xlink:href="Pictures/100000010000003C00000012FD89D6A9F58C904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ssan Nismo</text:p>
          </table:table-cell>
          <table:table-cell office:value-type="string" calcext:value-type="string">
            <text:p>High Performance</text:p>
          </table:table-cell>
          <table:table-cell office:value-type="string" calcext:value-type="string">
            <text:p>['Japanese', 'N']</text:p>
          </table:table-cell>
          <table:table-cell>
            <draw:frame draw:z-index="74" draw:name="Image 75" draw:style-name="gr1" draw:text-style-name="P1" svg:width="1.587cm" svg:height="0.437cm" svg:x="0cm" svg:y="0.484cm">
              <draw:image xlink:href="Pictures/100000010000003C00000012F5547428CBB178D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ani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Italian', 'Luxury', 'Supercars', 'P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R']</text:p>
          </table:table-cell>
          <table:table-cell>
            <draw:frame draw:z-index="75" draw:name="Image 76" draw:style-name="gr1" draw:text-style-name="P1" svg:width="1.587cm" svg:height="0.437cm" svg:x="0cm" svg:y="-0.003cm">
              <draw:image xlink:href="Pictures/100000010000003C000000121472DA513E0D043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uxhall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British', 'V']</text:p>
          </table:table-cell>
          <table:table-cell>
            <draw:frame draw:z-index="76" draw:name="Image 77" draw:style-name="gr1" draw:text-style-name="P1" svg:width="1.587cm" svg:height="0.437cm" svg:x="0cm" svg:y="-0.002cm">
              <draw:image xlink:href="Pictures/100000010000003C0000001289137FE8EFE33ECB.png" xlink:type="simple" xlink:show="embed" xlink:actuate="onLoad" draw:mime-type="image/png">
                <text:p/>
              </draw:image>
              <svg:desc>Picture</svg:desc>
            </draw:frame>
            <draw:frame draw:z-index="77" draw:name="Image 78" draw:style-name="gr1" draw:text-style-name="P1" svg:width="1.587cm" svg:height="0.437cm" svg:x="0cm" svg:y="0.484cm">
              <draw:image xlink:href="Pictures/100000010000003C000000121B47F84085A5820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Motor Vehicles</text:p>
          </table:table-cell>
          <table:table-cell office:value-type="string" calcext:value-type="string">
            <text:p>['British', 'A']</text:p>
          </table:table-cell>
          <table:table-cell>
            <draw:frame draw:z-index="78" draw:name="Image 79" draw:style-name="gr1" draw:text-style-name="P1" svg:width="1.587cm" svg:height="0.437cm" svg:x="0cm" svg:y="0.484cm">
              <draw:image xlink:href="Pictures/100000010000003C00000012C9AA01F331FDFAE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uzu</text:p>
          </table:table-cell>
          <table:table-cell office:value-type="string" calcext:value-type="string">
            <text:p>Trucks, Bus</text:p>
          </table:table-cell>
          <table:table-cell office:value-type="string" calcext:value-type="string">
            <text:p>['Japanese', 'Trucks', 'I']</text:p>
          </table:table-cell>
          <table:table-cell>
            <draw:frame draw:z-index="79" draw:name="Image 80" draw:style-name="gr1" draw:text-style-name="P1" svg:width="1.587cm" svg:height="0.437cm" svg:x="0cm" svg:y="0.484cm">
              <draw:image xlink:href="Pictures/100000010000003C0000001219095E87056F24E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ca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American', 'P']</text:p>
          </table:table-cell>
          <table:table-cell>
            <draw:frame draw:z-index="80" draw:name="Image 81" draw:style-name="gr1" draw:text-style-name="P1" svg:width="1.587cm" svg:height="0.437cm" svg:x="0cm" svg:y="0.483cm">
              <draw:image xlink:href="Pictures/100000010000003C00000012A5928E2FF95CA93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Indian', 'T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rth</text:p>
          </table:table-cell>
          <table:table-cell office:value-type="string" calcext:value-type="string">
            <text:p>Racing cars</text:p>
          </table:table-cell>
          <table:table-cell office:value-type="string" calcext:value-type="string">
            <text:p>['Italian', 'A']</text:p>
          </table:table-cell>
          <table:table-cell>
            <draw:frame draw:z-index="81" draw:name="Image 82" draw:style-name="gr1" draw:text-style-name="P1" svg:width="1.587cm" svg:height="0.437cm" svg:x="0cm" svg:y="-0.003cm">
              <draw:image xlink:href="Pictures/100000010000003C0000001286CF6C05CB8C0CB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mer</text:p>
          </table:table-cell>
          <table:table-cell office:value-type="string" calcext:value-type="string">
            <text:p>Sport Utility Vehicles</text:p>
          </table:table-cell>
          <table:table-cell office:value-type="string" calcext:value-type="string">
            <text:p>['American', 'H']</text:p>
          </table:table-cell>
          <table:table-cell>
            <draw:frame draw:z-index="82" draw:name="Image 83" draw:style-name="gr1" draw:text-style-name="P1" svg:width="1.587cm" svg:height="0.437cm" svg:x="0cm" svg:y="-0.002cm">
              <draw:image xlink:href="Pictures/100000010000003C00000012B12739E7A48C4DBE.png" xlink:type="simple" xlink:show="embed" xlink:actuate="onLoad" draw:mime-type="image/png">
                <text:p/>
              </draw:image>
              <svg:desc>Picture</svg:desc>
            </draw:frame>
            <draw:frame draw:z-index="83" draw:name="Image 84" draw:style-name="gr1" draw:text-style-name="P1" svg:width="1.587cm" svg:height="0.437cm" svg:x="0cm" svg:y="0.484cm">
              <draw:image xlink:href="Pictures/100000010000003C00000012ADEEB46A222D4CC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Spanish', 'S']</text:p>
          </table:table-cell>
          <table:table-cell>
            <draw:frame draw:z-index="84" draw:name="Image 85" draw:style-name="gr1" draw:text-style-name="P1" svg:width="1.587cm" svg:height="0.437cm" svg:x="0cm" svg:y="0.484cm">
              <draw:image xlink:href="Pictures/100000010000003C0000001232C37353878EC51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ma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American', 'Luxury', 'Electric', 'K']</text:p>
          </table:table-cell>
          <table:table-cell>
            <draw:frame draw:z-index="85" draw:name="Image 86" draw:style-name="gr1" draw:text-style-name="P1" svg:width="1.587cm" svg:height="0.436cm" svg:x="0cm" svg:y="0.484cm">
              <draw:image xlink:href="Pictures/100000010000003C00000012D46F0D01D1CF04F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id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American', 'Electric', 'L']</text:p>
          </table:table-cell>
          <table:table-cell>
            <draw:frame draw:z-index="86" draw:name="Image 87" draw:style-name="gr1" draw:text-style-name="P1" svg:width="1.587cm" svg:height="0.437cm" svg:x="0cm" svg:y="0.483cm">
              <draw:image xlink:href="Pictures/100000010000003C0000001224A2F5F97A0EC72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een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upercars', 'S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ebaker</text:p>
          </table:table-cell>
          <table:table-cell office:value-type="string" calcext:value-type="string">
            <text:p>Wagons, Buggies, Carriages</text:p>
          </table:table-cell>
          <table:table-cell office:value-type="string" calcext:value-type="string">
            <text:p>['American', 'S']</text:p>
          </table:table-cell>
          <table:table-cell>
            <draw:frame draw:z-index="87" draw:name="Image 88" draw:style-name="gr1" draw:text-style-name="P1" svg:width="1.587cm" svg:height="0.437cm" svg:x="0cm" svg:y="-0.003cm">
              <draw:image xlink:href="Pictures/100000010000003C00000012F5A827C9357A27D8.png" xlink:type="simple" xlink:show="embed" xlink:actuate="onLoad" draw:mime-type="image/png">
                <text:p/>
              </draw:image>
              <svg:desc>Picture</svg:desc>
            </draw:frame>
            <draw:frame draw:z-index="88" draw:name="Image 89" draw:style-name="gr1" draw:text-style-name="P1" svg:width="1.587cm" svg:height="0.437cm" svg:x="0cm" svg:y="0.483cm">
              <draw:image xlink:href="Pictures/100000010000003C0000001234CB4E27E4A750B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stern Star</text:p>
          </table:table-cell>
          <table:table-cell office:value-type="string" calcext:value-type="string">
            <text:p>Heavy-duty Trucks</text:p>
          </table:table-cell>
          <table:table-cell office:value-type="string" calcext:value-type="string">
            <text:p>['American', 'Trucks', 'W']</text:p>
          </table:table-cell>
          <table:table-cell>
            <draw:frame draw:z-index="89" draw:name="Image 90" draw:style-name="gr1" draw:text-style-name="P1" svg:width="1.587cm" svg:height="0.437cm" svg:x="0cm" svg:y="0.484cm">
              <draw:image xlink:href="Pictures/100000010000003C000000123FE08E40BD7FC02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edes-AMG</text:p>
          </table:table-cell>
          <table:table-cell office:value-type="string" calcext:value-type="string">
            <text:p>High Performance</text:p>
          </table:table-cell>
          <table:table-cell office:value-type="string" calcext:value-type="string">
            <text:p>['German', 'Luxury', 'L']</text:p>
          </table:table-cell>
          <table:table-cell>
            <draw:frame draw:z-index="90" draw:name="Image 91" draw:style-name="gr1" draw:text-style-name="P1" svg:width="1.587cm" svg:height="0.437cm" svg:x="0cm" svg:y="0.484cm">
              <draw:image xlink:href="Pictures/100000010000003C00000012B792AA087DE84D1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nessey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upercars', 'H']</text:p>
          </table:table-cell>
          <table:table-cell>
            <draw:frame draw:z-index="91" draw:name="Image 92" draw:style-name="gr1" draw:text-style-name="P1" svg:width="1.587cm" svg:height="0.437cm" svg:x="0cm" svg:y="0.483cm">
              <draw:image xlink:href="Pictures/100000010000003C00000012BFE385F71B130D2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di Sport</text:p>
          </table:table-cell>
          <table:table-cell office:value-type="string" calcext:value-type="string">
            <text:p>High Performance</text:p>
          </table:table-cell>
          <table:table-cell office:value-type="string" calcext:value-type="string">
            <text:p>['German', 'A']</text:p>
          </table:table-cell>
          <table:table-cell>
            <draw:frame draw:z-index="92" draw:name="Image 93" draw:style-name="gr1" draw:text-style-name="P1" svg:width="1.587cm" svg:height="0.437cm" svg:x="0cm" svg:y="0.483cm">
              <draw:image xlink:href="Pictures/100000010000003C0000001266CD77C9F67F92D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D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ihatsu</text:p>
          </table:table-cell>
          <table:table-cell office:value-type="string" calcext:value-type="string">
            <text:p>Automobiles, Engines</text:p>
          </table:table-cell>
          <table:table-cell office:value-type="string" calcext:value-type="string">
            <text:p>['Japanese', 'D']</text:p>
          </table:table-cell>
          <table:table-cell>
            <draw:frame draw:z-index="93" draw:name="Image 94" draw:style-name="gr1" draw:text-style-name="P1" svg:width="1.587cm" svg:height="0.436cm" svg:x="0cm" svg:y="-0.003cm">
              <draw:image xlink:href="Pictures/100000010000003C0000001206E6BD2DD12BF453.png" xlink:type="simple" xlink:show="embed" xlink:actuate="onLoad" draw:mime-type="image/png">
                <text:p/>
              </draw:image>
              <svg:desc>Picture</svg:desc>
            </draw:frame>
            <draw:frame draw:z-index="94" draw:name="Image 95" draw:style-name="gr1" draw:text-style-name="P1" svg:width="1.587cm" svg:height="0.437cm" svg:x="0cm" svg:y="0.483cm">
              <draw:image xlink:href="Pictures/100000010000003C000000121098778539B36D0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ker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F']</text:p>
          </table:table-cell>
          <table:table-cell>
            <draw:frame draw:z-index="95" draw:name="Image 96" draw:style-name="gr1" draw:text-style-name="P1" svg:width="1.587cm" svg:height="0.437cm" svg:x="0cm" svg:y="0.484cm">
              <draw:image xlink:href="Pictures/100000010000003C00000012F462CD1E96C4666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American', 'G']</text:p>
          </table:table-cell>
          <table:table-cell>
            <draw:frame draw:z-index="96" draw:name="Image 97" draw:style-name="gr1" draw:text-style-name="P1" svg:width="1.587cm" svg:height="0.437cm" svg:x="0cm" svg:y="0.483cm">
              <draw:image xlink:href="Pictures/100000010000003C00000012657286C94478643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no</text:p>
          </table:table-cell>
          <table:table-cell office:value-type="string" calcext:value-type="string">
            <text:p>Trucks, Bus</text:p>
          </table:table-cell>
          <table:table-cell office:value-type="string" calcext:value-type="string">
            <text:p>['Japanese', 'Trucks', 'H']</text:p>
          </table:table-cell>
          <table:table-cell>
            <draw:frame draw:z-index="97" draw:name="Image 98" draw:style-name="gr1" draw:text-style-name="P1" svg:width="1.587cm" svg:height="0.437cm" svg:x="0cm" svg:y="0.483cm">
              <draw:image xlink:href="Pictures/100000010000003C000000122FB1B128B15D032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nia</text:p>
          </table:table-cell>
          <table:table-cell office:value-type="string" calcext:value-type="string">
            <text:p>Heavy-duty Trucks</text:p>
          </table:table-cell>
          <table:table-cell office:value-type="string" calcext:value-type="string">
            <text:p>['Swedish', 'Trucks', 'S']</text:p>
          </table:table-cell>
          <table:table-cell>
            <draw:frame draw:z-index="98" draw:name="Image 99" draw:style-name="gr1" draw:text-style-name="P1" svg:width="1.587cm" svg:height="0.437cm" svg:x="0cm" svg:y="0.483cm">
              <draw:image xlink:href="Pictures/100000010000003C00000012BE3FEE2172CE4E8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rling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Trucks', 'S']</text:p>
          </table:table-cell>
          <table:table-cell>
            <draw:frame draw:z-index="99" draw:name="Image 100" draw:style-name="gr1" draw:text-style-name="P1" svg:width="1.587cm" svg:height="0.437cm" svg:x="0cm" svg:y="0.483cm">
              <draw:image xlink:href="Pictures/100000010000003C00000012011737E8362D2E8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kard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Luxury', 'P']</text:p>
          </table:table-cell>
          <table:table-cell>
            <draw:frame draw:z-index="100" draw:name="Image 101" draw:style-name="gr1" draw:text-style-name="P1" svg:width="1.587cm" svg:height="0.437cm" svg:x="0cm" svg:y="0.483cm">
              <draw:image xlink:href="Pictures/100000010000003C00000012D73F46A1D3D7B09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 Wall</text:p>
          </table:table-cell>
          <table:table-cell office:value-type="string" calcext:value-type="string">
            <text:p>Compact SUVs</text:p>
          </table:table-cell>
          <table:table-cell office:value-type="string" calcext:value-type="string">
            <text:p>['Chinese', 'G']</text:p>
          </table:table-cell>
          <table:table-cell>
            <draw:frame draw:z-index="101" draw:name="Image 102" draw:style-name="gr1" draw:text-style-name="P1" svg:width="1.587cm" svg:height="0.437cm" svg:x="0cm" svg:y="0.484cm">
              <draw:image xlink:href="Pictures/100000010000003C00000012BD149AE4273E387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cher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Indian', 'Trucks', 'E']</text:p>
          </table:table-cell>
          <table:table-cell>
            <draw:frame draw:z-index="102" draw:name="Image 103" draw:style-name="gr1" draw:text-style-name="P1" svg:width="1.587cm" svg:height="0.437cm" svg:x="0cm" svg:y="0.483cm">
              <draw:image xlink:href="Pictures/100000010000003C000000124FA32DEE5ADEAC7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I']</text:p>
          </table:table-cell>
          <table:table-cell>
            <draw:frame draw:z-index="103" draw:name="Image 104" draw:style-name="gr1" draw:text-style-name="P1" svg:width="1.587cm" svg:height="0.437cm" svg:x="0cm" svg:y="0.483cm">
              <draw:image xlink:href="Pictures/100000010000003C00000012F0D0F64CFC15865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American', 'I']</text:p>
          </table:table-cell>
          <table:table-cell>
            <draw:frame draw:z-index="104" draw:name="Image 105" draw:style-name="gr1" draw:text-style-name="P1" svg:width="1.587cm" svg:height="0.437cm" svg:x="0cm" svg:y="0.482cm">
              <draw:image xlink:href="Pictures/100000010000003C00000012428745B3435FEDB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Pickup Trucks, Vans</text:p>
          </table:table-cell>
          <table:table-cell office:value-type="string" calcext:value-type="string">
            <text:p>['American', 'Trucks', 'R']</text:p>
          </table:table-cell>
          <table:table-cell>
            <draw:frame draw:z-index="105" draw:name="Image 106" draw:style-name="gr1" draw:text-style-name="P1" svg:width="1.587cm" svg:height="0.437cm" svg:x="0cm" svg:y="0.483cm">
              <draw:image xlink:href="Pictures/100000010000003C00000012F3B6313CCE102FF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A']</text:p>
          </table:table-cell>
          <table:table-cell>
            <draw:frame draw:z-index="106" draw:name="Image 107" draw:style-name="gr1" draw:text-style-name="P1" svg:width="1.587cm" svg:height="0.437cm" svg:x="0cm" svg:y="0.483cm">
              <draw:image xlink:href="Pictures/100000010000003C0000001203C07AE4519DA9E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B']</text:p>
          </table:table-cell>
          <table:table-cell>
            <draw:frame draw:z-index="107" draw:name="Image 108" draw:style-name="gr1" draw:text-style-name="P1" svg:width="1.587cm" svg:height="0.437cm" svg:x="0cm" svg:y="0.483cm">
              <draw:image xlink:href="Pictures/100000010000003C000000123A9BB86FC658D5F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ely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G']</text:p>
          </table:table-cell>
          <table:table-cell>
            <draw:frame draw:z-index="108" draw:name="Image 109" draw:style-name="gr1" draw:text-style-name="P1" svg:width="1.587cm" svg:height="0.437cm" svg:x="0cm" svg:y="0.483cm">
              <draw:image xlink:href="Pictures/100000010000003C000000122495B171123ED83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Russian', 'L']</text:p>
          </table:table-cell>
          <table:table-cell>
            <draw:frame draw:z-index="109" draw:name="Image 110" draw:style-name="gr1" draw:text-style-name="P1" svg:width="1.587cm" svg:height="0.437cm" svg:x="0cm" svg:y="0.483cm">
              <draw:image xlink:href="Pictures/100000010000003C0000001284E6B748A5C738E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N']</text:p>
          </table:table-cell>
          <table:table-cell>
            <draw:frame draw:z-index="110" draw:name="Image 111" draw:style-name="gr1" draw:text-style-name="P1" svg:width="1.587cm" svg:height="0.437cm" svg:x="0cm" svg:y="0.482cm">
              <draw:image xlink:href="Pictures/100000010000003C000000126C3B1DFBF952808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estar</text:p>
          </table:table-cell>
          <table:table-cell office:value-type="string" calcext:value-type="string">
            <text:p>High performance Electric Cars</text:p>
          </table:table-cell>
          <table:table-cell office:value-type="string" calcext:value-type="string">
            <text:p>['Swedish', 'Electric', 'Luxury', 'P']</text:p>
          </table:table-cell>
          <table:table-cell>
            <draw:frame draw:z-index="111" draw:name="Image 112" draw:style-name="gr1" draw:text-style-name="P1" svg:width="1.587cm" svg:height="0.437cm" svg:x="0cm" svg:y="0.483cm">
              <draw:image xlink:href="Pictures/100000010000003C00000012BABF0F972B774D7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British', 'M']</text:p>
          </table:table-cell>
          <table:table-cell>
            <draw:frame draw:z-index="112" draw:name="Image 113" draw:style-name="gr1" draw:text-style-name="P1" svg:width="1.587cm" svg:height="0.437cm" svg:x="0cm" svg:y="0.482cm">
              <draw:image xlink:href="Pictures/100000010000003C00000012195A6FDCA78BACB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Fast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V']</text:p>
          </table:table-cell>
          <table:table-cell>
            <draw:frame draw:z-index="113" draw:name="Image 114" draw:style-name="gr1" draw:text-style-name="P1" svg:width="1.587cm" svg:height="0.437cm" svg:x="0cm" svg:y="0.483cm">
              <draw:image xlink:href="Pictures/100000010000003C00000012E793B998F865CC1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angYong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Korean', 'S']</text:p>
          </table:table-cell>
          <table:table-cell>
            <draw:frame draw:z-index="114" draw:name="Image 115" draw:style-name="gr1" draw:text-style-name="P1" svg:width="1.587cm" svg:height="0.437cm" svg:x="0cm" svg:y="0.483cm">
              <draw:image xlink:href="Pictures/100000010000003C00000012BD340A1AC96564D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ina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A']</text:p>
          </table:table-cell>
          <table:table-cell>
            <draw:frame draw:z-index="115" draw:name="Image 116" draw:style-name="gr1" draw:text-style-name="P1" svg:width="1.587cm" svg:height="0.437cm" svg:x="0cm" svg:y="0.482cm">
              <draw:image xlink:href="Pictures/100000010000003C000000121CDFAD198CD5390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bus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B']</text:p>
          </table:table-cell>
          <table:table-cell>
            <draw:frame draw:z-index="116" draw:name="Image 117" draw:style-name="gr1" draw:text-style-name="P1" svg:width="1.587cm" svg:height="0.437cm" svg:x="0cm" svg:y="0.482cm">
              <draw:image xlink:href="Pictures/100000010000003C00000012CE16855C8260914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tta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J']</text:p>
          </table:table-cell>
          <table:table-cell>
            <draw:frame draw:z-index="117" draw:name="Image 118" draw:style-name="gr1" draw:text-style-name="P1" svg:width="1.587cm" svg:height="0.437cm" svg:x="0cm" svg:y="0.483cm">
              <draw:image xlink:href="Pictures/100000010000003C00000012FDDC14C78A9D975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Z</text:p>
          </table:table-cell>
          <table:table-cell office:value-type="string" calcext:value-type="string">
            <text:p>Trucks &amp; Bus</text:p>
          </table:table-cell>
          <table:table-cell office:value-type="string" calcext:value-type="string">
            <text:p>['M']</text:p>
          </table:table-cell>
          <table:table-cell>
            <draw:frame draw:z-index="118" draw:name="Image 119" draw:style-name="gr1" draw:text-style-name="P1" svg:width="1.587cm" svg:height="0.437cm" svg:x="0cm" svg:y="0.482cm">
              <draw:image xlink:href="Pictures/100000010000003C000000129FB871B1C7EB3F9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C Moto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Chinese', 'S']</text:p>
          </table:table-cell>
          <table:table-cell>
            <draw:frame draw:z-index="119" draw:name="Image 120" draw:style-name="gr1" draw:text-style-name="P1" svg:width="1.587cm" svg:height="0.437cm" svg:x="0cm" svg:y="0.483cm">
              <draw:image xlink:href="Pictures/100000010000003C000000124C680E8316446A4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German', 'Trucks', 'M']</text:p>
          </table:table-cell>
          <table:table-cell>
            <draw:frame draw:z-index="120" draw:name="Image 121" draw:style-name="gr1" draw:text-style-name="P1" svg:width="1.587cm" svg:height="0.437cm" svg:x="0cm" svg:y="0.483cm">
              <draw:image xlink:href="Pictures/100000010000003C000000124019DE15B28B4DC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F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V']</text:p>
          </table:table-cell>
          <table:table-cell>
            <draw:frame draw:z-index="121" draw:name="Image 122" draw:style-name="gr1" draw:text-style-name="P1" svg:width="1.587cm" svg:height="0.437cm" svg:x="0cm" svg:y="0.482cm">
              <draw:image xlink:href="Pictures/100000010000003C000000122C87B1C0B072DE8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ce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Sports Cars', 'V']</text:p>
          </table:table-cell>
          <table:table-cell>
            <draw:frame draw:z-index="122" draw:name="Image 123" draw:style-name="gr1" draw:text-style-name="P1" svg:width="1.587cm" svg:height="0.437cm" svg:x="0cm" svg:y="0.482cm">
              <draw:image xlink:href="Pictures/100000010000003C00000012EA09531D575779C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British', 'Sports Cars', 'E']</text:p>
          </table:table-cell>
          <table:table-cell>
            <draw:frame draw:z-index="123" draw:name="Image 124" draw:style-name="gr1" draw:text-style-name="P1" svg:width="1.587cm" svg:height="0.437cm" svg:x="0cm" svg:y="0.482cm">
              <draw:image xlink:href="Pictures/100000010000003C0000001205DA2C2C9762DB5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aday Future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F']</text:p>
          </table:table-cell>
          <table:table-cell>
            <draw:frame draw:z-index="124" draw:name="Image 125" draw:style-name="gr1" draw:text-style-name="P1" svg:width="1.587cm" svg:height="0.437cm" svg:x="0cm" svg:y="0.482cm">
              <draw:image xlink:href="Pictures/100000010000003C0000001204EC7A473FB46EE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mac</text:p>
          </table:table-cell>
          <table:table-cell office:value-type="string" calcext:value-type="string">
            <text:p>Luxury Electric Sports Cars</text:p>
          </table:table-cell>
          <table:table-cell office:value-type="string" calcext:value-type="string">
            <text:p>['Electric', 'Supercars', 'R']</text:p>
          </table:table-cell>
          <table:table-cell>
            <draw:frame draw:z-index="125" draw:name="Image 126" draw:style-name="gr1" draw:text-style-name="P1" svg:width="1.587cm" svg:height="0.437cm" svg:x="0cm" svg:y="0.483cm">
              <draw:image xlink:href="Pictures/100000010000003C00000012942A1453989A231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Luxury Supercars</text:p>
          </table:table-cell>
          <table:table-cell office:value-type="string" calcext:value-type="string">
            <text:p>['American', 'Supercars', 'S']</text:p>
          </table:table-cell>
          <table:table-cell>
            <draw:frame draw:z-index="126" draw:name="Image 127" draw:style-name="gr1" draw:text-style-name="P1" svg:width="1.587cm" svg:height="0.437cm" svg:x="0cm" svg:y="0.482cm">
              <draw:image xlink:href="Pictures/100000010000003C0000001206BA3605147DAB0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oto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American', 'D']</text:p>
          </table:table-cell>
          <table:table-cell>
            <draw:frame draw:z-index="127" draw:name="Image 128" draw:style-name="gr1" draw:text-style-name="P1" svg:width="1.587cm" svg:height="0.437cm" svg:x="0cm" svg:y="0.482cm">
              <draw:image xlink:href="Pictures/100000010000003C000000128F7AFAC023ECC11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C Group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Chinese', 'G']</text:p>
          </table:table-cell>
          <table:table-cell>
            <draw:frame draw:z-index="128" draw:name="Image 129" draw:style-name="gr1" draw:text-style-name="P1" svg:width="1.587cm" svg:height="0.437cm" svg:x="0cm" svg:y="0.482cm">
              <draw:image xlink:href="Pictures/100000010000003C00000012416F4645D61EB37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za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['Spanish', 'I']</text:p>
          </table:table-cell>
          <table:table-cell>
            <draw:frame draw:z-index="129" draw:name="Image 130" draw:style-name="gr1" draw:text-style-name="P1" svg:width="1.587cm" svg:height="0.437cm" svg:x="0cm" svg:y="0.482cm">
              <draw:image xlink:href="Pictures/100000010000003C000000127B409FD40A30B38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ngqi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Chinese', 'Luxury', 'L']</text:p>
          </table:table-cell>
          <table:table-cell>
            <draw:frame draw:z-index="130" draw:name="Image 131" draw:style-name="gr1" draw:text-style-name="P1" svg:width="1.587cm" svg:height="0.437cm" svg:x="0cm" svg:y="0.482cm">
              <draw:image xlink:href="Pictures/100000010000003C0000001214E8D37064F989C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N']</text:p>
          </table:table-cell>
          <table:table-cell>
            <draw:frame draw:z-index="131" draw:name="Image 132" draw:style-name="gr1" draw:text-style-name="P1" svg:width="1.587cm" svg:height="0.437cm" svg:x="0cm" svg:y="0.482cm">
              <draw:image xlink:href="Pictures/100000010000003C00000012D5A9C248A726504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vian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R']</text:p>
          </table:table-cell>
          <table:table-cell>
            <draw:frame draw:z-index="132" draw:name="Image 133" draw:style-name="gr1" draw:text-style-name="P1" svg:width="1.587cm" svg:height="0.437cm" svg:x="0cm" svg:y="0.482cm">
              <draw:image xlink:href="Pictures/100000010000003C00000012BEB71F106ED924B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Y</text:p>
          </table:table-cell>
          <table:table-cell office:value-type="string" calcext:value-type="string">
            <text:p>China's Luxury SUV</text:p>
          </table:table-cell>
          <table:table-cell office:value-type="string" calcext:value-type="string">
            <text:p>['Chinese', 'W']</text:p>
          </table:table-cell>
          <table:table-cell>
            <draw:frame draw:z-index="133" draw:name="Image 134" draw:style-name="gr1" draw:text-style-name="P1" svg:width="1.587cm" svg:height="0.437cm" svg:x="0cm" svg:y="0.482cm">
              <draw:image xlink:href="Pictures/100000010000003C00000012F2343813C21AE78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British', 'Trucks', 'E']</text:p>
          </table:table-cell>
          <table:table-cell>
            <draw:frame draw:z-index="134" draw:name="Image 135" draw:style-name="gr1" draw:text-style-name="P1" svg:width="1.587cm" svg:height="0.437cm" svg:x="0cm" svg:y="0.481cm">
              <draw:image xlink:href="Pictures/100000010000003C00000012596DA0C56DFC67F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yker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Supercars', 'Luxury', 'S']</text:p>
          </table:table-cell>
          <table:table-cell>
            <draw:frame draw:z-index="135" draw:name="Image 136" draw:style-name="gr1" draw:text-style-name="P1" svg:width="1.587cm" svg:height="0.437cm" svg:x="0cm" svg:y="0.482cm">
              <draw:image xlink:href="Pictures/100000010000003C00000012EAADFDE0D712D2B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ota Crown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T']</text:p>
          </table:table-cell>
          <table:table-cell>
            <draw:frame draw:z-index="136" draw:name="Image 137" draw:style-name="gr1" draw:text-style-name="P1" svg:width="1.587cm" svg:height="0.437cm" svg:x="0cm" svg:y="0.482cm">
              <draw:image xlink:href="Pictures/100000010000003C000000123E154FA70C0917A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ffolk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S']</text:p>
          </table:table-cell>
          <table:table-cell>
            <draw:frame draw:z-index="137" draw:name="Image 138" draw:style-name="gr1" draw:text-style-name="P1" svg:width="1.587cm" svg:height="0.437cm" svg:x="0cm" svg:y="0.482cm">
              <draw:image xlink:href="Pictures/100000010000003C000000127DE3444CAB84998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 Tomaso</text:p>
          </table:table-cell>
          <table:table-cell office:value-type="string" calcext:value-type="string">
            <text:p>1959-Present</text:p>
          </table:table-cell>
          <table:table-cell office:value-type="string" calcext:value-type="string">
            <text:p>['Italian', 'Sports Cars', 'D']</text:p>
          </table:table-cell>
          <table:table-cell>
            <draw:frame draw:z-index="138" draw:name="Image 139" draw:style-name="gr1" draw:text-style-name="P1" svg:width="1.587cm" svg:height="0.437cm" svg:x="0cm" svg:y="0.482cm">
              <draw:image xlink:href="Pictures/100000010000003C000000120865FF362F4FE60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ightliner</text:p>
          </table:table-cell>
          <table:table-cell office:value-type="string" calcext:value-type="string">
            <text:p>Medium and Heavy-duty Trucks</text:p>
          </table:table-cell>
          <table:table-cell office:value-type="string" calcext:value-type="string">
            <text:p>['American', 'Trucks', 'F']</text:p>
          </table:table-cell>
          <table:table-cell>
            <draw:frame draw:z-index="139" draw:name="Image 140" draw:style-name="gr1" draw:text-style-name="P1" svg:width="1.587cm" svg:height="0.436cm" svg:x="0cm" svg:y="0.482cm">
              <draw:image xlink:href="Pictures/100000010000003C0000001266A59105840F589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 Bus</text:p>
          </table:table-cell>
          <table:table-cell office:value-type="string" calcext:value-type="string">
            <text:p>School Bus</text:p>
          </table:table-cell>
          <table:table-cell office:value-type="string" calcext:value-type="string">
            <text:p>['American', 'I']</text:p>
          </table:table-cell>
          <table:table-cell>
            <draw:frame draw:z-index="140" draw:name="Image 141" draw:style-name="gr1" draw:text-style-name="P1" svg:width="1.587cm" svg:height="0.437cm" svg:x="0cm" svg:y="0.481cm">
              <draw:image xlink:href="Pictures/100000010000003C00000012DB2645AECE40836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montan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Spanish', 'Sports Cars', 'T']</text:p>
          </table:table-cell>
          <table:table-cell>
            <draw:frame draw:z-index="141" draw:name="Image 142" draw:style-name="gr1" draw:text-style-name="P1" svg:width="1.587cm" svg:height="0.437cm" svg:x="0cm" svg:y="0.482cm">
              <draw:image xlink:href="Pictures/100000010000003C0000001279BD5F08C82C84B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sh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A']</text:p>
          </table:table-cell>
          <table:table-cell>
            <draw:frame draw:z-index="142" draw:name="Image 143" draw:style-name="gr1" draw:text-style-name="P1" svg:width="1.587cm" svg:height="0.437cm" svg:x="0cm" svg:y="0.481cm">
              <draw:image xlink:href="Pictures/100000010000003C00000012E795A8FF121147B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eg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German', 'Sports Cars', 'A']</text:p>
          </table:table-cell>
          <table:table-cell>
            <draw:frame draw:z-index="143" draw:name="Image 144" draw:style-name="gr1" draw:text-style-name="P1" svg:width="1.587cm" svg:height="0.437cm" svg:x="0cm" svg:y="0.482cm">
              <draw:image xlink:href="Pictures/100000010000003C0000001269D12B41758B078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mpert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German', 'Supercars', 'G']</text:p>
          </table:table-cell>
          <table:table-cell>
            <draw:frame draw:z-index="144" draw:name="Image 145" draw:style-name="gr1" draw:text-style-name="P1" svg:width="1.587cm" svg:height="0.437cm" svg:x="0cm" svg:y="0.482cm">
              <draw:image xlink:href="Pictures/100000010000003C00000012E1161CD36E67F6E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cker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American', 'T']</text:p>
          </table:table-cell>
          <table:table-cell>
            <draw:frame draw:z-index="145" draw:name="Image 146" draw:style-name="gr1" draw:text-style-name="P1" svg:width="1.587cm" svg:height="0.437cm" svg:x="0cm" svg:y="0.481cm">
              <draw:image xlink:href="Pictures/100000010000003C000000128DCF4FAE3278E0A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uling</text:p>
          </table:table-cell>
          <table:table-cell office:value-type="string" calcext:value-type="string">
            <text:p>Microvans</text:p>
          </table:table-cell>
          <table:table-cell office:value-type="string" calcext:value-type="string">
            <text:p>['Chinese', 'W']</text:p>
          </table:table-cell>
          <table:table-cell>
            <draw:frame draw:z-index="146" draw:name="Image 147" draw:style-name="gr1" draw:text-style-name="P1" svg:width="1.587cm" svg:height="0.437cm" svg:x="0cm" svg:y="0.481cm">
              <draw:image xlink:href="Pictures/100000010000003C00000012AF6388918231FA1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u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S']</text:p>
          </table:table-cell>
          <table:table-cell>
            <draw:frame draw:z-index="147" draw:name="Image 148" draw:style-name="gr1" draw:text-style-name="P1" svg:width="1.587cm" svg:height="0.437cm" svg:x="0cm" svg:y="0.481cm">
              <draw:image xlink:href="Pictures/100000010000003C0000001275D3E5183BB9385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lsson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C']</text:p>
          </table:table-cell>
          <table:table-cell>
            <draw:frame draw:z-index="148" draw:name="Image 149" draw:style-name="gr1" draw:text-style-name="P1" svg:width="1.587cm" svg:height="0.437cm" svg:x="0cm" svg:y="0.481cm">
              <draw:image xlink:href="Pictures/100000010000003C0000001210A7332347F4F70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er</text:p>
          </table:table-cell>
          <table:table-cell office:value-type="string" calcext:value-type="string">
            <text:p>Off-Road Vehicles</text:p>
          </table:table-cell>
          <table:table-cell office:value-type="string" calcext:value-type="string">
            <text:p>['T']</text:p>
          </table:table-cell>
          <table:table-cell>
            <draw:frame draw:z-index="149" draw:name="Image 150" draw:style-name="gr1" draw:text-style-name="P1" svg:width="1.587cm" svg:height="0.437cm" svg:x="0cm" svg:y="0.482cm">
              <draw:image xlink:href="Pictures/100000010000003C0000001242CA34565141E78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uro Sport Auto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Swedish', 'Sports Cars', 'T']</text:p>
          </table:table-cell>
          <table:table-cell>
            <draw:frame draw:z-index="150" draw:name="Image 151" draw:style-name="gr1" draw:text-style-name="P1" svg:width="1.587cm" svg:height="0.437cm" svg:x="0cm" svg:y="0.481cm">
              <draw:image xlink:href="Pictures/100000010000003C00000012A7803B0F77FD751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tr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T']</text:p>
          </table:table-cell>
          <table:table-cell>
            <draw:frame draw:z-index="151" draw:name="Image 152" draw:style-name="gr1" draw:text-style-name="P1" svg:width="1.587cm" svg:height="0.437cm" svg:x="0cm" svg:y="0.481cm">
              <draw:image xlink:href="Pictures/100000010000003C00000012398ED24A3476C39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nia GT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Spanish', 'Sports Cars', 'S']</text:p>
          </table:table-cell>
          <table:table-cell>
            <draw:frame draw:z-index="152" draw:name="Image 153" draw:style-name="gr1" draw:text-style-name="P1" svg:width="1.587cm" svg:height="0.437cm" svg:x="0cm" svg:y="0.481cm">
              <draw:image xlink:href="Pictures/100000010000003C000000121EA369D7310069D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Sports Cars', 'S']</text:p>
          </table:table-cell>
          <table:table-cell>
            <draw:frame draw:z-index="153" draw:name="Image 154" draw:style-name="gr1" draw:text-style-name="P1" svg:width="1.587cm" svg:height="0.437cm" svg:x="0cm" svg:y="0.481cm">
              <draw:image xlink:href="Pictures/100000010000003C000000126E0BC0739746CA9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cari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A']</text:p>
          </table:table-cell>
          <table:table-cell>
            <draw:frame draw:z-index="154" draw:name="Image 155" draw:style-name="gr1" draw:text-style-name="P1" svg:width="1.587cm" svg:height="0.437cm" svg:x="0cm" svg:y="0.481cm">
              <draw:image xlink:href="Pictures/100000010000003C00000012863FD4CD11D42EB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onda</text:p>
          </table:table-cell>
          <table:table-cell office:value-type="string" calcext:value-type="string">
            <text:p>Ultra-luxury Cars</text:p>
          </table:table-cell>
          <table:table-cell office:value-type="string" calcext:value-type="string">
            <text:p>['British', 'Ultra-Luxury', 'L']</text:p>
          </table:table-cell>
          <table:table-cell>
            <draw:frame draw:z-index="155" draw:name="Image 156" draw:style-name="gr1" draw:text-style-name="P1" svg:width="1.587cm" svg:height="0.437cm" svg:x="0cm" svg:y="0.482cm">
              <draw:image xlink:href="Pictures/100000010000003C0000001286DDAED9B9BA00D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sory</text:p>
          </table:table-cell>
          <table:table-cell office:value-type="string" calcext:value-type="string">
            <text:p>Car Modification</text:p>
          </table:table-cell>
          <table:table-cell office:value-type="string" calcext:value-type="string">
            <text:p>['German', 'Luxury', 'M']</text:p>
          </table:table-cell>
          <table:table-cell>
            <draw:frame draw:z-index="156" draw:name="Image 157" draw:style-name="gr1" draw:text-style-name="P1" svg:width="1.587cm" svg:height="0.437cm" svg:x="0cm" svg:y="0.481cm">
              <draw:image xlink:href="Pictures/100000010000003C000000127A14C23C3024CEE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z</text:p>
          </table:table-cell>
          <table:table-cell office:value-type="string" calcext:value-type="string">
            <text:p>Custom Sport Cars</text:p>
          </table:table-cell>
          <table:table-cell office:value-type="string" calcext:value-type="string">
            <text:p>['American', 'Sports Cars', 'P']</text:p>
          </table:table-cell>
          <table:table-cell>
            <draw:frame draw:z-index="157" draw:name="Image 158" draw:style-name="gr1" draw:text-style-name="P1" svg:width="1.587cm" svg:height="0.437cm" svg:x="0cm" svg:y="0.481cm">
              <draw:image xlink:href="Pictures/100000010000003C000000122491143267B2848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sion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ports Cars', 'R']</text:p>
          </table:table-cell>
          <table:table-cell>
            <draw:frame draw:z-index="158" draw:name="Image 159" draw:style-name="gr1" draw:text-style-name="P1" svg:width="1.587cm" svg:height="0.437cm" svg:x="0cm" svg:y="0.48cm">
              <draw:image xlink:href="Pictures/100000010000003C00000012A5330DE54FF9F4E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o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C']</text:p>
          </table:table-cell>
          <table:table-cell>
            <draw:frame draw:z-index="159" draw:name="Image 160" draw:style-name="gr1" draw:text-style-name="P1" svg:width="1.587cm" svg:height="0.437cm" svg:x="0cm" svg:y="0.481cm">
              <draw:image xlink:href="Pictures/100000010000003C00000012E2D2B77763DC673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ival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British', 'Electric', 'A']</text:p>
          </table:table-cell>
          <table:table-cell>
            <draw:frame draw:z-index="160" draw:name="Image 161" draw:style-name="gr1" draw:text-style-name="P1" svg:width="1.587cm" svg:height="0.437cm" svg:x="0cm" svg:y="0.481cm">
              <draw:image xlink:href="Pictures/100000010000003C00000012AB2648B0AC35D85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rdstown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L']</text:p>
          </table:table-cell>
          <table:table-cell>
            <draw:frame draw:z-index="161" draw:name="Image 162" draw:style-name="gr1" draw:text-style-name="P1" svg:width="1.587cm" svg:height="0.437cm" svg:x="0cm" svg:y="0.481cm">
              <draw:image xlink:href="Pictures/100000010000003C00000012B0A9153EDF9ACE3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inera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', 'Electric', 'Supercars']</text:p>
          </table:table-cell>
          <table:table-cell>
            <draw:frame draw:z-index="162" draw:name="Image 163" draw:style-name="gr1" draw:text-style-name="P1" svg:width="1.587cm" svg:height="0.437cm" svg:x="0cm" svg:y="0.481cm">
              <draw:image xlink:href="Pictures/100000010000003C00000012ADC712F5123F27B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haratBenz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Indian', 'Trucks', 'B']</text:p>
          </table:table-cell>
          <table:table-cell>
            <draw:frame draw:z-index="163" draw:name="Image 164" draw:style-name="gr1" draw:text-style-name="P1" svg:width="1.587cm" svg:height="0.437cm" svg:x="0cm" svg:y="0.481cm">
              <draw:image xlink:href="Pictures/100000010000003C00000012968AEBE54A5D214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val</text:p>
          </table:table-cell>
          <table:table-cell office:value-type="string" calcext:value-type="string">
            <text:p>Compact SUVs</text:p>
          </table:table-cell>
          <table:table-cell office:value-type="string" calcext:value-type="string">
            <text:p>['Chinese', 'H']</text:p>
          </table:table-cell>
          <table:table-cell>
            <draw:frame draw:z-index="164" draw:name="Image 165" draw:style-name="gr1" draw:text-style-name="P1" svg:width="1.587cm" svg:height="0.437cm" svg:x="0cm" svg:y="0.48cm">
              <draw:image xlink:href="Pictures/100000010000003C000000123F1E77596C1FC47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indr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Indian', 'M']</text:p>
          </table:table-cell>
          <table:table-cell>
            <draw:frame draw:z-index="165" draw:name="Image 166" draw:style-name="gr1" draw:text-style-name="P1" svg:width="1.587cm" svg:height="0.437cm" svg:x="0cm" svg:y="0.481cm">
              <draw:image xlink:href="Pictures/100000010000003C00000012F931BE70C3458A7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ler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upercars', 'M']</text:p>
          </table:table-cell>
          <table:table-cell>
            <draw:frame draw:z-index="166" draw:name="Image 167" draw:style-name="gr1" draw:text-style-name="P1" svg:width="1.587cm" svg:height="0.437cm" svg:x="0cm" svg:y="0.48cm">
              <draw:image xlink:href="Pictures/100000010000003C00000012569C48B7B4D08CA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n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upercars', 'T']</text:p>
          </table:table-cell>
          <table:table-cell>
            <draw:frame draw:z-index="167" draw:name="Image 168" draw:style-name="gr1" draw:text-style-name="P1" svg:width="1.587cm" svg:height="0.437cm" svg:x="0cm" svg:y="0.481cm">
              <draw:image xlink:href="Pictures/100000010000003C000000122D3B3A816CA9895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senberg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Luxury', 'D']</text:p>
          </table:table-cell>
          <table:table-cell>
            <draw:frame draw:z-index="168" draw:name="Image 169" draw:style-name="gr1" draw:text-style-name="P1" svg:width="1.587cm" svg:height="0.437cm" svg:x="0cm" svg:y="0.481cm">
              <draw:image xlink:href="Pictures/100000010000003C000000122117BDCBA6B6D41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gan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C']</text:p>
          </table:table-cell>
          <table:table-cell>
            <draw:frame draw:z-index="169" draw:name="Image 170" draw:style-name="gr1" draw:text-style-name="P1" svg:width="1.587cm" svg:height="0.437cm" svg:x="0cm" svg:y="0.48cm">
              <draw:image xlink:href="Pictures/100000010000003C00000012FE8BA195B99380A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y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C']</text:p>
          </table:table-cell>
          <table:table-cell>
            <draw:frame draw:z-index="170" draw:name="Image 171" draw:style-name="gr1" draw:text-style-name="P1" svg:width="1.587cm" svg:height="0.437cm" svg:x="0cm" svg:y="0.48cm">
              <draw:image xlink:href="Pictures/100000010000003C00000012572E5772BC9874F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Russian', 'G']</text:p>
          </table:table-cell>
          <table:table-cell>
            <draw:frame draw:z-index="171" draw:name="Image 172" draw:style-name="gr1" draw:text-style-name="P1" svg:width="1.587cm" svg:height="0.437cm" svg:x="0cm" svg:y="0.481cm">
              <draw:image xlink:href="Pictures/100000010000003C00000012EF41DDCB3850A64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aki</text:p>
          </table:table-cell>
          <table:table-cell office:value-type="string" calcext:value-type="string">
            <text:p>Luxury Sports Cars</text:p>
          </table:table-cell>
          <table:table-cell office:value-type="string" calcext:value-type="string">
            <text:p>['Sports Cars', 'L']</text:p>
          </table:table-cell>
          <table:table-cell>
            <draw:frame draw:z-index="172" draw:name="Image 173" draw:style-name="gr1" draw:text-style-name="P1" svg:width="1.587cm" svg:height="0.437cm" svg:x="0cm" svg:y="0.48cm">
              <draw:image xlink:href="Pictures/100000010000003C000000120C03A44FEA66822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odua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P']</text:p>
          </table:table-cell>
          <table:table-cell>
            <draw:frame draw:z-index="173" draw:name="Image 174" draw:style-name="gr1" draw:text-style-name="P1" svg:width="1.587cm" svg:height="0.437cm" svg:x="0cm" svg:y="0.481cm">
              <draw:image xlink:href="Pictures/100000010000003C000000120D1AEA7FCC0F470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zvani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American', 'Supercars', 'R']</text:p>
          </table:table-cell>
          <table:table-cell>
            <draw:frame draw:z-index="174" draw:name="Image 175" draw:style-name="gr1" draw:text-style-name="P1" svg:width="1.587cm" svg:height="0.436cm" svg:x="0cm" svg:y="0.481cm">
              <draw:image xlink:href="Pictures/100000010000003C0000001229D44CC0C9B9C16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F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Sports Cars', 'R']</text:p>
          </table:table-cell>
          <table:table-cell>
            <draw:frame draw:z-index="175" draw:name="Image 176" draw:style-name="gr1" draw:text-style-name="P1" svg:width="1.587cm" svg:height="0.437cm" svg:x="0cm" svg:y="0.48cm">
              <draw:image xlink:href="Pictures/100000010000003C000000120E411CE89459D30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hArt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T']</text:p>
          </table:table-cell>
          <table:table-cell>
            <draw:frame draw:z-index="176" draw:name="Image 177" draw:style-name="gr1" draw:text-style-name="P1" svg:width="1.587cm" svg:height="0.437cm" svg:x="0cm" svg:y="0.48cm">
              <draw:image xlink:href="Pictures/100000010000003C00000012C3079DE9F13EFBB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lliance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B']</text:p>
          </table:table-cell>
          <table:table-cell>
            <draw:frame draw:z-index="177" draw:name="Image 178" draw:style-name="gr1" draw:text-style-name="P1" svg:width="1.587cm" svg:height="0.437cm" svg:x="0cm" svg:y="0.48cm">
              <draw:image xlink:href="Pictures/100000010000003C0000001207015604970B15E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rown</text:p>
          </table:table-cell>
          <table:table-cell office:value-type="string" calcext:value-type="string">
            <text:p>Limited Edition Automobiles</text:p>
          </table:table-cell>
          <table:table-cell office:value-type="string" calcext:value-type="string">
            <text:p>['British', 'Luxury', 'D']</text:p>
          </table:table-cell>
          <table:table-cell>
            <draw:frame draw:z-index="178" draw:name="Image 179" draw:style-name="gr1" draw:text-style-name="P1" svg:width="1.587cm" svg:height="0.437cm" svg:x="0cm" svg:y="0.48cm">
              <draw:image xlink:href="Pictures/100000010000003C00000012156B4ACFDCF163F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ndustan Motor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Indian', 'H']</text:p>
          </table:table-cell>
          <table:table-cell>
            <draw:frame draw:z-index="179" draw:name="Image 180" draw:style-name="gr1" draw:text-style-name="P1" svg:width="1.587cm" svg:height="0.437cm" svg:x="0cm" svg:y="0.481cm">
              <draw:image xlink:href="Pictures/100000010000003C00000012FCDB896D846209B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eco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Italian', 'Trucks', 'I']</text:p>
          </table:table-cell>
          <table:table-cell>
            <draw:frame draw:z-index="180" draw:name="Image 181" draw:style-name="gr1" draw:text-style-name="P1" svg:width="1.587cm" svg:height="0.437cm" svg:x="0cm" svg:y="0.48cm">
              <draw:image xlink:href="Pictures/100000010000003C00000012CAAAA0FBDB59A3C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British', 'Supercars', 'S']</text:p>
          </table:table-cell>
          <table:table-cell>
            <draw:frame draw:z-index="181" draw:name="Image 182" draw:style-name="gr1" draw:text-style-name="P1" svg:width="1.587cm" svg:height="0.437cm" svg:x="0cm" svg:y="0.48cm">
              <draw:image xlink:href="Pictures/100000010000003C00000012D23EA1BBCB91471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C</text:p>
          </table:table-cell>
          <table:table-cell office:value-type="string" calcext:value-type="string">
            <text:p>Taxicabs</text:p>
          </table:table-cell>
          <table:table-cell office:value-type="string" calcext:value-type="string">
            <text:p>['British', 'L']</text:p>
          </table:table-cell>
          <table:table-cell>
            <draw:frame draw:z-index="182" draw:name="Image 183" draw:style-name="gr1" draw:text-style-name="P1" svg:width="1.587cm" svg:height="0.437cm" svg:x="0cm" svg:y="0.48cm">
              <draw:image xlink:href="Pictures/100000010000003C0000001289BE4C339C9F3D3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zzanti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Italian', 'Supercars', 'M']</text:p>
          </table:table-cell>
          <table:table-cell>
            <draw:frame draw:z-index="183" draw:name="Image 184" draw:style-name="gr1" draw:text-style-name="P1" svg:width="1.587cm" svg:height="0.437cm" svg:x="0cm" svg:y="0.48cm">
              <draw:image xlink:href="Pictures/100000010000003C000000121ECFBD0D4AC9BEF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T']</text:p>
          </table:table-cell>
          <table:table-cell>
            <draw:frame draw:z-index="184" draw:name="Image 185" draw:style-name="gr1" draw:text-style-name="P1" svg:width="1.587cm" svg:height="0.437cm" svg:x="0cm" svg:y="0.48cm">
              <draw:image xlink:href="Pictures/100000010000003C00000012FD54B1EF9AF8DD0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vo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Supercars', 'Z']</text:p>
          </table:table-cell>
          <table:table-cell>
            <draw:frame draw:z-index="185" draw:name="Image 186" draw:style-name="gr1" draw:text-style-name="P1" svg:width="1.587cm" svg:height="0.437cm" svg:x="0cm" svg:y="0.48cm">
              <draw:image xlink:href="Pictures/100000010000003C0000001237CCE97E6F4C8E3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nk &amp; Co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Chinese', 'L']</text:p>
          </table:table-cell>
          <table:table-cell>
            <draw:frame draw:z-index="186" draw:name="Image 187" draw:style-name="gr1" draw:text-style-name="P1" svg:width="1.587cm" svg:height="0.437cm" svg:x="0cm" svg:y="0.48cm">
              <draw:image xlink:href="Pictures/100000010000003C00000012A0D88B7F5352404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fox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V']</text:p>
          </table:table-cell>
          <table:table-cell>
            <draw:frame draw:z-index="187" draw:name="Image 188" draw:style-name="gr1" draw:text-style-name="P1" svg:width="1.587cm" svg:height="0.437cm" svg:x="0cm" svg:y="0.48cm">
              <draw:image xlink:href="Pictures/100000010000003C0000001264DC1EFCE58D237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ota Century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T']</text:p>
          </table:table-cell>
          <table:table-cell>
            <draw:frame draw:z-index="188" draw:name="Image 189" draw:style-name="gr1" draw:text-style-name="P1" svg:width="1.587cm" svg:height="0.437cm" svg:x="0cm" svg:y="0.479cm">
              <draw:image xlink:href="Pictures/100000010000003C000000128E5F95C3C688F14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ota Alphard</text:p>
          </table:table-cell>
          <table:table-cell office:value-type="string" calcext:value-type="string">
            <text:p>Luxury MPV</text:p>
          </table:table-cell>
          <table:table-cell office:value-type="string" calcext:value-type="string">
            <text:p>['Japanese', 'Luxury', 'T']</text:p>
          </table:table-cell>
          <table:table-cell>
            <draw:frame draw:z-index="189" draw:name="Image 190" draw:style-name="gr1" draw:text-style-name="P1" svg:width="1.587cm" svg:height="0.437cm" svg:x="0cm" svg:y="0.48cm">
              <draw:image xlink:href="Pictures/100000010000003C0000001242FA6A8FECB5CDD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 Auto</text:p>
          </table:table-cell>
          <table:table-cell office:value-type="string" calcext:value-type="string">
            <text:p>Electric Vehicles (PHEVs)</text:p>
          </table:table-cell>
          <table:table-cell office:value-type="string" calcext:value-type="string">
            <text:p>['Chinese', 'Electric', 'L']</text:p>
          </table:table-cell>
          <table:table-cell>
            <draw:frame draw:z-index="190" draw:name="Image 191" draw:style-name="gr1" draw:text-style-name="P1" svg:width="1.587cm" svg:height="0.437cm" svg:x="0cm" svg:y="0.48cm">
              <draw:image xlink:href="Pictures/100000010000003C00000012B4CC7D0864FA11A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eng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X']</text:p>
          </table:table-cell>
          <table:table-cell>
            <draw:frame draw:z-index="191" draw:name="Image 192" draw:style-name="gr1" draw:text-style-name="P1" svg:width="1.587cm" svg:height="0.437cm" svg:x="0cm" svg:y="0.48cm">
              <draw:image xlink:href="Pictures/100000010000003C000000128FD55AF921B7040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ltmeister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W']</text:p>
          </table:table-cell>
          <table:table-cell>
            <draw:frame draw:z-index="192" draw:name="Image 193" draw:style-name="gr1" draw:text-style-name="P1" svg:width="1.587cm" svg:height="0.437cm" svg:x="0cm" svg:y="0.48cm">
              <draw:image xlink:href="Pictures/100000010000003C00000012D3EEC42B7EB030C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N']</text:p>
          </table:table-cell>
          <table:table-cell>
            <draw:frame draw:z-index="193" draw:name="Image 194" draw:style-name="gr1" draw:text-style-name="P1" svg:width="1.587cm" svg:height="0.436cm" svg:x="0cm" svg:y="0.48cm">
              <draw:image xlink:href="Pictures/100000010000003C00000012B3CA75B954C88CE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horse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W']</text:p>
          </table:table-cell>
          <table:table-cell>
            <draw:frame draw:z-index="194" draw:name="Image 195" draw:style-name="gr1" draw:text-style-name="P1" svg:width="1.587cm" svg:height="0.437cm" svg:x="0cm" svg:y="0.479cm">
              <draw:image xlink:href="Pictures/100000010000003C000000120A50C7B3044A5D5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ulato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S']</text:p>
          </table:table-cell>
          <table:table-cell>
            <draw:frame draw:z-index="195" draw:name="Image 196" draw:style-name="gr1" draw:text-style-name="P1" svg:width="1.587cm" svg:height="0.437cm" svg:x="0cm" svg:y="0.48cm">
              <draw:image xlink:href="Pictures/100000010000003C00000012F90AC275F58C57C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S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Swedish', 'Electric', 'N']</text:p>
          </table:table-cell>
          <table:table-cell>
            <draw:frame draw:z-index="196" draw:name="Image 197" draw:style-name="gr1" draw:text-style-name="P1" svg:width="1.587cm" svg:height="0.437cm" svg:x="0cm" svg:y="0.479cm">
              <draw:image xlink:href="Pictures/100000010000003C00000012D4124198B3DCBC6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une</text:p>
          </table:table-cell>
          <table:table-cell office:value-type="string" calcext:value-type="string">
            <text:p><text:s/>Economy Cars</text:p>
          </table:table-cell>
          <table:table-cell office:value-type="string" calcext:value-type="string">
            <text:p>['Chinese', 'B']</text:p>
          </table:table-cell>
          <table:table-cell>
            <draw:frame draw:z-index="197" draw:name="Image 198" draw:style-name="gr1" draw:text-style-name="P1" svg:width="1.587cm" svg:height="0.437cm" svg:x="0cm" svg:y="0.48cm">
              <draw:image xlink:href="Pictures/100000010000003C00000012400B4ACC3791DE9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eed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E']</text:p>
          </table:table-cell>
          <table:table-cell>
            <draw:frame draw:z-index="198" draw:name="Image 199" draw:style-name="gr1" draw:text-style-name="P1" svg:width="1.587cm" svg:height="0.437cm" svg:x="0cm" svg:y="0.48cm">
              <draw:image xlink:href="Pictures/100000010000003C000000120CBA55FEE669389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G']</text:p>
          </table:table-cell>
          <table:table-cell>
            <draw:frame draw:z-index="199" draw:name="Image 200" draw:style-name="gr1" draw:text-style-name="P1" svg:width="1.587cm" svg:height="0.437cm" svg:x="0cm" svg:y="0.479cm">
              <draw:image xlink:href="Pictures/100000010000003C00000012B172F08D203CCE6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ff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German', 'F']</text:p>
          </table:table-cell>
          <table:table-cell>
            <draw:frame draw:z-index="200" draw:name="Image 201" draw:style-name="gr1" draw:text-style-name="P1" svg:width="1.587cm" svg:height="0.437cm" svg:x="0cm" svg:y="0.479cm">
              <draw:image xlink:href="Pictures/100000010000003C00000012EBF34F96AC2DA3F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xam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French', 'A']</text:p>
          </table:table-cell>
          <table:table-cell>
            <draw:frame draw:z-index="201" draw:name="Image 202" draw:style-name="gr1" draw:text-style-name="P1" svg:width="1.587cm" svg:height="0.437cm" svg:x="0cm" svg:y="0.479cm">
              <draw:image xlink:href="Pictures/100000010000003C00000012C5BB5DBF42CAB74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German', 'Sports Cars', 'A']</text:p>
          </table:table-cell>
          <table:table-cell>
            <draw:frame draw:z-index="202" draw:name="Image 203" draw:style-name="gr1" draw:text-style-name="P1" svg:width="1.587cm" svg:height="0.437cm" svg:x="0cm" svg:y="0.479cm">
              <draw:image xlink:href="Pictures/100000010000003C000000122B451BB94D1A2EC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bacs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Japanese', 'A']</text:p>
          </table:table-cell>
          <table:table-cell>
            <draw:frame draw:z-index="203" draw:name="Image 204" draw:style-name="gr1" draw:text-style-name="P1" svg:width="1.587cm" svg:height="0.437cm" svg:x="0cm" svg:y="0.48cm">
              <draw:image xlink:href="Pictures/100000010000003C000000123ACBF20A361E3F2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C Moto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Chinese', 'B']</text:p>
          </table:table-cell>
          <table:table-cell>
            <draw:frame draw:z-index="204" draw:name="Image 205" draw:style-name="gr1" draw:text-style-name="P1" svg:width="1.587cm" svg:height="0.437cm" svg:x="0cm" svg:y="0.479cm">
              <draw:image xlink:href="Pictures/100000010000003C00000012860285A2F23DABB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ojun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B']</text:p>
          </table:table-cell>
          <table:table-cell>
            <draw:frame draw:z-index="205" draw:name="Image 206" draw:style-name="gr1" draw:text-style-name="P1" svg:width="1.587cm" svg:height="0.437cm" svg:x="0cm" svg:y="0.479cm">
              <draw:image xlink:href="Pictures/100000010000003C00000012D8BD5CFBF185495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tone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['Italian', 'B']</text:p>
          </table:table-cell>
          <table:table-cell>
            <draw:frame draw:z-index="206" draw:name="Image 207" draw:style-name="gr1" draw:text-style-name="P1" svg:width="1.587cm" svg:height="0.437cm" svg:x="0cm" svg:y="0.479cm">
              <draw:image xlink:href="Pictures/100000010000003C0000001203819BD0D23925C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gward</text:p>
          </table:table-cell>
          <table:table-cell office:value-type="string" calcext:value-type="string">
            <text:p>Mass-Market Cars</text:p>
          </table:table-cell>
          <table:table-cell office:value-type="string" calcext:value-type="string">
            <text:p>['German', 'B']</text:p>
          </table:table-cell>
          <table:table-cell>
            <draw:frame draw:z-index="207" draw:name="Image 208" draw:style-name="gr1" draw:text-style-name="P1" svg:width="1.587cm" svg:height="0.437cm" svg:x="0cm" svg:y="0.479cm">
              <draw:image xlink:href="Pictures/100000010000003C000000124809BC43CEE1B1A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mmo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American', 'Electric', 'B']</text:p>
          </table:table-cell>
          <table:table-cell>
            <draw:frame draw:z-index="208" draw:name="Image 209" draw:style-name="gr1" draw:text-style-name="P1" svg:width="1.587cm" svg:height="0.437cm" svg:x="0cm" svg:y="0.479cm">
              <draw:image xlink:href="Pictures/100000010000003C000000124603AA75639AA77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ro</text:p>
          </table:table-cell>
          <table:table-cell office:value-type="string" calcext:value-type="string">
            <text:p>Road-legal Race Cars</text:p>
          </table:table-cell>
          <table:table-cell office:value-type="string" calcext:value-type="string">
            <text:p>['British', 'C']</text:p>
          </table:table-cell>
          <table:table-cell>
            <draw:frame draw:z-index="209" draw:name="Image 210" draw:style-name="gr1" draw:text-style-name="P1" svg:width="1.587cm" svg:height="0.437cm" svg:x="0cm" svg:y="0.48cm">
              <draw:image xlink:href="Pictures/100000010000003C000000124460AA676DE4385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erham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British', 'C']</text:p>
          </table:table-cell>
          <table:table-cell>
            <draw:frame draw:z-index="210" draw:name="Image 211" draw:style-name="gr1" draw:text-style-name="P1" svg:width="1.587cm" svg:height="0.437cm" svg:x="0cm" svg:y="0.479cm">
              <draw:image xlink:href="Pictures/100000010000003C00000012504899C87AFBB7F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F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Trucks', 'D']</text:p>
          </table:table-cell>
          <table:table-cell>
            <draw:frame draw:z-index="211" draw:name="Image 212" draw:style-name="gr1" draw:text-style-name="P1" svg:width="1.587cm" svg:height="0.437cm" svg:x="0cm" svg:y="0.479cm">
              <draw:image xlink:href="Pictures/100000010000003C00000012C48E94647EE0F45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el Sixteen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Megacar', 'D']</text:p>
          </table:table-cell>
          <table:table-cell>
            <draw:frame draw:z-index="212" draw:name="Image 213" draw:style-name="gr1" draw:text-style-name="P1" svg:width="1.587cm" svg:height="0.437cm" svg:x="0cm" svg:y="0.478cm">
              <draw:image xlink:href="Pictures/100000010000003C00000012146633C2D3DD8B8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A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Trucks', 'D']</text:p>
          </table:table-cell>
          <table:table-cell>
            <draw:frame draw:z-index="213" draw:name="Image 214" draw:style-name="gr1" draw:text-style-name="P1" svg:width="1.587cm" svg:height="0.437cm" svg:x="0cm" svg:y="0.479cm">
              <draw:image xlink:href="Pictures/100000010000003C000000127173DD499C9146E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gfeng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D']</text:p>
          </table:table-cell>
          <table:table-cell>
            <draw:frame draw:z-index="214" draw:name="Image 215" draw:style-name="gr1" draw:text-style-name="P1" svg:width="1.587cm" svg:height="0.437cm" svg:x="0cm" svg:y="0.479cm">
              <draw:image xlink:href="Pictures/100000010000003C00000012385130C274D5530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sel</text:p>
          </table:table-cell>
          <table:table-cell office:value-type="string" calcext:value-type="string">
            <text:p>Full-size Cars, Station Wagons</text:p>
          </table:table-cell>
          <table:table-cell office:value-type="string" calcext:value-type="string">
            <text:p>['American', 'E']</text:p>
          </table:table-cell>
          <table:table-cell>
            <draw:frame draw:z-index="215" draw:name="Image 216" draw:style-name="gr1" draw:text-style-name="P1" svg:width="1.587cm" svg:height="0.437cm" svg:x="0cm" svg:y="0.479cm">
              <draw:image xlink:href="Pictures/100000010000003C00000012557E87B5F20A8A7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W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F']</text:p>
          </table:table-cell>
          <table:table-cell>
            <draw:frame draw:z-index="216" draw:name="Image 217" draw:style-name="gr1" draw:text-style-name="P1" svg:width="1.587cm" svg:height="0.437cm" svg:x="0cm" svg:y="0.479cm">
              <draw:image xlink:href="Pictures/100000010000003C0000001203C16982C337F88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to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Trucks', 'F']</text:p>
          </table:table-cell>
          <table:table-cell>
            <draw:frame draw:z-index="217" draw:name="Image 218" draw:style-name="gr1" draw:text-style-name="P1" svg:width="1.587cm" svg:height="0.437cm" svg:x="0cm" svg:y="0.479cm">
              <draw:image xlink:href="Pictures/100000010000003C00000012A1DACEC90E953F1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etta</text:p>
          </table:table-cell>
          <table:table-cell office:value-type="string" calcext:value-type="string">
            <text:p>Sports Cars, Racing Cars</text:p>
          </table:table-cell>
          <table:table-cell office:value-type="string" calcext:value-type="string">
            <text:p>['British', 'Sports Cars', 'G']</text:p>
          </table:table-cell>
          <table:table-cell>
            <draw:frame draw:z-index="218" draw:name="Image 219" draw:style-name="gr1" draw:text-style-name="P1" svg:width="1.587cm" svg:height="0.437cm" svg:x="0cm" svg:y="0.478cm">
              <draw:image xlink:href="Pictures/100000010000003C0000001226E2B180486770C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nnall</text:p>
          </table:table-cell>
          <table:table-cell office:value-type="string" calcext:value-type="string">
            <text:p>Three-wheelers</text:p>
          </table:table-cell>
          <table:table-cell office:value-type="string" calcext:value-type="string">
            <text:p>['British', 'G']</text:p>
          </table:table-cell>
          <table:table-cell>
            <draw:frame draw:z-index="219" draw:name="Image 220" draw:style-name="gr1" draw:text-style-name="P1" svg:width="1.587cm" svg:height="0.437cm" svg:x="0cm" svg:y="0.479cm">
              <draw:image xlink:href="Pictures/100000010000003C0000001205212135669AB04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ssan GT-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Japanese', 'Sports Cars', 'N']</text:p>
          </table:table-cell>
          <table:table-cell>
            <draw:frame draw:z-index="220" draw:name="Image 221" draw:style-name="gr1" draw:text-style-name="P1" svg:width="1.587cm" svg:height="0.437cm" svg:x="0cm" svg:y="0.478cm">
              <draw:image xlink:href="Pictures/100000010000003C0000001211ABEACFE0B7115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V</text:p>
          </table:table-cell>
          <table:table-cell office:value-type="string" calcext:value-type="string">
            <text:p>Performance Vehicles</text:p>
          </table:table-cell>
          <table:table-cell office:value-type="string" calcext:value-type="string">
            <text:p>['H']</text:p>
          </table:table-cell>
          <table:table-cell>
            <draw:frame draw:z-index="221" draw:name="Image 222" draw:style-name="gr1" draw:text-style-name="P1" svg:width="1.587cm" svg:height="0.437cm" svg:x="0cm" svg:y="0.479cm">
              <draw:image xlink:href="Pictures/100000010000003C000000125B3106FB85AF999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az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Russian', 'Trucks', 'K']</text:p>
          </table:table-cell>
          <table:table-cell>
            <draw:frame draw:z-index="222" draw:name="Image 223" draw:style-name="gr1" draw:text-style-name="P1" svg:width="1.587cm" svg:height="0.437cm" svg:x="0cm" svg:y="0.479cm">
              <draw:image xlink:href="Pictures/100000010000003C000000123D879DF84DF3EAB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cia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Italian', 'Luxury', 'L']</text:p>
          </table:table-cell>
          <table:table-cell>
            <draw:frame draw:z-index="223" draw:name="Image 224" draw:style-name="gr1" draw:text-style-name="P1" svg:width="1.587cm" svg:height="0.437cm" svg:x="0cm" svg:y="0.478cm">
              <draw:image xlink:href="Pictures/100000010000003C0000001213C372A666E113D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gier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French', 'L']</text:p>
          </table:table-cell>
          <table:table-cell>
            <draw:frame draw:z-index="224" draw:name="Image 225" draw:style-name="gr1" draw:text-style-name="P1" svg:width="1.587cm" svg:height="0.437cm" svg:x="0cm" svg:y="0.478cm">
              <draw:image xlink:href="Pictures/100000010000003C00000012A97BBE6135A125F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er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L']</text:p>
          </table:table-cell>
          <table:table-cell>
            <draw:frame draw:z-index="225" draw:name="Image 226" draw:style-name="gr1" draw:text-style-name="P1" svg:width="1.587cm" svg:height="0.437cm" svg:x="0cm" svg:y="0.479cm">
              <draw:image xlink:href="Pictures/100000010000003C000000126294E1B59F22C85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xgen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L']</text:p>
          </table:table-cell>
          <table:table-cell>
            <draw:frame draw:z-index="226" draw:name="Image 227" draw:style-name="gr1" draw:text-style-name="P1" svg:width="1.587cm" svg:height="0.437cm" svg:x="0cm" svg:y="0.478cm">
              <draw:image xlink:href="Pictures/100000010000003C00000012A8E93D24069D89C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kus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German', 'Sports Cars', 'M']</text:p>
          </table:table-cell>
          <table:table-cell>
            <draw:frame draw:z-index="227" draw:name="Image 228" draw:style-name="gr1" draw:text-style-name="P1" svg:width="1.587cm" svg:height="0.437cm" svg:x="0cm" svg:y="0.479cm">
              <draw:image xlink:href="Pictures/100000010000003C00000012DAE8614D7C5DB92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car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French', 'M']</text:p>
          </table:table-cell>
          <table:table-cell>
            <draw:frame draw:z-index="228" draw:name="Image 229" draw:style-name="gr1" draw:text-style-name="P1" svg:width="1.587cm" svg:height="0.436cm" svg:x="0cm" svg:y="0.479cm">
              <draw:image xlink:href="Pictures/100000010000003C000000124D8A1E0D418370E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suoka</text:p>
          </table:table-cell>
          <table:table-cell office:value-type="string" calcext:value-type="string">
            <text:p>Luxury Vehicles</text:p>
          </table:table-cell>
          <table:table-cell office:value-type="string" calcext:value-type="string">
            <text:p>['Japanese', 'Luxury', 'M']</text:p>
          </table:table-cell>
          <table:table-cell>
            <draw:frame draw:z-index="229" draw:name="Image 230" draw:style-name="gr1" draw:text-style-name="P1" svg:width="1.587cm" svg:height="0.437cm" svg:x="0cm" svg:y="0.478cm">
              <draw:image xlink:href="Pictures/100000010000003C0000001293EBC6B8DA929D4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tci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O']</text:p>
          </table:table-cell>
          <table:table-cell>
            <draw:frame draw:z-index="230" draw:name="Image 231" draw:style-name="gr1" draw:text-style-name="P1" svg:width="1.587cm" svg:height="0.437cm" svg:x="0cm" svg:y="0.478cm">
              <draw:image xlink:href="Pictures/100000010000003C000000121BB7FF76E87C8A1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A</text:p>
          </table:table-cell>
          <table:table-cell office:value-type="string" calcext:value-type="string">
            <text:p>Sports Cars, Racing Cars</text:p>
          </table:table-cell>
          <table:table-cell office:value-type="string" calcext:value-type="string">
            <text:p>['Italian', 'O']</text:p>
          </table:table-cell>
          <table:table-cell>
            <draw:frame draw:z-index="231" draw:name="Image 232" draw:style-name="gr1" draw:text-style-name="P1" svg:width="1.587cm" svg:height="0.437cm" svg:x="0cm" svg:y="0.478cm">
              <draw:image xlink:href="Pictures/100000010000003C000000126A2BF89F63AABB6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infarina</text:p>
          </table:table-cell>
          <table:table-cell office:value-type="string" calcext:value-type="string">
            <text:p>Automotive, Design</text:p>
          </table:table-cell>
          <table:table-cell office:value-type="string" calcext:value-type="string">
            <text:p>['Italian', 'P']</text:p>
          </table:table-cell>
          <table:table-cell>
            <draw:frame draw:z-index="232" draw:name="Image 233" draw:style-name="gr1" draw:text-style-name="P1" svg:width="1.587cm" svg:height="0.437cm" svg:x="0cm" svg:y="0.478cm">
              <draw:image xlink:href="Pictures/100000010000003C00000012B0671DB488A03BA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Cars, Karts, Planes</text:p>
          </table:table-cell>
          <table:table-cell office:value-type="string" calcext:value-type="string">
            <text:p>['P']</text:p>
          </table:table-cell>
          <table:table-cell>
            <draw:frame draw:z-index="233" draw:name="Image 234" draw:style-name="gr1" draw:text-style-name="P1" svg:width="1.587cm" svg:height="0.437cm" svg:x="0cm" svg:y="0.479cm">
              <draw:image xlink:href="Pictures/100000010000003C00000012D2651573E05AA7A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rive</text:p>
          </table:table-cell>
          <table:table-cell office:value-type="string" calcext:value-type="string">
            <text:p>Racing Cars</text:p>
          </table:table-cell>
          <table:table-cell office:value-type="string" calcext:value-type="string">
            <text:p>['British', 'P']</text:p>
          </table:table-cell>
          <table:table-cell>
            <draw:frame draw:z-index="234" draw:name="Image 235" draw:style-name="gr1" draw:text-style-name="P1" svg:width="1.587cm" svg:height="0.437cm" svg:x="0cm" svg:y="0.478cm">
              <draw:image xlink:href="Pictures/100000010000003C00000012DE4C2D3B2192804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P']</text:p>
          </table:table-cell>
          <table:table-cell>
            <draw:frame draw:z-index="235" draw:name="Image 236" draw:style-name="gr1" draw:text-style-name="P1" svg:width="1.587cm" svg:height="0.437cm" svg:x="0cm" svg:y="0.478cm">
              <draw:image xlink:href="Pictures/100000010000003C000000122914F211C19E7E7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oros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Q']</text:p>
          </table:table-cell>
          <table:table-cell>
            <draw:frame draw:z-index="236" draw:name="Image 237" draw:style-name="gr1" draw:text-style-name="P1" svg:width="1.587cm" svg:height="0.437cm" svg:x="0cm" svg:y="0.478cm">
              <draw:image xlink:href="Pictures/100000010000003C000000129A09EA90EE4388B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acing Cars</text:p>
          </table:table-cell>
          <table:table-cell office:value-type="string" calcext:value-type="string">
            <text:p>['British', 'R']</text:p>
          </table:table-cell>
          <table:table-cell>
            <draw:frame draw:z-index="237" draw:name="Image 238" draw:style-name="gr1" draw:text-style-name="P1" svg:width="1.587cm" svg:height="0.437cm" svg:x="0cm" svg:y="0.478cm">
              <draw:image xlink:href="Pictures/100000010000003C0000001234494AA898F5738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ault Samsung</text:p>
          </table:table-cell>
          <table:table-cell office:value-type="string" calcext:value-type="string">
            <text:p>Entry-Level Luxury Cars</text:p>
          </table:table-cell>
          <table:table-cell office:value-type="string" calcext:value-type="string">
            <text:p>['Korean', 'R']</text:p>
          </table:table-cell>
          <table:table-cell>
            <draw:frame draw:z-index="238" draw:name="Image 239" draw:style-name="gr1" draw:text-style-name="P1" svg:width="1.587cm" svg:height="0.437cm" svg:x="0cm" svg:y="0.478cm">
              <draw:image xlink:href="Pictures/100000010000003C00000012C770B9F19DB5320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ra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['German', 'S']</text:p>
          </table:table-cell>
          <table:table-cell>
            <draw:frame draw:z-index="239" draw:name="Image 240" draw:style-name="gr1" draw:text-style-name="P1" svg:width="1.587cm" svg:height="0.437cm" svg:x="0cm" svg:y="0.478cm">
              <draw:image xlink:href="Pictures/100000010000003C00000012554A73FDFDD9F7C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Z</text:p>
          </table:table-cell>
          <table:table-cell office:value-type="string" calcext:value-type="string">
            <text:p>Commercial Vehicles</text:p>
          </table:table-cell>
          <table:table-cell office:value-type="string" calcext:value-type="string">
            <text:p>['U']</text:p>
          </table:table-cell>
          <table:table-cell>
            <draw:frame draw:z-index="240" draw:name="Image 241" draw:style-name="gr1" draw:text-style-name="P1" svg:width="1.587cm" svg:height="0.437cm" svg:x="0cm" svg:y="0.478cm">
              <draw:image xlink:href="Pictures/100000010000003C00000012C2776C23AD0BF6E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Japanese', 'Trucks', 'U']</text:p>
          </table:table-cell>
          <table:table-cell>
            <draw:frame draw:z-index="241" draw:name="Image 242" draw:style-name="gr1" draw:text-style-name="P1" svg:width="1.587cm" svg:height="0.437cm" svg:x="0cm" svg:y="0.478cm">
              <draw:image xlink:href="Pictures/100000010000003C000000120B93988E51F82F2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 Motors</text:p>
          </table:table-cell>
          <table:table-cell office:value-type="string" calcext:value-type="string">
            <text:p>Supercars</text:p>
          </table:table-cell>
          <table:table-cell office:value-type="string" calcext:value-type="string">
            <text:p>['Luxury', 'Supercars', 'W']</text:p>
          </table:table-cell>
          <table:table-cell>
            <draw:frame draw:z-index="242" draw:name="Image 243" draw:style-name="gr1" draw:text-style-name="P1" svg:width="1.587cm" svg:height="0.437cm" svg:x="0cm" svg:y="0.477cm">
              <draw:image xlink:href="Pictures/100000010000003C000000125F750FE6E48E930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l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Y']</text:p>
          </table:table-cell>
          <table:table-cell>
            <draw:frame draw:z-index="243" draw:name="Image 244" draw:style-name="gr1" draw:text-style-name="P1" svg:width="1.587cm" svg:height="0.437cm" svg:x="0cm" svg:y="0.478cm">
              <draw:image xlink:href="Pictures/100000010000003C00000012C1F72E107637641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rooq Motors</text:p>
          </table:table-cell>
          <table:table-cell office:value-type="string" calcext:value-type="string">
            <text:p>High-Performance</text:p>
          </table:table-cell>
          <table:table-cell office:value-type="string" calcext:value-type="string">
            <text:p>['Sports Cars', 'Z']</text:p>
          </table:table-cell>
          <table:table-cell>
            <draw:frame draw:z-index="244" draw:name="Image 245" draw:style-name="gr1" draw:text-style-name="P1" svg:width="1.587cm" svg:height="0.437cm" svg:x="0cm" svg:y="0.478cm">
              <draw:image xlink:href="Pictures/100000010000003C00000012C7F66BFC1B954D1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os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Z']</text:p>
          </table:table-cell>
          <table:table-cell>
            <draw:frame draw:z-index="245" draw:name="Image 246" draw:style-name="gr1" draw:text-style-name="P1" svg:width="1.587cm" svg:height="0.437cm" svg:x="0cm" svg:y="0.478cm">
              <draw:image xlink:href="Pictures/100000010000003C00000012DDEB2F5D8C3684A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Luxury Cars, Luxury Sports Car</text:p>
          </table:table-cell>
          <table:table-cell office:value-type="string" calcext:value-type="string">
            <text:p>['American', 'Luxury', 'S']</text:p>
          </table:table-cell>
          <table:table-cell>
            <draw:frame draw:z-index="246" draw:name="Image 247" draw:style-name="gr1" draw:text-style-name="P1" svg:width="1.587cm" svg:height="0.437cm" svg:x="0cm" svg:y="0.478cm">
              <draw:image xlink:href="Pictures/100000010000003C00000012BA3949A358535E1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mann King</text:p>
          </table:table-cell>
          <table:table-cell office:value-type="string" calcext:value-type="string">
            <text:p>Custom Luxury SUV</text:p>
          </table:table-cell>
          <table:table-cell office:value-type="string" calcext:value-type="string">
            <text:p>['Luxury', 'K']</text:p>
          </table:table-cell>
          <table:table-cell>
            <draw:frame draw:z-index="247" draw:name="Image 248" draw:style-name="gr1" draw:text-style-name="P1" svg:width="1.587cm" svg:height="0.437cm" svg:x="0cm" svg:y="0.477cm">
              <draw:image xlink:href="Pictures/100000010000003C00000012C48F6A1108C0FE4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ton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B']</text:p>
          </table:table-cell>
          <table:table-cell>
            <draw:frame draw:z-index="248" draw:name="Image 249" draw:style-name="gr1" draw:text-style-name="P1" svg:width="1.587cm" svg:height="0.437cm" svg:x="0cm" svg:y="0.477cm">
              <draw:image xlink:href="Pictures/100000010000003C000000124271B0B686364C5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SO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F']</text:p>
          </table:table-cell>
          <table:table-cell>
            <draw:frame draw:z-index="249" draw:name="Image 250" draw:style-name="gr1" draw:text-style-name="P1" svg:width="1.587cm" svg:height="0.437cm" svg:x="0cm" svg:y="0.478cm">
              <draw:image xlink:href="Pictures/100000010000003C00000012D53D7CE8B6674D0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ko Motors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American', 'Electric', 'D']</text:p>
          </table:table-cell>
          <table:table-cell>
            <draw:frame draw:z-index="250" draw:name="Image 251" draw:style-name="gr1" draw:text-style-name="P1" svg:width="1.587cm" svg:height="0.437cm" svg:x="0cm" svg:y="0.477cm">
              <draw:image xlink:href="Pictures/100000010000003C0000001223EC7BFABCDA001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k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Japanese', 'Electric', 'A']</text:p>
          </table:table-cell>
          <table:table-cell>
            <draw:frame draw:z-index="251" draw:name="Image 252" draw:style-name="gr1" draw:text-style-name="P1" svg:width="1.587cm" svg:height="0.437cm" svg:x="0cm" svg:y="0.478cm">
              <draw:image xlink:href="Pictures/100000010000003C000000126CDF5707E141358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W Jiefang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F']</text:p>
          </table:table-cell>
          <table:table-cell>
            <draw:frame draw:z-index="252" draw:name="Image 253" draw:style-name="gr1" draw:text-style-name="P1" svg:width="1.587cm" svg:height="0.437cm" svg:x="0cm" svg:y="0.478cm">
              <draw:image xlink:href="Pictures/100000010000003C000000125CCC3F80C3DD0FD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otruk (CNHTC)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S']</text:p>
          </table:table-cell>
          <table:table-cell>
            <draw:frame draw:z-index="253" draw:name="Image 254" draw:style-name="gr1" draw:text-style-name="P1" svg:width="1.587cm" svg:height="0.437cm" svg:x="0cm" svg:y="0.477cm">
              <draw:image xlink:href="Pictures/100000010000003C00000012F63967AAA53232D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cma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S']</text:p>
          </table:table-cell>
          <table:table-cell>
            <draw:frame draw:z-index="254" draw:name="Image 255" draw:style-name="gr1" draw:text-style-name="P1" svg:width="1.587cm" svg:height="0.437cm" svg:x="0cm" svg:y="0.477cm">
              <draw:image xlink:href="Pictures/100000010000003C000000126F25A19B57C3F04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ngya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S']</text:p>
          </table:table-cell>
          <table:table-cell>
            <draw:frame draw:z-index="255" draw:name="Image 256" draw:style-name="gr1" draw:text-style-name="P1" svg:width="1.587cm" svg:height="0.437cm" svg:x="0cm" svg:y="0.477cm">
              <draw:image xlink:href="Pictures/100000010000003C000000129C8E6FCA27F15AE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yu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D']</text:p>
          </table:table-cell>
          <table:table-cell>
            <draw:frame draw:z-index="256" draw:name="Image 257" draw:style-name="gr1" draw:text-style-name="P1" svg:width="1.587cm" svg:height="0.437cm" svg:x="0cm" svg:y="0.477cm">
              <draw:image xlink:href="Pictures/100000010000003C0000001206D878B0222CEA4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iBe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B']</text:p>
          </table:table-cell>
          <table:table-cell>
            <draw:frame draw:z-index="257" draw:name="Image 258" draw:style-name="gr1" draw:text-style-name="P1" svg:width="1.587cm" svg:height="0.437cm" svg:x="0cm" svg:y="0.478cm">
              <draw:image xlink:href="Pictures/100000010000003C000000128BBD11EFB16A8AC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C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Chinese', 'H']</text:p>
          </table:table-cell>
          <table:table-cell>
            <draw:frame draw:z-index="258" draw:name="Image 259" draw:style-name="gr1" draw:text-style-name="P1" svg:width="1.587cm" svg:height="0.437cm" svg:x="0cm" svg:y="0.477cm">
              <draw:image xlink:href="Pictures/100000010000003C00000012F28053972F8900A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tong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['Chinese', 'Y']</text:p>
          </table:table-cell>
          <table:table-cell>
            <draw:frame draw:z-index="259" draw:name="Image 260" draw:style-name="gr1" draw:text-style-name="P1" svg:width="1.587cm" svg:height="0.437cm" svg:x="0cm" svg:y="0.477cm">
              <draw:image xlink:href="Pictures/100000010000003C000000127BE192A8AA3B08B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<text:s/>Buses, Minibuses</text:p>
          </table:table-cell>
          <table:table-cell office:value-type="string" calcext:value-type="string">
            <text:p>['Chinese', 'K']</text:p>
          </table:table-cell>
          <table:table-cell>
            <draw:frame draw:z-index="260" draw:name="Image 261" draw:style-name="gr1" draw:text-style-name="P1" svg:width="1.587cm" svg:height="0.437cm" svg:x="0cm" svg:y="0.477cm">
              <draw:image xlink:href="Pictures/100000010000003C00000012254593A56E05608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en Dragon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['Chinese', 'G']</text:p>
          </table:table-cell>
          <table:table-cell>
            <draw:frame draw:z-index="261" draw:name="Image 262" draw:style-name="gr1" draw:text-style-name="P1" svg:width="1.587cm" svg:height="0.437cm" svg:x="0cm" svg:y="0.477cm">
              <draw:image xlink:href="Pictures/100000010000003C00000012BDC4AC39B654771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hongtong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['Chinese', 'Z']</text:p>
          </table:table-cell>
          <table:table-cell>
            <draw:frame draw:z-index="262" draw:name="Image 263" draw:style-name="gr1" draw:text-style-name="P1" svg:width="1.587cm" svg:height="0.437cm" svg:x="0cm" svg:y="0.477cm">
              <draw:image xlink:href="Pictures/100000010000003C000000129CDFD07D314F2B9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er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['Chinese', 'H']</text:p>
          </table:table-cell>
          <table:table-cell>
            <draw:frame draw:z-index="263" draw:name="Image 264" draw:style-name="gr1" draw:text-style-name="P1" svg:width="1.587cm" svg:height="0.437cm" svg:x="0cm" svg:y="0.478cm">
              <draw:image xlink:href="Pictures/100000010000003C000000122D4E97DBBEC6565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noro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Z']</text:p>
          </table:table-cell>
          <table:table-cell>
            <draw:frame draw:z-index="264" draw:name="Image 265" draw:style-name="gr1" draw:text-style-name="P1" svg:width="1.587cm" svg:height="0.437cm" svg:x="0cm" svg:y="0.477cm">
              <draw:image xlink:href="Pictures/100000010000003C0000001206C8CEF09D2933A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Phi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Chinese', 'Electric', 'H']</text:p>
          </table:table-cell>
          <table:table-cell>
            <draw:frame draw:z-index="265" draw:name="Image 266" draw:style-name="gr1" draw:text-style-name="P1" svg:width="1.587cm" svg:height="0.437cm" svg:x="0cm" svg:y="0.477cm">
              <draw:image xlink:href="Pictures/100000010000003C00000012BB472E66D93F704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pmotor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L']</text:p>
          </table:table-cell>
          <table:table-cell>
            <draw:frame draw:z-index="266" draw:name="Image 267" draw:style-name="gr1" draw:text-style-name="P1" svg:width="1.587cm" svg:height="0.437cm" svg:x="0cm" svg:y="0.476cm">
              <draw:image xlink:href="Pictures/100000010000003C0000001223603B23528E6D6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ekr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Z']</text:p>
          </table:table-cell>
          <table:table-cell>
            <draw:frame draw:z-index="267" draw:name="Image 268" draw:style-name="gr1" draw:text-style-name="P1" svg:width="1.587cm" svg:height="0.437cm" svg:x="0cm" svg:y="0.477cm">
              <draw:image xlink:href="Pictures/100000010000003C00000012D802572FD1139F2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ways</text:p>
          </table:table-cell>
          <table:table-cell office:value-type="string" calcext:value-type="string">
            <text:p>Electric Vehicles</text:p>
          </table:table-cell>
          <table:table-cell office:value-type="string" calcext:value-type="string">
            <text:p>['Chinese', 'Electric', 'A']</text:p>
          </table:table-cell>
          <table:table-cell>
            <draw:frame draw:z-index="268" draw:name="Image 269" draw:style-name="gr1" draw:text-style-name="P1" svg:width="1.587cm" svg:height="0.437cm" svg:x="0cm" svg:y="0.477cm">
              <draw:image xlink:href="Pictures/100000010000003C00000012B535C8B60E7F539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A']</text:p>
          </table:table-cell>
          <table:table-cell>
            <draw:frame draw:z-index="269" draw:name="Image 270" draw:style-name="gr1" draw:text-style-name="P1" svg:width="1.587cm" svg:height="0.437cm" svg:x="0cm" svg:y="0.477cm">
              <draw:image xlink:href="Pictures/100000010000003C00000012B1A6534D8A3E554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vi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A']</text:p>
          </table:table-cell>
          <table:table-cell>
            <draw:frame draw:z-index="270" draw:name="Image 271" draw:style-name="gr1" draw:text-style-name="P1" svg:width="1.587cm" svg:height="0.437cm" svg:x="0cm" svg:y="0.477cm">
              <draw:image xlink:href="Pictures/100000010000003C000000127F2969928C66F65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lanta</text:p>
          </table:table-cell>
          <table:table-cell office:value-type="string" calcext:value-type="string">
            <text:p>Vintage Sports Cars</text:p>
          </table:table-cell>
          <table:table-cell office:value-type="string" calcext:value-type="string">
            <text:p>['British', 'A']</text:p>
          </table:table-cell>
          <table:table-cell>
            <draw:frame draw:z-index="271" draw:name="Image 272" draw:style-name="gr1" draw:text-style-name="P1" svg:width="1.587cm" svg:height="0.437cm" svg:x="0cm" svg:y="0.477cm">
              <draw:image xlink:href="Pictures/100000010000003C00000012712DE903444F376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Road-legal Sport Cars</text:p>
          </table:table-cell>
          <table:table-cell office:value-type="string" calcext:value-type="string">
            <text:p>['British', 'Sports Cars', 'B']</text:p>
          </table:table-cell>
          <table:table-cell>
            <draw:frame draw:z-index="272" draw:name="Image 273" draw:style-name="gr1" draw:text-style-name="P1" svg:width="1.587cm" svg:height="0.437cm" svg:x="0cm" svg:y="0.476cm">
              <draw:image xlink:href="Pictures/100000010000003C000000128D4FF7BBA1C29D4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Sports-Luxury</text:p>
          </table:table-cell>
          <table:table-cell office:value-type="string" calcext:value-type="string">
            <text:p>['German', 'Sports Cars', 'B']</text:p>
          </table:table-cell>
          <table:table-cell>
            <draw:frame draw:z-index="273" draw:name="Image 274" draw:style-name="gr1" draw:text-style-name="P1" svg:width="1.587cm" svg:height="0.437cm" svg:x="0cm" svg:y="0.477cm">
              <draw:image xlink:href="Pictures/100000010000003C00000012EF9E4329518E839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wler</text:p>
          </table:table-cell>
          <table:table-cell office:value-type="string" calcext:value-type="string">
            <text:p>Off-Road Racing</text:p>
          </table:table-cell>
          <table:table-cell office:value-type="string" calcext:value-type="string">
            <text:p>['British', 'B']</text:p>
          </table:table-cell>
          <table:table-cell>
            <draw:frame draw:z-index="274" draw:name="Image 275" draw:style-name="gr1" draw:text-style-name="P1" svg:width="1.587cm" svg:height="0.437cm" svg:x="0cm" svg:y="0.476cm">
              <draw:image xlink:href="Pictures/100000010000003C000000124564A9486101DB4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ori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Luxury', 'B']</text:p>
          </table:table-cell>
          <table:table-cell>
            <draw:frame draw:z-index="275" draw:name="Image 276" draw:style-name="gr1" draw:text-style-name="P1" svg:width="1.587cm" svg:height="0.437cm" svg:x="0cm" svg:y="0.477cm">
              <draw:image xlink:href="Pictures/100000010000003C00000012F23DB313B67E4EC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gfeng</text:p>
          </table:table-cell>
          <table:table-cell office:value-type="string" calcext:value-type="string">
            <text:p>Light Trucks</text:p>
          </table:table-cell>
          <table:table-cell office:value-type="string" calcext:value-type="string">
            <text:p>['Chinese', 'C']</text:p>
          </table:table-cell>
          <table:table-cell>
            <draw:frame draw:z-index="276" draw:name="Image 277" draw:style-name="gr1" draw:text-style-name="P1" svg:width="1.587cm" svg:height="0.437cm" svg:x="0cm" svg:y="0.477cm">
              <draw:image xlink:href="Pictures/100000010000003C00000012761E1A25F1A7D1A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tz</text:p>
          </table:table-cell>
          <table:table-cell office:value-type="string" calcext:value-type="string">
            <text:p>Armored Vehicles</text:p>
          </table:table-cell>
          <table:table-cell office:value-type="string" calcext:value-type="string">
            <text:p>['D']</text:p>
          </table:table-cell>
          <table:table-cell>
            <draw:frame draw:z-index="277" draw:name="Image 278" draw:style-name="gr1" draw:text-style-name="P1" svg:width="1.587cm" svg:height="0.437cm" svg:x="0cm" svg:y="0.476cm">
              <draw:image xlink:href="Pictures/100000010000003C0000001218206EB5574DA97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roit Electric</text:p>
          </table:table-cell>
          <table:table-cell office:value-type="string" calcext:value-type="string">
            <text:p>Electric Cars</text:p>
          </table:table-cell>
          <table:table-cell office:value-type="string" calcext:value-type="string">
            <text:p>['American', 'Electric', 'D']</text:p>
          </table:table-cell>
          <table:table-cell>
            <draw:frame draw:z-index="278" draw:name="Image 279" draw:style-name="gr1" draw:text-style-name="P1" svg:width="1.587cm" svg:height="0.437cm" svg:x="0cm" svg:y="0.476cm">
              <draw:image xlink:href="Pictures/100000010000003C000000125695D90A182F8E8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orean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Sports Cars', 'D']</text:p>
          </table:table-cell>
          <table:table-cell>
            <draw:frame draw:z-index="279" draw:name="Image 280" draw:style-name="gr1" draw:text-style-name="P1" svg:width="1.587cm" svg:height="0.437cm" svg:x="0cm" svg:y="0.477cm">
              <draw:image xlink:href="Pictures/100000010000003C00000012ED9E6E726C67A90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rvoort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D']</text:p>
          </table:table-cell>
          <table:table-cell>
            <draw:frame draw:z-index="280" draw:name="Image 281" draw:style-name="gr1" draw:text-style-name="P1" svg:width="1.587cm" svg:height="0.437cm" svg:x="0cm" svg:y="0.476cm">
              <draw:image xlink:href="Pictures/100000010000003C0000001202F7F3D4B6CD10C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American', 'E']</text:p>
          </table:table-cell>
          <table:table-cell>
            <draw:frame draw:z-index="281" draw:name="Image 282" draw:style-name="gr1" draw:text-style-name="P1" svg:width="1.587cm" svg:height="0.437cm" svg:x="0cm" svg:y="0.477cm">
              <draw:image xlink:href="Pictures/100000010000003C00000012F69327CEEE584C2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AG</text:p>
          </table:table-cell>
          <table:table-cell office:value-type="string" calcext:value-type="string">
            <text:p>Concept Cars</text:p>
          </table:table-cell>
          <table:table-cell office:value-type="string" calcext:value-type="string">
            <text:p>['German', 'E']</text:p>
          </table:table-cell>
          <table:table-cell>
            <draw:frame draw:z-index="282" draw:name="Image 283" draw:style-name="gr1" draw:text-style-name="P1" svg:width="1.587cm" svg:height="0.436cm" svg:x="0cm" svg:y="0.477cm">
              <draw:image xlink:href="Pictures/100000010000003C00000012FBF2CB13BC7CA15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fin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Australian', 'E']</text:p>
          </table:table-cell>
          <table:table-cell>
            <draw:frame draw:z-index="283" draw:name="Image 284" draw:style-name="gr1" draw:text-style-name="P1" svg:width="1.587cm" svg:height="0.437cm" svg:x="0cm" svg:y="0.476cm">
              <draw:image xlink:href="Pictures/100000010000003C00000012516E4A5FFA3D74A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niti</text:p>
          </table:table-cell>
          <table:table-cell office:value-type="string" calcext:value-type="string">
            <text:p>Car Tuning</text:p>
          </table:table-cell>
          <table:table-cell office:value-type="string" calcext:value-type="string">
            <text:p>['British', 'E']</text:p>
          </table:table-cell>
          <table:table-cell>
            <draw:frame draw:z-index="284" draw:name="Image 285" draw:style-name="gr1" draw:text-style-name="P1" svg:width="1.587cm" svg:height="0.437cm" svg:x="0cm" svg:y="0.476cm">
              <draw:image xlink:href="Pictures/100000010000003C000000127FBE2BEA8598AC0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l Veg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French', 'F']</text:p>
          </table:table-cell>
          <table:table-cell>
            <draw:frame draw:z-index="285" draw:name="Image 286" draw:style-name="gr1" draw:text-style-name="P1" svg:width="1.587cm" svg:height="0.437cm" svg:x="0cm" svg:y="0.476cm">
              <draw:image xlink:href="Pictures/100000010000003C0000001268F075594A3815A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Commercial Vehicles</text:p>
          </table:table-cell>
          <table:table-cell office:value-type="string" calcext:value-type="string">
            <text:p>['Indian', 'F']</text:p>
          </table:table-cell>
          <table:table-cell>
            <draw:frame draw:z-index="286" draw:name="Image 287" draw:style-name="gr1" draw:text-style-name="P1" svg:width="1.587cm" svg:height="0.437cm" svg:x="0cm" svg:y="0.476cm">
              <draw:image xlink:href="Pictures/100000010000003C000000129789EE8CC2A53A6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V</text:p>
          </table:table-cell>
          <table:table-cell office:value-type="string" calcext:value-type="string">
            <text:p>Performance Vehicles</text:p>
          </table:table-cell>
          <table:table-cell office:value-type="string" calcext:value-type="string">
            <text:p>['Australian', 'F']</text:p>
          </table:table-cell>
          <table:table-cell>
            <draw:frame draw:z-index="287" draw:name="Image 288" draw:style-name="gr1" draw:text-style-name="P1" svg:width="1.587cm" svg:height="0.437cm" svg:x="0cm" svg:y="0.477cm">
              <draw:image xlink:href="Pictures/100000010000003C00000012F9EAC11E62223BF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ima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H']</text:p>
          </table:table-cell>
          <table:table-cell>
            <draw:frame draw:z-index="288" draw:name="Image 289" draw:style-name="gr1" draw:text-style-name="P1" svg:width="1.587cm" svg:height="0.437cm" svg:x="0cm" svg:y="0.476cm">
              <draw:image xlink:href="Pictures/100000010000003C00000012B7950480A1224C6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wtai</text:p>
          </table:table-cell>
          <table:table-cell office:value-type="string" calcext:value-type="string">
            <text:p>SUVs, Sedans</text:p>
          </table:table-cell>
          <table:table-cell office:value-type="string" calcext:value-type="string">
            <text:p>['Chinese', 'H']</text:p>
          </table:table-cell>
          <table:table-cell>
            <draw:frame draw:z-index="289" draw:name="Image 290" draw:style-name="gr1" draw:text-style-name="P1" svg:width="1.587cm" svg:height="0.437cm" svg:x="0cm" svg:y="0.476cm">
              <draw:image xlink:href="Pictures/100000010000003C0000001246197153750BCCF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KCO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I']</text:p>
          </table:table-cell>
          <table:table-cell>
            <draw:frame draw:z-index="290" draw:name="Image 291" draw:style-name="gr1" draw:text-style-name="P1" svg:width="1.587cm" svg:height="0.437cm" svg:x="0cm" svg:y="0.476cm">
              <draw:image xlink:href="Pictures/100000010000003C00000012D6E4894C31F21BC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J']</text:p>
          </table:table-cell>
          <table:table-cell>
            <draw:frame draw:z-index="291" draw:name="Image 292" draw:style-name="gr1" draw:text-style-name="P1" svg:width="1.587cm" svg:height="0.437cm" svg:x="0cm" svg:y="0.476cm">
              <draw:image xlink:href="Pictures/100000010000003C00000012C2D038BE9AD011C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w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J']</text:p>
          </table:table-cell>
          <table:table-cell>
            <draw:frame draw:z-index="292" draw:name="Image 293" draw:style-name="gr1" draw:text-style-name="P1" svg:width="1.587cm" svg:height="0.437cm" svg:x="0cm" svg:y="0.476cm">
              <draw:image xlink:href="Pictures/100000010000003C00000012FE1D6330EC49D19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BA Motors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British', 'J']</text:p>
          </table:table-cell>
          <table:table-cell>
            <draw:frame draw:z-index="293" draw:name="Image 294" draw:style-name="gr1" draw:text-style-name="P1" svg:width="1.587cm" svg:height="0.437cm" svg:x="0cm" svg:y="0.476cm">
              <draw:image xlink:href="Pictures/100000010000003C000000127BDDF7E6C6963F1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MC</text:p>
          </table:table-cell>
          <table:table-cell office:value-type="string" calcext:value-type="string">
            <text:p>Pickup, Vans</text:p>
          </table:table-cell>
          <table:table-cell office:value-type="string" calcext:value-type="string">
            <text:p>['Chinese', 'J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wind</text:p>
          </table:table-cell>
          <table:table-cell office:value-type="string" calcext:value-type="string">
            <text:p>Compact SUVs</text:p>
          </table:table-cell>
          <table:table-cell office:value-type="string" calcext:value-type="string">
            <text:p>['Chinese', 'L']</text:p>
          </table:table-cell>
          <table:table-cell>
            <draw:frame draw:z-index="294" draw:name="Image 295" draw:style-name="gr1" draw:text-style-name="P1" svg:width="1.587cm" svg:height="0.437cm" svg:x="0cm" svg:y="0.003cm">
              <draw:image xlink:href="Pictures/100000010000003C00000012AFC61CBD97C3CC0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an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L']</text:p>
          </table:table-cell>
          <table:table-cell>
            <draw:frame draw:z-index="295" draw:name="Image 296" draw:style-name="gr1" draw:text-style-name="P1" svg:width="1.587cm" svg:height="0.437cm" svg:x="0cm" svg:y="0.003cm">
              <draw:image xlink:href="Pictures/100000010000003C000000125F17CE098D03ACE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oy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German', 'L']</text:p>
          </table:table-cell>
          <table:table-cell>
            <draw:frame draw:z-index="296" draw:name="Image 297" draw:style-name="gr1" draw:text-style-name="P1" svg:width="1.587cm" svg:height="0.437cm" svg:x="0cm" svg:y="0.002cm">
              <draw:image xlink:href="Pictures/100000010000003C00000012275FDCC34062C7A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bini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Sports Cars', 'L']</text:p>
          </table:table-cell>
          <table:table-cell>
            <draw:frame draw:z-index="297" draw:name="Image 298" draw:style-name="gr1" draw:text-style-name="P1" svg:width="1.587cm" svg:height="0.437cm" svg:x="0cm" svg:y="0.004cm">
              <draw:image xlink:href="Pictures/100000010000003C0000001271B119B78161B81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us</text:p>
          </table:table-cell>
          <table:table-cell office:value-type="string" calcext:value-type="string">
            <text:p>Pickup, Vans</text:p>
          </table:table-cell>
          <table:table-cell office:value-type="string" calcext:value-type="string">
            <text:p>['Chinese', 'M']</text:p>
          </table:table-cell>
          <table:table-cell>
            <draw:frame draw:z-index="298" draw:name="Image 299" draw:style-name="gr1" draw:text-style-name="P1" svg:width="1.587cm" svg:height="0.437cm" svg:x="0cm" svg:y="0.004cm">
              <draw:image xlink:href="Pictures/100000010000003C000000127DD270FA92B130C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Sports Cars, Trikes</text:p>
          </table:table-cell>
          <table:table-cell office:value-type="string" calcext:value-type="string">
            <text:p>['British', 'Sports Cars', 'M']</text:p>
          </table:table-cell>
          <table:table-cell>
            <draw:frame draw:z-index="299" draw:name="Image 300" draw:style-name="gr1" draw:text-style-name="P1" svg:width="1.587cm" svg:height="0.437cm" svg:x="0cm" svg:y="0.003cm">
              <draw:image xlink:href="Pictures/100000010000003C0000001209037619AC45C57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ewe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R']</text:p>
          </table:table-cell>
          <table:table-cell>
            <draw:frame draw:z-index="300" draw:name="Image 301" draw:style-name="gr1" draw:text-style-name="P1" svg:width="1.587cm" svg:height="0.437cm" svg:x="0cm" svg:y="0.003cm">
              <draw:image xlink:href="Pictures/100000010000003C000000123D43400ED8B1366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r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Korean', 'Sports Cars', 'S']</text:p>
          </table:table-cell>
          <table:table-cell>
            <draw:frame draw:z-index="301" draw:name="Image 302" draw:style-name="gr1" draw:text-style-name="P1" svg:width="1.587cm" svg:height="0.437cm" svg:x="0cm" svg:y="0.002cm">
              <draw:image xlink:href="Pictures/100000010000003C00000012492327ADEE15877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ucia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V']</text:p>
          </table:table-cell>
          <table:table-cell>
            <draw:frame draw:z-index="302" draw:name="Image 303" draw:style-name="gr1" draw:text-style-name="P1" svg:width="1.587cm" svg:height="0.437cm" svg:x="0cm" svg:y="0.002cm">
              <draw:image xlink:href="Pictures/100000010000003C000000121039D364896C2A7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stfield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British', 'Sports Cars', 'W']</text:p>
          </table:table-cell>
          <table:table-cell>
            <draw:frame draw:z-index="303" draw:name="Image 304" draw:style-name="gr1" draw:text-style-name="P1" svg:width="1.587cm" svg:height="0.437cm" svg:x="0cm" svg:y="0.004cm">
              <draw:image xlink:href="Pictures/100000010000003C00000012FCC5BE51DD10515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esmann</text:p>
          </table:table-cell>
          <table:table-cell office:value-type="string" calcext:value-type="string">
            <text:p>Convertibles</text:p>
          </table:table-cell>
          <table:table-cell office:value-type="string" calcext:value-type="string">
            <text:p>['German', 'Sports Cars', 'W']</text:p>
          </table:table-cell>
          <table:table-cell>
            <draw:frame draw:z-index="304" draw:name="Image 305" draw:style-name="gr1" draw:text-style-name="P1" svg:width="1.587cm" svg:height="0.437cm" svg:x="0cm" svg:y="0.003cm">
              <draw:image xlink:href="Pictures/100000010000003C00000012B336307176B1F46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adal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Spanish', 'Luxury', 'A']</text:p>
          </table:table-cell>
          <table:table-cell>
            <draw:frame draw:z-index="305" draw:name="Image 306" draw:style-name="gr1" draw:text-style-name="P1" svg:width="1.587cm" svg:height="0.437cm" svg:x="0cm" svg:y="0.003cm">
              <draw:image xlink:href="Pictures/100000010000003C0000001244AF2DD4929F6D7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bott-Detroit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Luxury', 'A']</text:p>
          </table:table-cell>
          <table:table-cell>
            <draw:frame draw:z-index="306" draw:name="Image 307" draw:style-name="gr1" draw:text-style-name="P1" svg:width="1.587cm" svg:height="0.437cm" svg:x="0cm" svg:y="0.003cm">
              <draw:image xlink:href="Pictures/100000010000003C0000001282A40DC24602A31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Three-wheelers</text:p>
          </table:table-cell>
          <table:table-cell office:value-type="string" calcext:value-type="string">
            <text:p>['A']</text:p>
          </table:table-cell>
          <table:table-cell>
            <draw:frame draw:z-index="307" draw:name="Image 308" draw:style-name="gr1" draw:text-style-name="P1" svg:width="1.587cm" svg:height="0.437cm" svg:x="0cm" svg:y="0.002cm">
              <draw:image xlink:href="Pictures/100000010000003C000000127CADC949DE7AB9F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C</text:p>
          </table:table-cell>
          <table:table-cell office:value-type="string" calcext:value-type="string">
            <text:p>Automobiles, Other</text:p>
          </table:table-cell>
          <table:table-cell office:value-type="string" calcext:value-type="string">
            <text:p>['American', 'A']</text:p>
          </table:table-cell>
          <table:table-cell>
            <draw:frame draw:z-index="308" draw:name="Image 309" draw:style-name="gr1" draw:text-style-name="P1" svg:width="1.587cm" svg:height="0.437cm" svg:x="0cm" svg:y="0.002cm">
              <draw:image xlink:href="Pictures/100000010000003C00000012F74E88B75848F4B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O</text:p>
          </table:table-cell>
          <table:table-cell office:value-type="string" calcext:value-type="string">
            <text:p>Off-Road Vehicles</text:p>
          </table:table-cell>
          <table:table-cell office:value-type="string" calcext:value-type="string">
            <text:p>['A']</text:p>
          </table:table-cell>
          <table:table-cell>
            <draw:frame draw:z-index="309" draw:name="Image 310" draw:style-name="gr1" draw:text-style-name="P1" svg:width="1.587cm" svg:height="0.437cm" svg:x="0cm" svg:y="0.003cm">
              <draw:image xlink:href="Pictures/100000010000003C000000129D1D03E408EF0BC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kam</text:p>
          </table:table-cell>
          <table:table-cell office:value-type="string" calcext:value-type="string">
            <text:p>Trucks, Vans</text:p>
          </table:table-cell>
          <table:table-cell office:value-type="string" calcext:value-type="string">
            <text:p>['Trucks', 'A']</text:p>
          </table:table-cell>
          <table:table-cell>
            <draw:frame draw:z-index="310" draw:name="Image 311" draw:style-name="gr1" draw:text-style-name="P1" svg:width="1.587cm" svg:height="0.437cm" svg:x="0cm" svg:y="0.003cm">
              <draw:image xlink:href="Pictures/100000010000003C00000012729064E72CEDF1D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burn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American', 'A']</text:p>
          </table:table-cell>
          <table:table-cell>
            <draw:frame draw:z-index="311" draw:name="Image 312" draw:style-name="gr1" draw:text-style-name="P1" svg:width="1.587cm" svg:height="0.437cm" svg:x="0cm" svg:y="0.003cm">
              <draw:image xlink:href="Pictures/100000010000003C00000012817A2B1C8479B10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B']</text:p>
          </table:table-cell>
          <table:table-cell>
            <draw:frame draw:z-index="312" draw:name="Image 313" draw:style-name="gr1" draw:text-style-name="P1" svg:width="1.587cm" svg:height="0.437cm" svg:x="0cm" svg:y="0.002cm">
              <draw:image xlink:href="Pictures/100000000000003C00000012F1D561351995911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bianchi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Italian', 'A']</text:p>
          </table:table-cell>
          <table:table-cell>
            <draw:frame draw:z-index="313" draw:name="Image 314" draw:style-name="gr1" draw:text-style-name="P1" svg:width="1.587cm" svg:height="0.437cm" svg:x="0cm" svg:y="0.002cm">
              <draw:image xlink:href="Pictures/100000010000003C00000012A9341A0686D688F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on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British', 'A']</text:p>
          </table:table-cell>
          <table:table-cell>
            <draw:frame draw:z-index="314" draw:name="Image 315" draw:style-name="gr1" draw:text-style-name="P1" svg:width="1.587cm" svg:height="0.437cm" svg:x="0cm" svg:y="0.002cm">
              <draw:image xlink:href="Pictures/100000010000003C00000012C2AFFA9605CBA59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keley</text:p>
          </table:table-cell>
          <table:table-cell office:value-type="string" calcext:value-type="string">
            <text:p>Sporting Microcars</text:p>
          </table:table-cell>
          <table:table-cell office:value-type="string" calcext:value-type="string">
            <text:p>['British', 'B']</text:p>
          </table:table-cell>
          <table:table-cell>
            <draw:frame draw:z-index="315" draw:name="Image 316" draw:style-name="gr1" draw:text-style-name="P1" svg:width="1.587cm" svg:height="0.437cm" svg:x="0cm" svg:y="0.003cm">
              <draw:image xlink:href="Pictures/100000010000003C00000012F3CF999FAC000BA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li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French', 'B']</text:p>
          </table:table-cell>
          <table:table-cell>
            <draw:frame draw:z-index="316" draw:name="Image 317" draw:style-name="gr1" draw:text-style-name="P1" svg:width="1.587cm" svg:height="0.437cm" svg:x="0cm" svg:y="0.003cm">
              <draw:image xlink:href="Pictures/100000010000003C000000128307DA1CD5C065D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zzarrini</text:p>
          </table:table-cell>
          <table:table-cell office:value-type="string" calcext:value-type="string">
            <text:p>Racing, Sports Cars</text:p>
          </table:table-cell>
          <table:table-cell office:value-type="string" calcext:value-type="string">
            <text:p>['Italian', 'Sports Cars', 'B']</text:p>
          </table:table-cell>
          <table:table-cell>
            <draw:frame draw:z-index="317" draw:name="Image 318" draw:style-name="gr1" draw:text-style-name="P1" svg:width="1.587cm" svg:height="0.437cm" svg:x="0cm" svg:y="0.003cm">
              <draw:image xlink:href="Pictures/100000010000003C000000126435CAD969E4AC8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stol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British', 'Luxury', 'B']</text:p>
          </table:table-cell>
          <table:table-cell>
            <draw:frame draw:z-index="318" draw:name="Image 319" draw:style-name="gr1" draw:text-style-name="P1" svg:width="1.587cm" svg:height="0.437cm" svg:x="0cm" svg:y="0.002cm">
              <draw:image xlink:href="Pictures/100000010000003C00000012AE9205D995D1B56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oke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B']</text:p>
          </table:table-cell>
          <table:table-cell>
            <draw:frame draw:z-index="319" draw:name="Image 320" draw:style-name="gr1" draw:text-style-name="P1" svg:width="1.587cm" svg:height="0.437cm" svg:x="0cm" svg:y="0.002cm">
              <draw:image xlink:href="Pictures/100000010000003C0000001277C0A8CDE0821CD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italia</text:p>
          </table:table-cell>
          <table:table-cell office:value-type="string" calcext:value-type="string">
            <text:p>Racing, Sports Cars</text:p>
          </table:table-cell>
          <table:table-cell office:value-type="string" calcext:value-type="string">
            <text:p>['Italian', 'C']</text:p>
          </table:table-cell>
          <table:table-cell>
            <draw:frame draw:z-index="320" draw:name="Image 321" draw:style-name="gr1" draw:text-style-name="P1" svg:width="1.587cm" svg:height="0.437cm" svg:x="0cm" svg:y="0.001cm">
              <draw:image xlink:href="Pictures/100000010000003C00000012054273D10F35C4B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zeta</text:p>
          </table:table-cell>
          <table:table-cell office:value-type="string" calcext:value-type="string">
            <text:p>Hand-built Cars</text:p>
          </table:table-cell>
          <table:table-cell office:value-type="string" calcext:value-type="string">
            <text:p>['American', 'C']</text:p>
          </table:table-cell>
          <table:table-cell>
            <draw:frame draw:z-index="321" draw:name="Image 322" draw:style-name="gr1" draw:text-style-name="P1" svg:width="1.587cm" svg:height="0.437cm" svg:x="0cm" svg:y="0.003cm">
              <draw:image xlink:href="Pictures/100000010000003C00000012E5FDE90E522459E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C']</text:p>
          </table:table-cell>
          <table:table-cell>
            <draw:frame draw:z-index="322" draw:name="Image 323" draw:style-name="gr1" draw:text-style-name="P1" svg:width="1.587cm" svg:height="0.437cm" svg:x="0cm" svg:y="0.003cm">
              <draw:image xlink:href="Pictures/100000010000003C000000129F1941A786898DB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re La Licorne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French', 'Luxury', 'C']</text:p>
          </table:table-cell>
          <table:table-cell>
            <draw:frame draw:z-index="323" draw:name="Image 324" draw:style-name="gr1" draw:text-style-name="P1" svg:width="1.587cm" svg:height="0.437cm" svg:x="0cm" svg:y="0.002cm">
              <draw:image xlink:href="Pictures/100000010000003C00000012A87E0578B8F55BB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ge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French', 'Luxury', 'D']</text:p>
          </table:table-cell>
          <table:table-cell>
            <draw:frame draw:z-index="324" draw:name="Image 325" draw:style-name="gr1" draw:text-style-name="P1" svg:width="1.587cm" svg:height="0.437cm" svg:x="0cm" svg:y="0.002cm">
              <draw:image xlink:href="Pictures/100000010000003C00000012FC255733BCE3D8D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tto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Italian', 'D']</text:p>
          </table:table-cell>
          <table:table-cell>
            <draw:frame draw:z-index="325" draw:name="Image 326" draw:style-name="gr1" draw:text-style-name="P1" svg:width="1.587cm" svg:height="0.437cm" svg:x="0cm" svg:y="0.002cm">
              <draw:image xlink:href="Pictures/100000010000003C0000001274857FCBE37D707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W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German', 'D']</text:p>
          </table:table-cell>
          <table:table-cell>
            <draw:frame draw:z-index="326" draw:name="Image 327" draw:style-name="gr1" draw:text-style-name="P1" svg:width="1.587cm" svg:height="0.437cm" svg:x="0cm" svg:y="0.001cm">
              <draw:image xlink:href="Pictures/100000010000003C0000001272DC74841809E41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va</text:p>
          </table:table-cell>
          <table:table-cell office:value-type="string" calcext:value-type="string">
            <text:p>Racing Cars</text:p>
          </table:table-cell>
          <table:table-cell office:value-type="string" calcext:value-type="string">
            <text:p>['British', 'E']</text:p>
          </table:table-cell>
          <table:table-cell>
            <draw:frame draw:z-index="327" draw:name="Image 328" draw:style-name="gr1" draw:text-style-name="P1" svg:width="1.587cm" svg:height="0.437cm" svg:x="0cm" svg:y="0.003cm">
              <draw:image xlink:href="Pictures/100000010000003C00000012E791AB2AE45AB21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on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E']</text:p>
          </table:table-cell>
          <table:table-cell>
            <draw:frame draw:z-index="328" draw:name="Image 329" draw:style-name="gr1" draw:text-style-name="P1" svg:width="1.587cm" svg:height="0.437cm" svg:x="0cm" svg:y="0.002cm">
              <draw:image xlink:href="Pictures/100000010000003C000000127D1D5AA02130EA8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oravanti</text:p>
          </table:table-cell>
          <table:table-cell office:value-type="string" calcext:value-type="string">
            <text:p>Automotive, Design</text:p>
          </table:table-cell>
          <table:table-cell office:value-type="string" calcext:value-type="string">
            <text:p>['Italian', 'F']</text:p>
          </table:table-cell>
          <table:table-cell>
            <draw:frame draw:z-index="329" draw:name="Image 330" draw:style-name="gr1" draw:text-style-name="P1" svg:width="1.587cm" svg:height="0.437cm" svg:x="0cm" svg:y="0.002cm">
              <draw:image xlink:href="Pictures/100000010000003C0000001210C31B344FBAFA5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den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['British', 'Trucks', 'F']</text:p>
          </table:table-cell>
          <table:table-cell>
            <draw:frame draw:z-index="330" draw:name="Image 331" draw:style-name="gr1" draw:text-style-name="P1" svg:width="1.587cm" svg:height="0.437cm" svg:x="0cm" svg:y="0.002cm">
              <draw:image xlink:href="Pictures/100000010000003C00000012B83966CC1287743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Luxury', 'F']</text:p>
          </table:table-cell>
          <table:table-cell>
            <draw:frame draw:z-index="331" draw:name="Image 332" draw:style-name="gr1" draw:text-style-name="P1" svg:width="1.587cm" svg:height="0.437cm" svg:x="0cm" svg:y="0.001cm">
              <draw:image xlink:href="Pictures/100000010000003C00000012CC4F7D831743878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dner Douglas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G']</text:p>
          </table:table-cell>
          <table:table-cell>
            <draw:frame draw:z-index="332" draw:name="Image 333" draw:style-name="gr1" draw:text-style-name="P1" svg:width="1.587cm" svg:height="0.437cm" svg:x="0cm" svg:y="0.001cm">
              <draw:image xlink:href="Pictures/100000010000003C000000125C77AE05178FE36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ber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Sports Cars', 'G']</text:p>
          </table:table-cell>
          <table:table-cell>
            <draw:frame draw:z-index="333" draw:name="Image 334" draw:style-name="gr1" draw:text-style-name="P1" svg:width="1.587cm" svg:height="0.437cm" svg:x="0cm" svg:y="0.003cm">
              <draw:image xlink:href="Pictures/100000010000003C00000012B7B5BF54B6D30EA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let</text:p>
          </table:table-cell>
          <table:table-cell office:value-type="string" calcext:value-type="string">
            <text:p>Hand-Built Cars</text:p>
          </table:table-cell>
          <table:table-cell office:value-type="string" calcext:value-type="string">
            <text:p>['Sports Cars', 'G']</text:p>
          </table:table-cell>
          <table:table-cell>
            <draw:frame draw:z-index="334" draw:name="Image 335" draw:style-name="gr1" draw:text-style-name="P1" svg:width="1.587cm" svg:height="0.437cm" svg:x="0cm" svg:y="0.002cm">
              <draw:image xlink:href="Pictures/100000010000003C000000120F02DA8EDC01ADF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now</text:p>
          </table:table-cell>
          <table:table-cell office:value-type="string" calcext:value-type="string">
            <text:p>Vehicles, SUVs</text:p>
          </table:table-cell>
          <table:table-cell office:value-type="string" calcext:value-type="string">
            <text:p>['Chinese', 'G']</text:p>
          </table:table-cell>
          <table:table-cell>
            <draw:frame draw:z-index="335" draw:name="Image 336" draw:style-name="gr1" draw:text-style-name="P1" svg:width="1.587cm" svg:height="0.437cm" svg:x="0cm" svg:y="0.002cm">
              <draw:image xlink:href="Pictures/100000010000003C0000001290EF8DC191A5114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llman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British', 'H']</text:p>
          </table:table-cell>
          <table:table-cell>
            <draw:frame draw:z-index="336" draw:name="Image 337" draw:style-name="gr1" draw:text-style-name="P1" svg:width="1.587cm" svg:height="0.436cm" svg:x="0cm" svg:y="0.002cm">
              <draw:image xlink:href="Pictures/100000010000003C00000012BA58C0F6A64873F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pano-Suiza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Spanish', 'Luxury', 'H']</text:p>
          </table:table-cell>
          <table:table-cell>
            <draw:frame draw:z-index="337" draw:name="Image 338" draw:style-name="gr1" draw:text-style-name="P1" svg:width="1.587cm" svg:height="0.437cm" svg:x="0cm" svg:y="0.001cm">
              <draw:image xlink:href="Pictures/100000010000003C0000001242BD23026F00D47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mel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French', 'H']</text:p>
          </table:table-cell>
          <table:table-cell>
            <draw:frame draw:z-index="338" draw:name="Image 339" draw:style-name="gr1" draw:text-style-name="P1" svg:width="1.587cm" svg:height="0.437cm" svg:x="0cm" svg:y="0.001cm">
              <draw:image xlink:href="Pictures/100000010000003C000000121DADF72BFA1B091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ch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German', 'Luxury', 'H']</text:p>
          </table:table-cell>
          <table:table-cell>
            <draw:frame draw:z-index="339" draw:name="Image 340" draw:style-name="gr1" draw:text-style-name="P1" svg:width="1.587cm" svg:height="0.437cm" svg:x="0cm" svg:y="0.002cm">
              <draw:image xlink:href="Pictures/100000010000003C0000001237FF42E20FAB7FD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American', 'H']</text:p>
          </table:table-cell>
          <table:table-cell>
            <draw:frame draw:z-index="340" draw:name="Image 341" draw:style-name="gr1" draw:text-style-name="P1" svg:width="1.587cm" svg:height="0.437cm" svg:x="0cm" svg:y="0.002cm">
              <draw:image xlink:href="Pictures/100000010000003C0000001226824C632F26AC00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pmobile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['American', 'H']</text:p>
          </table:table-cell>
          <table:table-cell>
            <draw:frame draw:z-index="341" draw:name="Image 342" draw:style-name="gr1" draw:text-style-name="P1" svg:width="1.587cm" svg:height="0.437cm" svg:x="0cm" svg:y="0.002cm">
              <draw:image xlink:href="Pictures/100000000000003C000000125B047B6C2ACF76C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ocenti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Italian', 'I']</text:p>
          </table:table-cell>
          <table:table-cell>
            <draw:frame draw:z-index="342" draw:name="Image 343" draw:style-name="gr1" draw:text-style-name="P1" svg:width="1.587cm" svg:height="0.437cm" svg:x="0cm" svg:y="0.001cm">
              <draw:image xlink:href="Pictures/100000010000003C00000012324633C17F0EE89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ccanic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I']</text:p>
          </table:table-cell>
          <table:table-cell>
            <draw:frame draw:z-index="343" draw:name="Image 344" draw:style-name="gr1" draw:text-style-name="P1" svg:width="1.587cm" svg:height="0.437cm" svg:x="0cm" svg:y="0.001cm">
              <draw:image xlink:href="Pictures/100000010000003C000000121E054A9D3D06B5B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der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German', 'Sports Cars', 'I']</text:p>
          </table:table-cell>
          <table:table-cell>
            <draw:frame draw:z-index="344" draw:name="Image 345" draw:style-name="gr1" draw:text-style-name="P1" svg:width="1.587cm" svg:height="0.437cm" svg:x="0cm" svg:y="0.001cm">
              <draw:image xlink:href="Pictures/100000010000003C00000012942E15713E4568C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['Italian', 'I']</text:p>
          </table:table-cell>
          <table:table-cell>
            <draw:frame draw:z-index="345" draw:name="Image 346" draw:style-name="gr1" draw:text-style-name="P1" svg:width="1.587cm" svg:height="0.437cm" svg:x="0cm" svg:y="0.002cm">
              <draw:image xlink:href="Pictures/100000010000003C00000012A4D15CEAEC3FC5BA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nse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J']</text:p>
          </table:table-cell>
          <table:table-cell>
            <draw:frame draw:z-index="346" draw:name="Image 347" draw:style-name="gr1" draw:text-style-name="P1" svg:width="1.587cm" svg:height="0.437cm" svg:x="0cm" svg:y="0.002cm">
              <draw:image xlink:href="Pictures/100000000000003C00000012EC51D1031B722B1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iser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K']</text:p>
          </table:table-cell>
          <table:table-cell>
            <draw:frame draw:z-index="347" draw:name="Image 348" draw:style-name="gr1" draw:text-style-name="P1" svg:width="1.587cm" svg:height="0.437cm" svg:x="0cm" svg:y="0.001cm">
              <draw:image xlink:href="Pictures/100000010000003C00000012A6ACC15D216DD9C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L']</text:p>
          </table:table-cell>
          <table:table-cell>
            <draw:frame draw:z-index="348" draw:name="Image 349" draw:style-name="gr1" draw:text-style-name="P1" svg:width="1.587cm" svg:height="0.437cm" svg:x="0cm" svg:y="0.001cm">
              <draw:image xlink:href="Pictures/100000010000003C00000012FBFE14911BF469C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M']</text:p>
          </table:table-cell>
          <table:table-cell>
            <draw:frame draw:z-index="349" draw:name="Image 350" draw:style-name="gr1" draw:text-style-name="P1" svg:width="1.587cm" svg:height="0.437cm" svg:x="0cm" svg:y="0.001cm">
              <draw:image xlink:href="Pictures/100000000000003C000000123514F73ABBA160A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lin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M']</text:p>
          </table:table-cell>
          <table:table-cell>
            <draw:frame draw:z-index="350" draw:name="Image 351" draw:style-name="gr1" draw:text-style-name="P1" svg:width="1.587cm" svg:height="0.437cm" svg:x="0cm" svg:y="0cm">
              <draw:image xlink:href="Pictures/100000010000003C00000012920C627766EC197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rett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M']</text:p>
          </table:table-cell>
          <table:table-cell>
            <draw:frame draw:z-index="351" draw:name="Image 352" draw:style-name="gr1" draw:text-style-name="P1" svg:width="1.587cm" svg:height="0.437cm" svg:x="0cm" svg:y="0.002cm">
              <draw:image xlink:href="Pictures/100000010000003C00000012D8B9711E83D88A9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kur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American', 'M']</text:p>
          </table:table-cell>
          <table:table-cell>
            <draw:frame draw:z-index="352" draw:name="Image 353" draw:style-name="gr1" draw:text-style-name="P1" svg:width="1.587cm" svg:height="0.437cm" svg:x="0cm" svg:y="0.002cm">
              <draw:image xlink:href="Pictures/100000010000003C00000012974E81353B2455F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V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British', 'M']</text:p>
          </table:table-cell>
          <table:table-cell>
            <draw:frame draw:z-index="353" draw:name="Image 354" draw:style-name="gr1" draw:text-style-name="P1" svg:width="1.587cm" svg:height="0.437cm" svg:x="0cm" svg:y="0.001cm">
              <draw:image xlink:href="Pictures/100000010000003C0000001299394ED2FA88BB1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Roadsters</text:p>
          </table:table-cell>
          <table:table-cell office:value-type="string" calcext:value-type="string">
            <text:p>['British', 'Sports Cars', 'M']</text:p>
          </table:table-cell>
          <table:table-cell>
            <draw:frame draw:z-index="354" draw:name="Image 355" draw:style-name="gr1" draw:text-style-name="P1" svg:width="1.587cm" svg:height="0.437cm" svg:x="0cm" svg:y="0.001cm">
              <draw:image xlink:href="Pictures/100000010000003C000000123BD78B45B22061E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M']</text:p>
          </table:table-cell>
          <table:table-cell>
            <draw:frame draw:z-index="355" draw:name="Image 356" draw:style-name="gr1" draw:text-style-name="P1" svg:width="1.587cm" svg:height="0.437cm" svg:x="0cm" svg:y="0cm">
              <draw:image xlink:href="Pictures/100000010000003C0000001230131C2B98D69B99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har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French', 'P']</text:p>
          </table:table-cell>
          <table:table-cell>
            <draw:frame draw:z-index="356" draw:name="Image 357" draw:style-name="gr1" draw:text-style-name="P1" svg:width="1.587cm" svg:height="0.437cm" svg:x="0cm" svg:y="0cm">
              <draw:image xlink:href="Pictures/100000010000003C000000122B65B020DE18FCC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Commercial Vehicles</text:p>
          </table:table-cell>
          <table:table-cell office:value-type="string" calcext:value-type="string">
            <text:p>['Spanish', 'P']</text:p>
          </table:table-cell>
          <table:table-cell>
            <draw:frame draw:z-index="357" draw:name="Image 358" draw:style-name="gr1" draw:text-style-name="P1" svg:width="1.587cm" svg:height="0.437cm" svg:x="0cm" svg:y="0.002cm">
              <draw:image xlink:href="Pictures/100000010000003C000000127B884FDD66A01651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O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French', 'Sports Cars', 'P']</text:p>
          </table:table-cell>
          <table:table-cell>
            <draw:frame draw:z-index="358" draw:name="Image 359" draw:style-name="gr1" draw:text-style-name="P1" svg:width="1.587cm" svg:height="0.437cm" svg:x="0cm" svg:y="0.001cm">
              <draw:image xlink:href="Pictures/100000010000003C00000012CB8E8C85CDEA3CA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rce-Arrow</text:p>
          </table:table-cell>
          <table:table-cell office:value-type="string" calcext:value-type="string">
            <text:p>Expensive Luxury Cars</text:p>
          </table:table-cell>
          <table:table-cell office:value-type="string" calcext:value-type="string">
            <text:p>['American', 'Luxury', 'P']</text:p>
          </table:table-cell>
          <table:table-cell>
            <draw:frame draw:z-index="359" draw:name="Image 360" draw:style-name="gr1" draw:text-style-name="P1" svg:width="1.587cm" svg:height="0.437cm" svg:x="0cm" svg:y="0.001cm">
              <draw:image xlink:href="Pictures/100000000000003C0000001283E4BA0D55875B2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American', 'P']</text:p>
          </table:table-cell>
          <table:table-cell>
            <draw:frame draw:z-index="360" draw:name="Image 361" draw:style-name="gr1" draw:text-style-name="P1" svg:width="1.587cm" svg:height="0.437cm" svg:x="0cm" svg:y="0.001cm">
              <draw:image xlink:href="Pictures/100000010000003C00000012E175131F84B02EA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Indian', 'P']</text:p>
          </table:table-cell>
          <table:table-cell>
            <draw:frame draw:z-index="361" draw:name="Image 362" draw:style-name="gr1" draw:text-style-name="P1" svg:width="1.587cm" svg:height="0.437cm" svg:x="0cm" svg:y="0cm">
              <draw:image xlink:href="Pictures/100000010000003C000000121A8FA4956E4FE3CF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bler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American', 'R']</text:p>
          </table:table-cell>
          <table:table-cell>
            <draw:frame draw:z-index="362" draw:name="Image 363" draw:style-name="gr1" draw:text-style-name="P1" svg:width="1.587cm" svg:height="0.437cm" svg:x="0cm" svg:y="0cm">
              <draw:image xlink:href="Pictures/100000010000003C00000012351364BCB1A6A2C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Luxury Cars</text:p>
          </table:table-cell>
          <table:table-cell office:value-type="string" calcext:value-type="string">
            <text:p>['British', 'R']</text:p>
          </table:table-cell>
          <table:table-cell>
            <draw:frame draw:z-index="363" draw:name="Image 364" draw:style-name="gr1" draw:text-style-name="P1" svg:width="1.587cm" svg:height="0.437cm" svg:x="0cm" svg:y="0.001cm">
              <draw:image xlink:href="Pictures/100000010000003C00000012016ED59442ADCD3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spee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R']</text:p>
          </table:table-cell>
          <table:table-cell>
            <draw:frame draw:z-index="364" draw:name="Image 365" draw:style-name="gr1" draw:text-style-name="P1" svg:width="1.587cm" svg:height="0.437cm" svg:x="0cm" svg:y="0.001cm">
              <draw:image xlink:href="Pictures/100000010000003C00000012F9C184C04E0FDB1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nart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R']</text:p>
          </table:table-cell>
          <table:table-cell>
            <draw:frame draw:z-index="365" draw:name="Image 366" draw:style-name="gr1" draw:text-style-name="P1" svg:width="1.587cm" svg:height="0.437cm" svg:x="0cm" svg:y="0.001cm">
              <draw:image xlink:href="Pictures/100000010000003C00000012CB7E4253F3FBF4D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p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S']</text:p>
          </table:table-cell>
          <table:table-cell>
            <draw:frame draw:z-index="366" draw:name="Image 367" draw:style-name="gr1" draw:text-style-name="P1" svg:width="1.587cm" svg:height="0.437cm" svg:x="0cm" svg:y="0cm">
              <draw:image xlink:href="Pictures/100000010000003C000000125DFF14D849472694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ca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S']</text:p>
          </table:table-cell>
          <table:table-cell>
            <draw:frame draw:z-index="367" draw:name="Image 368" draw:style-name="gr1" draw:text-style-name="P1" svg:width="1.587cm" svg:height="0.437cm" svg:x="0cm" svg:y="0cm">
              <draw:image xlink:href="Pictures/100000010000003C0000001261B969D7E1C12883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S']</text:p>
          </table:table-cell>
          <table:table-cell>
            <draw:frame draw:z-index="368" draw:name="Image 369" draw:style-name="gr1" draw:text-style-name="P1" svg:width="1.587cm" svg:height="0.437cm" svg:x="0cm" svg:y="0cm">
              <draw:image xlink:href="Pictures/100000010000003C0000001278BE6F3954D3F3E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east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Chinese', 'S']</text:p>
          </table:table-cell>
          <table:table-cell>
            <draw:frame draw:z-index="369" draw:name="Image 370" draw:style-name="gr1" draw:text-style-name="P1" svg:width="1.587cm" svg:height="0.437cm" svg:x="0cm" svg:y="0.001cm">
              <draw:image xlink:href="Pictures/100000010000003C0000001289097B7DA594BB77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bo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T']</text:p>
          </table:table-cell>
          <table:table-cell>
            <draw:frame draw:z-index="370" draw:name="Image 371" draw:style-name="gr1" draw:text-style-name="P1" svg:width="1.587cm" svg:height="0.437cm" svg:x="0cm" svg:y="0.001cm">
              <draw:image xlink:href="Pictures/100000010000003C00000012FD00C7A0FA6237D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umph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['British', 'T']</text:p>
          </table:table-cell>
          <table:table-cell>
            <draw:frame draw:z-index="371" draw:name="Image 372" draw:style-name="gr1" draw:text-style-name="P1" svg:width="1.587cm" svg:height="0.436cm" svg:x="0cm" svg:y="0.001cm">
              <draw:image xlink:href="Pictures/100000010000003C0000001285AEC051FF4F1D3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</text:p>
          </table:table-cell>
          <table:table-cell office:value-type="string" calcext:value-type="string">
            <text:p>Sports Cars</text:p>
          </table:table-cell>
          <table:table-cell office:value-type="string" calcext:value-type="string">
            <text:p>['British', 'Sports Cars', 'S']</text:p>
          </table:table-cell>
          <table:table-cell>
            <draw:frame draw:z-index="372" draw:name="Image 373" draw:style-name="gr1" draw:text-style-name="P1" svg:width="1.587cm" svg:height="0.437cm" svg:x="0cm" svg:y="0cm">
              <draw:image xlink:href="Pictures/100000010000003C0000001203C378049992B65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denbrink</text:p>
          </table:table-cell>
          <table:table-cell office:value-type="string" calcext:value-type="string">
            <text:p>Automotive, Design</text:p>
          </table:table-cell>
          <table:table-cell office:value-type="string" calcext:value-type="string">
            <text:p>['V']</text:p>
          </table:table-cell>
          <table:table-cell>
            <draw:frame draw:z-index="373" draw:name="Image 374" draw:style-name="gr1" draw:text-style-name="P1" svg:width="1.587cm" svg:height="0.437cm" svg:x="0cm" svg:y="0cm">
              <draw:image xlink:href="Pictures/100000010000003C000000129760FA67171F4D2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uri</text:p>
          </table:table-cell>
          <table:table-cell office:value-type="string" calcext:value-type="string">
            <text:p>Luxury Electric Vehicles</text:p>
          </table:table-cell>
          <table:table-cell office:value-type="string" calcext:value-type="string">
            <text:p>['Italian', 'V']</text:p>
          </table:table-cell>
          <table:table-cell>
            <draw:frame draw:z-index="374" draw:name="Image 375" draw:style-name="gr1" draw:text-style-name="P1" svg:width="1.587cm" svg:height="0.437cm" svg:x="0cm" svg:y="-0.001cm">
              <draw:image xlink:href="Pictures/100000010000003C0000001295254C6716F7984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er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German', 'W']</text:p>
          </table:table-cell>
          <table:table-cell>
            <draw:frame draw:z-index="375" draw:name="Image 376" draw:style-name="gr1" draw:text-style-name="P1" svg:width="1.587cm" svg:height="0.437cm" svg:x="0cm" svg:y="0.001cm">
              <draw:image xlink:href="Pictures/100000010000003C0000001223F20F15626B982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tburg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['German', 'W']</text:p>
          </table:table-cell>
          <table:table-cell>
            <draw:frame draw:z-index="376" draw:name="Image 377" draw:style-name="gr1" draw:text-style-name="P1" svg:width="1.587cm" svg:height="0.437cm" svg:x="0cm" svg:y="0.001cm">
              <draw:image xlink:href="Pictures/100000010000003C0000001277FE766C56AD4178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ys-Overland</text:p>
          </table:table-cell>
          <table:table-cell office:value-type="string" calcext:value-type="string">
            <text:p>Military Jeeps, Sport Utility</text:p>
          </table:table-cell>
          <table:table-cell office:value-type="string" calcext:value-type="string">
            <text:p>['American', 'W']</text:p>
          </table:table-cell>
          <table:table-cell>
            <draw:frame draw:z-index="377" draw:name="Image 378" draw:style-name="gr1" draw:text-style-name="P1" svg:width="1.587cm" svg:height="0.437cm" svg:x="0cm" svg:y="0cm">
              <draw:image xlink:href="Pictures/100000010000003C000000127E6AECB0199AF215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stava</text:p>
          </table:table-cell>
          <table:table-cell office:value-type="string" calcext:value-type="string">
            <text:p>Cars, Trucks</text:p>
          </table:table-cell>
          <table:table-cell office:value-type="string" calcext:value-type="string">
            <text:p>['Z']</text:p>
          </table:table-cell>
          <table:table-cell>
            <draw:frame draw:z-index="378" draw:name="Image 379" draw:style-name="gr1" draw:text-style-name="P1" svg:width="1.587cm" svg:height="0.437cm" svg:x="0cm" svg:y="0cm">
              <draw:image xlink:href="Pictures/100000010000003C00000012B6503148E99A11DB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Z</text:p>
          </table:table-cell>
          <table:table-cell office:value-type="string" calcext:value-type="string">
            <text:p>Economy Cars</text:p>
          </table:table-cell>
          <table:table-cell office:value-type="string" calcext:value-type="string">
            <text:p>['Z']</text:p>
          </table:table-cell>
          <table:table-cell>
            <draw:frame draw:z-index="379" draw:name="Image 380" draw:style-name="gr1" draw:text-style-name="P1" svg:width="1.587cm" svg:height="0.437cm" svg:x="0cm" svg:y="0cm">
              <draw:image xlink:href="Pictures/100000010000003C00000012F717B532717A894D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tye</text:p>
          </table:table-cell>
          <table:table-cell office:value-type="string" calcext:value-type="string">
            <text:p>Compact Cars</text:p>
          </table:table-cell>
          <table:table-cell office:value-type="string" calcext:value-type="string">
            <text:p>['Chinese', 'Z']</text:p>
          </table:table-cell>
          <table:table-cell>
            <draw:frame draw:z-index="380" draw:name="Image 381" draw:style-name="gr1" draw:text-style-name="P1" svg:width="1.587cm" svg:height="0.437cm" svg:x="0cm" svg:y="-0.001cm">
              <draw:image xlink:href="Pictures/100000010000003C00000012763D5C2AF2249E96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['Chinese', 'H']</text:p>
          </table:table-cell>
          <table:table-cell>
            <draw:frame draw:z-index="381" draw:name="Image 382" draw:style-name="gr1" draw:text-style-name="P1" svg:width="1.587cm" svg:height="0.437cm" svg:x="0cm" svg:y="0.001cm">
              <draw:image xlink:href="Pictures/100000010000003C000000129B5C6C8AF9D9B642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z</text:p>
          </table:table-cell>
          <table:table-cell office:value-type="string" calcext:value-type="string">
            <text:p>Electric Cars</text:p>
          </table:table-cell>
          <table:table-cell office:value-type="string" calcext:value-type="string">
            <text:p>['Chinese', 'R']</text:p>
          </table:table-cell>
          <table:table-cell>
            <draw:frame draw:z-index="382" draw:name="Image 383" draw:style-name="gr1" draw:text-style-name="P1" svg:width="1.587cm" svg:height="0.437cm" svg:x="0cm" svg:y="0cm">
              <draw:image xlink:href="Pictures/100000010000003C00000012247CFC98719AD19E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number-columns-repeated="1019"/>
        </table:table-row>
        <table:table-row table:style-name="ro1" table:number-rows-repeated="10481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2" style:volatile="true">
      <number:text> </number:text>
      <number:fill-character> </number:fill-character>
      <number:text>-р.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9:38:41.5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3-10-25T19:47:17</meta:creation-date>
    <dc:date>2023-10-26T19:39:50.690000000</dc:date>
    <meta:generator>LibreOffice/7.3.0.3$Windows_X86_64 LibreOffice_project/0f246aa12d0eee4a0f7adcefbf7c878fc2238db3</meta:generator>
    <meta:editing-duration>PT1H3M8S</meta:editing-duration>
    <meta:editing-cycles>8</meta:editing-cycles>
    <meta:document-statistic meta:table-count="1" meta:cell-count="1149" meta:object-count="383"/>
    <meta:user-defined meta:name="AppVersion">3.1</meta:user-defined>
  </office:meta>
</office:document-meta>
</file>